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ansSerif" svg:font-family="SansSerif" style:font-family-generic="swiss" style:font-pitch="variable" style:font-charset="x-symbol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85pt"/>
    </style:style>
    <style:style style:name="co2" style:family="table-column">
      <style:table-column-properties fo:break-before="auto" style:column-width="22.76pt"/>
    </style:style>
    <style:style style:name="co3" style:family="table-column">
      <style:table-column-properties fo:break-before="auto" style:column-width="67.15pt"/>
    </style:style>
    <style:style style:name="co4" style:family="table-column">
      <style:table-column-properties fo:break-before="auto" style:column-width="12.76pt"/>
    </style:style>
    <style:style style:name="ro1" style:family="table-row">
      <style:table-row-properties style:row-height="26.8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0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vertical-align="middle"/>
      <style:text-properties style:font-name="SansSerif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 style:data-style-name="N107">
      <style:table-cell-properties style:text-align-source="fix" style:repeat-content="false" fo:border="0.06pt solid #000000" style:vertical-align="top"/>
      <style:paragraph-properties fo:text-align="center" fo:margin-left="0pt"/>
      <style:map style:condition="cell-content()=&quot;Sa&quot;" style:apply-style-name="Unbenannt1" style:base-cell-address="Tabelle1.C3"/>
      <style:map style:condition="cell-content()=&quot;So&quot;" style:apply-style-name="Unbenannt1" style:base-cell-address="Tabelle1.C3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 fo:margin-left="0pt"/>
      <style:map style:condition="cell-content()=&quot;Sa&quot;" style:apply-style-name="Unbenannt1" style:base-cell-address="Tabelle1.C3"/>
      <style:map style:condition="cell-content()=&quot;So&quot;" style:apply-style-name="Unbenannt1" style:base-cell-address="Tabelle1.C3"/>
    </style:style>
    <style:style style:name="ce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  <style:map style:condition="cell-content()=&quot;Sa&quot;" style:apply-style-name="Unbenannt1" style:base-cell-address="Tabelle1.C3"/>
      <style:map style:condition="cell-content()=&quot;So&quot;" style:apply-style-name="Unbenannt1" style:base-cell-address="Tabelle1.C3"/>
    </style:style>
    <style:style style:name="ce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top"/>
      <style:paragraph-properties fo:text-align="center" fo:margin-left="0pt"/>
      <style:map style:condition="cell-content()=&quot;Sa&quot;" style:apply-style-name="Unbenannt1" style:base-cell-address="Tabelle1.C3"/>
      <style:map style:condition="cell-content()=&quot;So&quot;" style:apply-style-name="Unbenannt1" style:base-cell-address="Tabelle1.C3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top"/>
      <style:paragraph-properties fo:text-align="center" fo:margin-left="0pt"/>
      <style:map style:condition="cell-content()=&quot;Sa&quot;" style:apply-style-name="Unbenannt1" style:base-cell-address="Tabelle1.C3"/>
      <style:map style:condition="cell-content()=&quot;So&quot;" style:apply-style-name="Unbenannt1" style:base-cell-address="Tabelle1.C3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top"/>
      <style:paragraph-properties fo:text-align="center" fo:margin-left="0pt"/>
      <style:map style:condition="cell-content()=&quot;Sa&quot;" style:apply-style-name="Unbenannt1" style:base-cell-address="Tabelle1.C3"/>
      <style:map style:condition="cell-content()=&quot;So&quot;" style:apply-style-name="Unbenannt1" style:base-cell-address="Tabelle1.C3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32" table:default-cell-style-name="Default"/>
        <table:table-column table:style-name="co3" table:number-columns-repeated="7" table:default-cell-style-name="ce1"/>
        <table:table-column table:style-name="co3" table:number-columns-repeated="58" table:default-cell-style-name="Default"/>
        <table:table-column table:style-name="co4" table:number-columns-repeated="926" table:default-cell-style-name="Default"/>
        <table:table-row table:style-name="ro1">
          <table:table-cell/>
          <table:table-cell table:style-name="ce2" office:value-type="string" calcext:value-type="string">
            <text:p>2023 Kalender</text:p>
          </table:table-cell>
          <table:table-cell table:style-name="ce1" table:number-columns-repeated="31"/>
          <table:table-cell table:number-columns-repeated="7"/>
          <table:table-cell table:style-name="ce1" table:number-columns-repeated="984"/>
        </table:table-row>
        <table:table-row table:style-name="ro2">
          <table:table-cell/>
          <table:table-cell table:style-name="ce3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991"/>
        </table:table-row>
        <table:table-row table:style-name="ro3">
          <table:table-cell/>
          <table:table-cell table:style-name="ce4" office:value-type="string" calcext:value-type="string">
            <text:p>Jan</text:p>
          </table:table-cell>
          <table:table-cell table:style-name="ce5" office:value-type="string" calcext:value-type="string">
            <text:p>So</text:p>
          </table:table-cell>
          <table:table-cell table:style-name="ce7" table:formula="of:=IF([.C3]=&quot;Mo&quot;;&quot;Di&quot;;IF([.C3]=&quot;Di&quot;;&quot;Mi&quot;;IF([.C3]=&quot;Mi&quot;;&quot;Do&quot;;IF([.C3]=&quot;Do&quot;;&quot;Fr&quot;;IF([.C3]=&quot;Fr&quot;;&quot;Sa&quot;;IF([.C3]=&quot;Sa&quot;;&quot;So&quot;;IF([.C3]=&quot;So&quot;;&quot;Mo&quot;;&quot;FEHLER&quot;)))))))" office:value-type="string" office:string-value="Mo" calcext:value-type="string">
            <text:p>Mo</text:p>
          </table:table-cell>
          <table:table-cell table:style-name="ce6" table:formula="of:=IF([.D3]=&quot;Mo&quot;;&quot;Di&quot;;IF([.D3]=&quot;Di&quot;;&quot;Mi&quot;;IF([.D3]=&quot;Mi&quot;;&quot;Do&quot;;IF([.D3]=&quot;Do&quot;;&quot;Fr&quot;;IF([.D3]=&quot;Fr&quot;;&quot;Sa&quot;;IF([.D3]=&quot;Sa&quot;;&quot;So&quot;;IF([.D3]=&quot;So&quot;;&quot;Mo&quot;;&quot;FEHLER&quot;)))))))" office:value-type="string" office:string-value="Di" calcext:value-type="string">
            <text:p>Di</text:p>
          </table:table-cell>
          <table:table-cell table:style-name="ce6" table:formula="of:=IF([.E3]=&quot;Mo&quot;;&quot;Di&quot;;IF([.E3]=&quot;Di&quot;;&quot;Mi&quot;;IF([.E3]=&quot;Mi&quot;;&quot;Do&quot;;IF([.E3]=&quot;Do&quot;;&quot;Fr&quot;;IF([.E3]=&quot;Fr&quot;;&quot;Sa&quot;;IF([.E3]=&quot;Sa&quot;;&quot;So&quot;;IF([.E3]=&quot;So&quot;;&quot;Mo&quot;;&quot;FEHLER&quot;)))))))" office:value-type="string" office:string-value="Mi" calcext:value-type="string">
            <text:p>Mi</text:p>
          </table:table-cell>
          <table:table-cell table:style-name="ce6" table:formula="of:=IF([.F3]=&quot;Mo&quot;;&quot;Di&quot;;IF([.F3]=&quot;Di&quot;;&quot;Mi&quot;;IF([.F3]=&quot;Mi&quot;;&quot;Do&quot;;IF([.F3]=&quot;Do&quot;;&quot;Fr&quot;;IF([.F3]=&quot;Fr&quot;;&quot;Sa&quot;;IF([.F3]=&quot;Sa&quot;;&quot;So&quot;;IF([.F3]=&quot;So&quot;;&quot;Mo&quot;;&quot;FEHLER&quot;)))))))" office:value-type="string" office:string-value="Do" calcext:value-type="string">
            <text:p>Do</text:p>
          </table:table-cell>
          <table:table-cell table:style-name="ce6" table:formula="of:=IF([.G3]=&quot;Mo&quot;;&quot;Di&quot;;IF([.G3]=&quot;Di&quot;;&quot;Mi&quot;;IF([.G3]=&quot;Mi&quot;;&quot;Do&quot;;IF([.G3]=&quot;Do&quot;;&quot;Fr&quot;;IF([.G3]=&quot;Fr&quot;;&quot;Sa&quot;;IF([.G3]=&quot;Sa&quot;;&quot;So&quot;;IF([.G3]=&quot;So&quot;;&quot;Mo&quot;;&quot;FEHLER&quot;)))))))" office:value-type="string" office:string-value="Fr" calcext:value-type="string">
            <text:p>Fr</text:p>
          </table:table-cell>
          <table:table-cell table:style-name="ce6" table:formula="of:=IF([.H3]=&quot;Mo&quot;;&quot;Di&quot;;IF([.H3]=&quot;Di&quot;;&quot;Mi&quot;;IF([.H3]=&quot;Mi&quot;;&quot;Do&quot;;IF([.H3]=&quot;Do&quot;;&quot;Fr&quot;;IF([.H3]=&quot;Fr&quot;;&quot;Sa&quot;;IF([.H3]=&quot;Sa&quot;;&quot;So&quot;;IF([.H3]=&quot;So&quot;;&quot;Mo&quot;;&quot;FEHLER&quot;)))))))" office:value-type="string" office:string-value="Sa" calcext:value-type="string">
            <text:p>Sa</text:p>
          </table:table-cell>
          <table:table-cell table:style-name="ce6" table:formula="of:=IF([.I3]=&quot;Mo&quot;;&quot;Di&quot;;IF([.I3]=&quot;Di&quot;;&quot;Mi&quot;;IF([.I3]=&quot;Mi&quot;;&quot;Do&quot;;IF([.I3]=&quot;Do&quot;;&quot;Fr&quot;;IF([.I3]=&quot;Fr&quot;;&quot;Sa&quot;;IF([.I3]=&quot;Sa&quot;;&quot;So&quot;;IF([.I3]=&quot;So&quot;;&quot;Mo&quot;;&quot;FEHLER&quot;)))))))" office:value-type="string" office:string-value="So" calcext:value-type="string">
            <text:p>So</text:p>
          </table:table-cell>
          <table:table-cell table:style-name="ce6" table:formula="of:=IF([.J3]=&quot;Mo&quot;;&quot;Di&quot;;IF([.J3]=&quot;Di&quot;;&quot;Mi&quot;;IF([.J3]=&quot;Mi&quot;;&quot;Do&quot;;IF([.J3]=&quot;Do&quot;;&quot;Fr&quot;;IF([.J3]=&quot;Fr&quot;;&quot;Sa&quot;;IF([.J3]=&quot;Sa&quot;;&quot;So&quot;;IF([.J3]=&quot;So&quot;;&quot;Mo&quot;;&quot;FEHLER&quot;)))))))" office:value-type="string" office:string-value="Mo" calcext:value-type="string">
            <text:p>Mo</text:p>
          </table:table-cell>
          <table:table-cell table:style-name="ce6" table:formula="of:=IF([.K3]=&quot;Mo&quot;;&quot;Di&quot;;IF([.K3]=&quot;Di&quot;;&quot;Mi&quot;;IF([.K3]=&quot;Mi&quot;;&quot;Do&quot;;IF([.K3]=&quot;Do&quot;;&quot;Fr&quot;;IF([.K3]=&quot;Fr&quot;;&quot;Sa&quot;;IF([.K3]=&quot;Sa&quot;;&quot;So&quot;;IF([.K3]=&quot;So&quot;;&quot;Mo&quot;;&quot;FEHLER&quot;)))))))" office:value-type="string" office:string-value="Di" calcext:value-type="string">
            <text:p>Di</text:p>
          </table:table-cell>
          <table:table-cell table:style-name="ce6" table:formula="of:=IF([.L3]=&quot;Mo&quot;;&quot;Di&quot;;IF([.L3]=&quot;Di&quot;;&quot;Mi&quot;;IF([.L3]=&quot;Mi&quot;;&quot;Do&quot;;IF([.L3]=&quot;Do&quot;;&quot;Fr&quot;;IF([.L3]=&quot;Fr&quot;;&quot;Sa&quot;;IF([.L3]=&quot;Sa&quot;;&quot;So&quot;;IF([.L3]=&quot;So&quot;;&quot;Mo&quot;;&quot;FEHLER&quot;)))))))" office:value-type="string" office:string-value="Mi" calcext:value-type="string">
            <text:p>Mi</text:p>
          </table:table-cell>
          <table:table-cell table:style-name="ce6" table:formula="of:=IF([.M3]=&quot;Mo&quot;;&quot;Di&quot;;IF([.M3]=&quot;Di&quot;;&quot;Mi&quot;;IF([.M3]=&quot;Mi&quot;;&quot;Do&quot;;IF([.M3]=&quot;Do&quot;;&quot;Fr&quot;;IF([.M3]=&quot;Fr&quot;;&quot;Sa&quot;;IF([.M3]=&quot;Sa&quot;;&quot;So&quot;;IF([.M3]=&quot;So&quot;;&quot;Mo&quot;;&quot;FEHLER&quot;)))))))" office:value-type="string" office:string-value="Do" calcext:value-type="string">
            <text:p>Do</text:p>
          </table:table-cell>
          <table:table-cell table:style-name="ce6" table:formula="of:=IF([.N3]=&quot;Mo&quot;;&quot;Di&quot;;IF([.N3]=&quot;Di&quot;;&quot;Mi&quot;;IF([.N3]=&quot;Mi&quot;;&quot;Do&quot;;IF([.N3]=&quot;Do&quot;;&quot;Fr&quot;;IF([.N3]=&quot;Fr&quot;;&quot;Sa&quot;;IF([.N3]=&quot;Sa&quot;;&quot;So&quot;;IF([.N3]=&quot;So&quot;;&quot;Mo&quot;;&quot;FEHLER&quot;)))))))" office:value-type="string" office:string-value="Fr" calcext:value-type="string">
            <text:p>Fr</text:p>
          </table:table-cell>
          <table:table-cell table:style-name="ce6" table:formula="of:=IF([.O3]=&quot;Mo&quot;;&quot;Di&quot;;IF([.O3]=&quot;Di&quot;;&quot;Mi&quot;;IF([.O3]=&quot;Mi&quot;;&quot;Do&quot;;IF([.O3]=&quot;Do&quot;;&quot;Fr&quot;;IF([.O3]=&quot;Fr&quot;;&quot;Sa&quot;;IF([.O3]=&quot;Sa&quot;;&quot;So&quot;;IF([.O3]=&quot;So&quot;;&quot;Mo&quot;;&quot;FEHLER&quot;)))))))" office:value-type="string" office:string-value="Sa" calcext:value-type="string">
            <text:p>Sa</text:p>
          </table:table-cell>
          <table:table-cell table:style-name="ce6" table:formula="of:=IF([.P3]=&quot;Mo&quot;;&quot;Di&quot;;IF([.P3]=&quot;Di&quot;;&quot;Mi&quot;;IF([.P3]=&quot;Mi&quot;;&quot;Do&quot;;IF([.P3]=&quot;Do&quot;;&quot;Fr&quot;;IF([.P3]=&quot;Fr&quot;;&quot;Sa&quot;;IF([.P3]=&quot;Sa&quot;;&quot;So&quot;;IF([.P3]=&quot;So&quot;;&quot;Mo&quot;;&quot;FEHLER&quot;)))))))" office:value-type="string" office:string-value="So" calcext:value-type="string">
            <text:p>So</text:p>
          </table:table-cell>
          <table:table-cell table:style-name="ce6" table:formula="of:=IF([.Q3]=&quot;Mo&quot;;&quot;Di&quot;;IF([.Q3]=&quot;Di&quot;;&quot;Mi&quot;;IF([.Q3]=&quot;Mi&quot;;&quot;Do&quot;;IF([.Q3]=&quot;Do&quot;;&quot;Fr&quot;;IF([.Q3]=&quot;Fr&quot;;&quot;Sa&quot;;IF([.Q3]=&quot;Sa&quot;;&quot;So&quot;;IF([.Q3]=&quot;So&quot;;&quot;Mo&quot;;&quot;FEHLER&quot;)))))))" office:value-type="string" office:string-value="Mo" calcext:value-type="string">
            <text:p>Mo</text:p>
          </table:table-cell>
          <table:table-cell table:style-name="ce6" table:formula="of:=IF([.R3]=&quot;Mo&quot;;&quot;Di&quot;;IF([.R3]=&quot;Di&quot;;&quot;Mi&quot;;IF([.R3]=&quot;Mi&quot;;&quot;Do&quot;;IF([.R3]=&quot;Do&quot;;&quot;Fr&quot;;IF([.R3]=&quot;Fr&quot;;&quot;Sa&quot;;IF([.R3]=&quot;Sa&quot;;&quot;So&quot;;IF([.R3]=&quot;So&quot;;&quot;Mo&quot;;&quot;FEHLER&quot;)))))))" office:value-type="string" office:string-value="Di" calcext:value-type="string">
            <text:p>Di</text:p>
          </table:table-cell>
          <table:table-cell table:style-name="ce6" table:formula="of:=IF([.S3]=&quot;Mo&quot;;&quot;Di&quot;;IF([.S3]=&quot;Di&quot;;&quot;Mi&quot;;IF([.S3]=&quot;Mi&quot;;&quot;Do&quot;;IF([.S3]=&quot;Do&quot;;&quot;Fr&quot;;IF([.S3]=&quot;Fr&quot;;&quot;Sa&quot;;IF([.S3]=&quot;Sa&quot;;&quot;So&quot;;IF([.S3]=&quot;So&quot;;&quot;Mo&quot;;&quot;FEHLER&quot;)))))))" office:value-type="string" office:string-value="Mi" calcext:value-type="string">
            <text:p>Mi</text:p>
          </table:table-cell>
          <table:table-cell table:style-name="ce6" table:formula="of:=IF([.T3]=&quot;Mo&quot;;&quot;Di&quot;;IF([.T3]=&quot;Di&quot;;&quot;Mi&quot;;IF([.T3]=&quot;Mi&quot;;&quot;Do&quot;;IF([.T3]=&quot;Do&quot;;&quot;Fr&quot;;IF([.T3]=&quot;Fr&quot;;&quot;Sa&quot;;IF([.T3]=&quot;Sa&quot;;&quot;So&quot;;IF([.T3]=&quot;So&quot;;&quot;Mo&quot;;&quot;FEHLER&quot;)))))))" office:value-type="string" office:string-value="Do" calcext:value-type="string">
            <text:p>Do</text:p>
          </table:table-cell>
          <table:table-cell table:style-name="ce6" table:formula="of:=IF([.U3]=&quot;Mo&quot;;&quot;Di&quot;;IF([.U3]=&quot;Di&quot;;&quot;Mi&quot;;IF([.U3]=&quot;Mi&quot;;&quot;Do&quot;;IF([.U3]=&quot;Do&quot;;&quot;Fr&quot;;IF([.U3]=&quot;Fr&quot;;&quot;Sa&quot;;IF([.U3]=&quot;Sa&quot;;&quot;So&quot;;IF([.U3]=&quot;So&quot;;&quot;Mo&quot;;&quot;FEHLER&quot;)))))))" office:value-type="string" office:string-value="Fr" calcext:value-type="string">
            <text:p>Fr</text:p>
          </table:table-cell>
          <table:table-cell table:style-name="ce6" table:formula="of:=IF([.V3]=&quot;Mo&quot;;&quot;Di&quot;;IF([.V3]=&quot;Di&quot;;&quot;Mi&quot;;IF([.V3]=&quot;Mi&quot;;&quot;Do&quot;;IF([.V3]=&quot;Do&quot;;&quot;Fr&quot;;IF([.V3]=&quot;Fr&quot;;&quot;Sa&quot;;IF([.V3]=&quot;Sa&quot;;&quot;So&quot;;IF([.V3]=&quot;So&quot;;&quot;Mo&quot;;&quot;FEHLER&quot;)))))))" office:value-type="string" office:string-value="Sa" calcext:value-type="string">
            <text:p>Sa</text:p>
          </table:table-cell>
          <table:table-cell table:style-name="ce6" table:formula="of:=IF([.W3]=&quot;Mo&quot;;&quot;Di&quot;;IF([.W3]=&quot;Di&quot;;&quot;Mi&quot;;IF([.W3]=&quot;Mi&quot;;&quot;Do&quot;;IF([.W3]=&quot;Do&quot;;&quot;Fr&quot;;IF([.W3]=&quot;Fr&quot;;&quot;Sa&quot;;IF([.W3]=&quot;Sa&quot;;&quot;So&quot;;IF([.W3]=&quot;So&quot;;&quot;Mo&quot;;&quot;FEHLER&quot;)))))))" office:value-type="string" office:string-value="So" calcext:value-type="string">
            <text:p>So</text:p>
          </table:table-cell>
          <table:table-cell table:style-name="ce6" table:formula="of:=IF([.X3]=&quot;Mo&quot;;&quot;Di&quot;;IF([.X3]=&quot;Di&quot;;&quot;Mi&quot;;IF([.X3]=&quot;Mi&quot;;&quot;Do&quot;;IF([.X3]=&quot;Do&quot;;&quot;Fr&quot;;IF([.X3]=&quot;Fr&quot;;&quot;Sa&quot;;IF([.X3]=&quot;Sa&quot;;&quot;So&quot;;IF([.X3]=&quot;So&quot;;&quot;Mo&quot;;&quot;FEHLER&quot;)))))))" office:value-type="string" office:string-value="Mo" calcext:value-type="string">
            <text:p>Mo</text:p>
          </table:table-cell>
          <table:table-cell table:style-name="ce6" table:formula="of:=IF([.Y3]=&quot;Mo&quot;;&quot;Di&quot;;IF([.Y3]=&quot;Di&quot;;&quot;Mi&quot;;IF([.Y3]=&quot;Mi&quot;;&quot;Do&quot;;IF([.Y3]=&quot;Do&quot;;&quot;Fr&quot;;IF([.Y3]=&quot;Fr&quot;;&quot;Sa&quot;;IF([.Y3]=&quot;Sa&quot;;&quot;So&quot;;IF([.Y3]=&quot;So&quot;;&quot;Mo&quot;;&quot;FEHLER&quot;)))))))" office:value-type="string" office:string-value="Di" calcext:value-type="string">
            <text:p>Di</text:p>
          </table:table-cell>
          <table:table-cell table:style-name="ce6" table:formula="of:=IF([.Z3]=&quot;Mo&quot;;&quot;Di&quot;;IF([.Z3]=&quot;Di&quot;;&quot;Mi&quot;;IF([.Z3]=&quot;Mi&quot;;&quot;Do&quot;;IF([.Z3]=&quot;Do&quot;;&quot;Fr&quot;;IF([.Z3]=&quot;Fr&quot;;&quot;Sa&quot;;IF([.Z3]=&quot;Sa&quot;;&quot;So&quot;;IF([.Z3]=&quot;So&quot;;&quot;Mo&quot;;&quot;FEHLER&quot;)))))))" office:value-type="string" office:string-value="Mi" calcext:value-type="string">
            <text:p>Mi</text:p>
          </table:table-cell>
          <table:table-cell table:style-name="ce6" table:formula="of:=IF([.AA3]=&quot;Mo&quot;;&quot;Di&quot;;IF([.AA3]=&quot;Di&quot;;&quot;Mi&quot;;IF([.AA3]=&quot;Mi&quot;;&quot;Do&quot;;IF([.AA3]=&quot;Do&quot;;&quot;Fr&quot;;IF([.AA3]=&quot;Fr&quot;;&quot;Sa&quot;;IF([.AA3]=&quot;Sa&quot;;&quot;So&quot;;IF([.AA3]=&quot;So&quot;;&quot;Mo&quot;;&quot;FEHLER&quot;)))))))" office:value-type="string" office:string-value="Do" calcext:value-type="string">
            <text:p>Do</text:p>
          </table:table-cell>
          <table:table-cell table:style-name="ce6" table:formula="of:=IF([.AB3]=&quot;Mo&quot;;&quot;Di&quot;;IF([.AB3]=&quot;Di&quot;;&quot;Mi&quot;;IF([.AB3]=&quot;Mi&quot;;&quot;Do&quot;;IF([.AB3]=&quot;Do&quot;;&quot;Fr&quot;;IF([.AB3]=&quot;Fr&quot;;&quot;Sa&quot;;IF([.AB3]=&quot;Sa&quot;;&quot;So&quot;;IF([.AB3]=&quot;So&quot;;&quot;Mo&quot;;&quot;FEHLER&quot;)))))))" office:value-type="string" office:string-value="Fr" calcext:value-type="string">
            <text:p>Fr</text:p>
          </table:table-cell>
          <table:table-cell table:style-name="ce6" table:formula="of:=IF([.AC3]=&quot;Mo&quot;;&quot;Di&quot;;IF([.AC3]=&quot;Di&quot;;&quot;Mi&quot;;IF([.AC3]=&quot;Mi&quot;;&quot;Do&quot;;IF([.AC3]=&quot;Do&quot;;&quot;Fr&quot;;IF([.AC3]=&quot;Fr&quot;;&quot;Sa&quot;;IF([.AC3]=&quot;Sa&quot;;&quot;So&quot;;IF([.AC3]=&quot;So&quot;;&quot;Mo&quot;;&quot;FEHLER&quot;)))))))" office:value-type="string" office:string-value="Sa" calcext:value-type="string">
            <text:p>Sa</text:p>
          </table:table-cell>
          <table:table-cell table:style-name="ce6" table:formula="of:=IF([.AD3]=&quot;Mo&quot;;&quot;Di&quot;;IF([.AD3]=&quot;Di&quot;;&quot;Mi&quot;;IF([.AD3]=&quot;Mi&quot;;&quot;Do&quot;;IF([.AD3]=&quot;Do&quot;;&quot;Fr&quot;;IF([.AD3]=&quot;Fr&quot;;&quot;Sa&quot;;IF([.AD3]=&quot;Sa&quot;;&quot;So&quot;;IF([.AD3]=&quot;So&quot;;&quot;Mo&quot;;&quot;FEHLER&quot;)))))))" office:value-type="string" office:string-value="So" calcext:value-type="string">
            <text:p>So</text:p>
          </table:table-cell>
          <table:table-cell table:style-name="ce6" table:formula="of:=IF([.AE3]=&quot;Mo&quot;;&quot;Di&quot;;IF([.AE3]=&quot;Di&quot;;&quot;Mi&quot;;IF([.AE3]=&quot;Mi&quot;;&quot;Do&quot;;IF([.AE3]=&quot;Do&quot;;&quot;Fr&quot;;IF([.AE3]=&quot;Fr&quot;;&quot;Sa&quot;;IF([.AE3]=&quot;Sa&quot;;&quot;So&quot;;IF([.AE3]=&quot;So&quot;;&quot;Mo&quot;;&quot;FEHLER&quot;)))))))" office:value-type="string" office:string-value="Mo" calcext:value-type="string">
            <text:p>Mo</text:p>
          </table:table-cell>
          <table:table-cell table:style-name="ce6" table:formula="of:=IF([.AF3]=&quot;Mo&quot;;&quot;Di&quot;;IF([.AF3]=&quot;Di&quot;;&quot;Mi&quot;;IF([.AF3]=&quot;Mi&quot;;&quot;Do&quot;;IF([.AF3]=&quot;Do&quot;;&quot;Fr&quot;;IF([.AF3]=&quot;Fr&quot;;&quot;Sa&quot;;IF([.AF3]=&quot;Sa&quot;;&quot;So&quot;;IF([.AF3]=&quot;So&quot;;&quot;Mo&quot;;&quot;FEHLER&quot;)))))))" office:value-type="string" office:string-value="Di" calcext:value-type="string">
            <text:p>Di</text:p>
          </table:table-cell>
          <table:table-cell table:number-columns-repeated="991"/>
        </table:table-row>
        <table:table-row table:style-name="ro3">
          <table:table-cell/>
          <table:table-cell table:style-name="ce4" office:value-type="string" calcext:value-type="string">
            <text:p>Feb</text:p>
          </table:table-cell>
          <table:table-cell table:style-name="ce6" table:formula="of:=IF([.AG3]=&quot;Mo&quot;;&quot;Di&quot;;IF([.AG3]=&quot;Di&quot;;&quot;Mi&quot;;IF([.AG3]=&quot;Mi&quot;;&quot;Do&quot;;IF([.AG3]=&quot;Do&quot;;&quot;Fr&quot;;IF([.AG3]=&quot;Fr&quot;;&quot;Sa&quot;;IF([.AG3]=&quot;Sa&quot;;&quot;So&quot;;IF([.AG3]=&quot;So&quot;;&quot;Mo&quot;;&quot;FEHLER&quot;)))))))" office:value-type="string" office:string-value="Mi" calcext:value-type="string">
            <text:p>Mi</text:p>
          </table:table-cell>
          <table:table-cell table:style-name="ce7" table:formula="of:=IF([.C4]=&quot;Mo&quot;;&quot;Di&quot;;IF([.C4]=&quot;Di&quot;;&quot;Mi&quot;;IF([.C4]=&quot;Mi&quot;;&quot;Do&quot;;IF([.C4]=&quot;Do&quot;;&quot;Fr&quot;;IF([.C4]=&quot;Fr&quot;;&quot;Sa&quot;;IF([.C4]=&quot;Sa&quot;;&quot;So&quot;;IF([.C4]=&quot;So&quot;;&quot;Mo&quot;;&quot;FEHLER&quot;)))))))" office:value-type="string" office:string-value="Do" calcext:value-type="string">
            <text:p>Do</text:p>
          </table:table-cell>
          <table:table-cell table:style-name="ce6" table:formula="of:=IF([.D4]=&quot;Mo&quot;;&quot;Di&quot;;IF([.D4]=&quot;Di&quot;;&quot;Mi&quot;;IF([.D4]=&quot;Mi&quot;;&quot;Do&quot;;IF([.D4]=&quot;Do&quot;;&quot;Fr&quot;;IF([.D4]=&quot;Fr&quot;;&quot;Sa&quot;;IF([.D4]=&quot;Sa&quot;;&quot;So&quot;;IF([.D4]=&quot;So&quot;;&quot;Mo&quot;;&quot;FEHLER&quot;)))))))" office:value-type="string" office:string-value="Fr" calcext:value-type="string">
            <text:p>Fr</text:p>
          </table:table-cell>
          <table:table-cell table:style-name="ce6" table:formula="of:=IF([.E4]=&quot;Mo&quot;;&quot;Di&quot;;IF([.E4]=&quot;Di&quot;;&quot;Mi&quot;;IF([.E4]=&quot;Mi&quot;;&quot;Do&quot;;IF([.E4]=&quot;Do&quot;;&quot;Fr&quot;;IF([.E4]=&quot;Fr&quot;;&quot;Sa&quot;;IF([.E4]=&quot;Sa&quot;;&quot;So&quot;;IF([.E4]=&quot;So&quot;;&quot;Mo&quot;;&quot;FEHLER&quot;)))))))" office:value-type="string" office:string-value="Sa" calcext:value-type="string">
            <text:p>Sa</text:p>
          </table:table-cell>
          <table:table-cell table:style-name="ce6" table:formula="of:=IF([.F4]=&quot;Mo&quot;;&quot;Di&quot;;IF([.F4]=&quot;Di&quot;;&quot;Mi&quot;;IF([.F4]=&quot;Mi&quot;;&quot;Do&quot;;IF([.F4]=&quot;Do&quot;;&quot;Fr&quot;;IF([.F4]=&quot;Fr&quot;;&quot;Sa&quot;;IF([.F4]=&quot;Sa&quot;;&quot;So&quot;;IF([.F4]=&quot;So&quot;;&quot;Mo&quot;;&quot;FEHLER&quot;)))))))" office:value-type="string" office:string-value="So" calcext:value-type="string">
            <text:p>So</text:p>
          </table:table-cell>
          <table:table-cell table:style-name="ce6" table:formula="of:=IF([.G4]=&quot;Mo&quot;;&quot;Di&quot;;IF([.G4]=&quot;Di&quot;;&quot;Mi&quot;;IF([.G4]=&quot;Mi&quot;;&quot;Do&quot;;IF([.G4]=&quot;Do&quot;;&quot;Fr&quot;;IF([.G4]=&quot;Fr&quot;;&quot;Sa&quot;;IF([.G4]=&quot;Sa&quot;;&quot;So&quot;;IF([.G4]=&quot;So&quot;;&quot;Mo&quot;;&quot;FEHLER&quot;)))))))" office:value-type="string" office:string-value="Mo" calcext:value-type="string">
            <text:p>Mo</text:p>
          </table:table-cell>
          <table:table-cell table:style-name="ce6" table:formula="of:=IF([.H4]=&quot;Mo&quot;;&quot;Di&quot;;IF([.H4]=&quot;Di&quot;;&quot;Mi&quot;;IF([.H4]=&quot;Mi&quot;;&quot;Do&quot;;IF([.H4]=&quot;Do&quot;;&quot;Fr&quot;;IF([.H4]=&quot;Fr&quot;;&quot;Sa&quot;;IF([.H4]=&quot;Sa&quot;;&quot;So&quot;;IF([.H4]=&quot;So&quot;;&quot;Mo&quot;;&quot;FEHLER&quot;)))))))" office:value-type="string" office:string-value="Di" calcext:value-type="string">
            <text:p>Di</text:p>
          </table:table-cell>
          <table:table-cell table:style-name="ce6" table:formula="of:=IF([.I4]=&quot;Mo&quot;;&quot;Di&quot;;IF([.I4]=&quot;Di&quot;;&quot;Mi&quot;;IF([.I4]=&quot;Mi&quot;;&quot;Do&quot;;IF([.I4]=&quot;Do&quot;;&quot;Fr&quot;;IF([.I4]=&quot;Fr&quot;;&quot;Sa&quot;;IF([.I4]=&quot;Sa&quot;;&quot;So&quot;;IF([.I4]=&quot;So&quot;;&quot;Mo&quot;;&quot;FEHLER&quot;)))))))" office:value-type="string" office:string-value="Mi" calcext:value-type="string">
            <text:p>Mi</text:p>
          </table:table-cell>
          <table:table-cell table:style-name="ce6" table:formula="of:=IF([.J4]=&quot;Mo&quot;;&quot;Di&quot;;IF([.J4]=&quot;Di&quot;;&quot;Mi&quot;;IF([.J4]=&quot;Mi&quot;;&quot;Do&quot;;IF([.J4]=&quot;Do&quot;;&quot;Fr&quot;;IF([.J4]=&quot;Fr&quot;;&quot;Sa&quot;;IF([.J4]=&quot;Sa&quot;;&quot;So&quot;;IF([.J4]=&quot;So&quot;;&quot;Mo&quot;;&quot;FEHLER&quot;)))))))" office:value-type="string" office:string-value="Do" calcext:value-type="string">
            <text:p>Do</text:p>
          </table:table-cell>
          <table:table-cell table:style-name="ce6" table:formula="of:=IF([.K4]=&quot;Mo&quot;;&quot;Di&quot;;IF([.K4]=&quot;Di&quot;;&quot;Mi&quot;;IF([.K4]=&quot;Mi&quot;;&quot;Do&quot;;IF([.K4]=&quot;Do&quot;;&quot;Fr&quot;;IF([.K4]=&quot;Fr&quot;;&quot;Sa&quot;;IF([.K4]=&quot;Sa&quot;;&quot;So&quot;;IF([.K4]=&quot;So&quot;;&quot;Mo&quot;;&quot;FEHLER&quot;)))))))" office:value-type="string" office:string-value="Fr" calcext:value-type="string">
            <text:p>Fr</text:p>
          </table:table-cell>
          <table:table-cell table:style-name="ce6" table:formula="of:=IF([.L4]=&quot;Mo&quot;;&quot;Di&quot;;IF([.L4]=&quot;Di&quot;;&quot;Mi&quot;;IF([.L4]=&quot;Mi&quot;;&quot;Do&quot;;IF([.L4]=&quot;Do&quot;;&quot;Fr&quot;;IF([.L4]=&quot;Fr&quot;;&quot;Sa&quot;;IF([.L4]=&quot;Sa&quot;;&quot;So&quot;;IF([.L4]=&quot;So&quot;;&quot;Mo&quot;;&quot;FEHLER&quot;)))))))" office:value-type="string" office:string-value="Sa" calcext:value-type="string">
            <text:p>Sa</text:p>
          </table:table-cell>
          <table:table-cell table:style-name="ce6" table:formula="of:=IF([.M4]=&quot;Mo&quot;;&quot;Di&quot;;IF([.M4]=&quot;Di&quot;;&quot;Mi&quot;;IF([.M4]=&quot;Mi&quot;;&quot;Do&quot;;IF([.M4]=&quot;Do&quot;;&quot;Fr&quot;;IF([.M4]=&quot;Fr&quot;;&quot;Sa&quot;;IF([.M4]=&quot;Sa&quot;;&quot;So&quot;;IF([.M4]=&quot;So&quot;;&quot;Mo&quot;;&quot;FEHLER&quot;)))))))" office:value-type="string" office:string-value="So" calcext:value-type="string">
            <text:p>So</text:p>
          </table:table-cell>
          <table:table-cell table:style-name="ce6" table:formula="of:=IF([.N4]=&quot;Mo&quot;;&quot;Di&quot;;IF([.N4]=&quot;Di&quot;;&quot;Mi&quot;;IF([.N4]=&quot;Mi&quot;;&quot;Do&quot;;IF([.N4]=&quot;Do&quot;;&quot;Fr&quot;;IF([.N4]=&quot;Fr&quot;;&quot;Sa&quot;;IF([.N4]=&quot;Sa&quot;;&quot;So&quot;;IF([.N4]=&quot;So&quot;;&quot;Mo&quot;;&quot;FEHLER&quot;)))))))" office:value-type="string" office:string-value="Mo" calcext:value-type="string">
            <text:p>Mo</text:p>
          </table:table-cell>
          <table:table-cell table:style-name="ce6" table:formula="of:=IF([.O4]=&quot;Mo&quot;;&quot;Di&quot;;IF([.O4]=&quot;Di&quot;;&quot;Mi&quot;;IF([.O4]=&quot;Mi&quot;;&quot;Do&quot;;IF([.O4]=&quot;Do&quot;;&quot;Fr&quot;;IF([.O4]=&quot;Fr&quot;;&quot;Sa&quot;;IF([.O4]=&quot;Sa&quot;;&quot;So&quot;;IF([.O4]=&quot;So&quot;;&quot;Mo&quot;;&quot;FEHLER&quot;)))))))" office:value-type="string" office:string-value="Di" calcext:value-type="string">
            <text:p>Di</text:p>
          </table:table-cell>
          <table:table-cell table:style-name="ce6" table:formula="of:=IF([.P4]=&quot;Mo&quot;;&quot;Di&quot;;IF([.P4]=&quot;Di&quot;;&quot;Mi&quot;;IF([.P4]=&quot;Mi&quot;;&quot;Do&quot;;IF([.P4]=&quot;Do&quot;;&quot;Fr&quot;;IF([.P4]=&quot;Fr&quot;;&quot;Sa&quot;;IF([.P4]=&quot;Sa&quot;;&quot;So&quot;;IF([.P4]=&quot;So&quot;;&quot;Mo&quot;;&quot;FEHLER&quot;)))))))" office:value-type="string" office:string-value="Mi" calcext:value-type="string">
            <text:p>Mi</text:p>
          </table:table-cell>
          <table:table-cell table:style-name="ce6" table:formula="of:=IF([.Q4]=&quot;Mo&quot;;&quot;Di&quot;;IF([.Q4]=&quot;Di&quot;;&quot;Mi&quot;;IF([.Q4]=&quot;Mi&quot;;&quot;Do&quot;;IF([.Q4]=&quot;Do&quot;;&quot;Fr&quot;;IF([.Q4]=&quot;Fr&quot;;&quot;Sa&quot;;IF([.Q4]=&quot;Sa&quot;;&quot;So&quot;;IF([.Q4]=&quot;So&quot;;&quot;Mo&quot;;&quot;FEHLER&quot;)))))))" office:value-type="string" office:string-value="Do" calcext:value-type="string">
            <text:p>Do</text:p>
          </table:table-cell>
          <table:table-cell table:style-name="ce6" table:formula="of:=IF([.R4]=&quot;Mo&quot;;&quot;Di&quot;;IF([.R4]=&quot;Di&quot;;&quot;Mi&quot;;IF([.R4]=&quot;Mi&quot;;&quot;Do&quot;;IF([.R4]=&quot;Do&quot;;&quot;Fr&quot;;IF([.R4]=&quot;Fr&quot;;&quot;Sa&quot;;IF([.R4]=&quot;Sa&quot;;&quot;So&quot;;IF([.R4]=&quot;So&quot;;&quot;Mo&quot;;&quot;FEHLER&quot;)))))))" office:value-type="string" office:string-value="Fr" calcext:value-type="string">
            <text:p>Fr</text:p>
          </table:table-cell>
          <table:table-cell table:style-name="ce6" table:formula="of:=IF([.S4]=&quot;Mo&quot;;&quot;Di&quot;;IF([.S4]=&quot;Di&quot;;&quot;Mi&quot;;IF([.S4]=&quot;Mi&quot;;&quot;Do&quot;;IF([.S4]=&quot;Do&quot;;&quot;Fr&quot;;IF([.S4]=&quot;Fr&quot;;&quot;Sa&quot;;IF([.S4]=&quot;Sa&quot;;&quot;So&quot;;IF([.S4]=&quot;So&quot;;&quot;Mo&quot;;&quot;FEHLER&quot;)))))))" office:value-type="string" office:string-value="Sa" calcext:value-type="string">
            <text:p>Sa</text:p>
          </table:table-cell>
          <table:table-cell table:style-name="ce6" table:formula="of:=IF([.T4]=&quot;Mo&quot;;&quot;Di&quot;;IF([.T4]=&quot;Di&quot;;&quot;Mi&quot;;IF([.T4]=&quot;Mi&quot;;&quot;Do&quot;;IF([.T4]=&quot;Do&quot;;&quot;Fr&quot;;IF([.T4]=&quot;Fr&quot;;&quot;Sa&quot;;IF([.T4]=&quot;Sa&quot;;&quot;So&quot;;IF([.T4]=&quot;So&quot;;&quot;Mo&quot;;&quot;FEHLER&quot;)))))))" office:value-type="string" office:string-value="So" calcext:value-type="string">
            <text:p>So</text:p>
          </table:table-cell>
          <table:table-cell table:style-name="ce6" table:formula="of:=IF([.U4]=&quot;Mo&quot;;&quot;Di&quot;;IF([.U4]=&quot;Di&quot;;&quot;Mi&quot;;IF([.U4]=&quot;Mi&quot;;&quot;Do&quot;;IF([.U4]=&quot;Do&quot;;&quot;Fr&quot;;IF([.U4]=&quot;Fr&quot;;&quot;Sa&quot;;IF([.U4]=&quot;Sa&quot;;&quot;So&quot;;IF([.U4]=&quot;So&quot;;&quot;Mo&quot;;&quot;FEHLER&quot;)))))))" office:value-type="string" office:string-value="Mo" calcext:value-type="string">
            <text:p>Mo</text:p>
          </table:table-cell>
          <table:table-cell table:style-name="ce6" table:formula="of:=IF([.V4]=&quot;Mo&quot;;&quot;Di&quot;;IF([.V4]=&quot;Di&quot;;&quot;Mi&quot;;IF([.V4]=&quot;Mi&quot;;&quot;Do&quot;;IF([.V4]=&quot;Do&quot;;&quot;Fr&quot;;IF([.V4]=&quot;Fr&quot;;&quot;Sa&quot;;IF([.V4]=&quot;Sa&quot;;&quot;So&quot;;IF([.V4]=&quot;So&quot;;&quot;Mo&quot;;&quot;FEHLER&quot;)))))))" office:value-type="string" office:string-value="Di" calcext:value-type="string">
            <text:p>Di</text:p>
          </table:table-cell>
          <table:table-cell table:style-name="ce6" table:formula="of:=IF([.W4]=&quot;Mo&quot;;&quot;Di&quot;;IF([.W4]=&quot;Di&quot;;&quot;Mi&quot;;IF([.W4]=&quot;Mi&quot;;&quot;Do&quot;;IF([.W4]=&quot;Do&quot;;&quot;Fr&quot;;IF([.W4]=&quot;Fr&quot;;&quot;Sa&quot;;IF([.W4]=&quot;Sa&quot;;&quot;So&quot;;IF([.W4]=&quot;So&quot;;&quot;Mo&quot;;&quot;FEHLER&quot;)))))))" office:value-type="string" office:string-value="Mi" calcext:value-type="string">
            <text:p>Mi</text:p>
          </table:table-cell>
          <table:table-cell table:style-name="ce6" table:formula="of:=IF([.X4]=&quot;Mo&quot;;&quot;Di&quot;;IF([.X4]=&quot;Di&quot;;&quot;Mi&quot;;IF([.X4]=&quot;Mi&quot;;&quot;Do&quot;;IF([.X4]=&quot;Do&quot;;&quot;Fr&quot;;IF([.X4]=&quot;Fr&quot;;&quot;Sa&quot;;IF([.X4]=&quot;Sa&quot;;&quot;So&quot;;IF([.X4]=&quot;So&quot;;&quot;Mo&quot;;&quot;FEHLER&quot;)))))))" office:value-type="string" office:string-value="Do" calcext:value-type="string">
            <text:p>Do</text:p>
          </table:table-cell>
          <table:table-cell table:style-name="ce6" table:formula="of:=IF([.Y4]=&quot;Mo&quot;;&quot;Di&quot;;IF([.Y4]=&quot;Di&quot;;&quot;Mi&quot;;IF([.Y4]=&quot;Mi&quot;;&quot;Do&quot;;IF([.Y4]=&quot;Do&quot;;&quot;Fr&quot;;IF([.Y4]=&quot;Fr&quot;;&quot;Sa&quot;;IF([.Y4]=&quot;Sa&quot;;&quot;So&quot;;IF([.Y4]=&quot;So&quot;;&quot;Mo&quot;;&quot;FEHLER&quot;)))))))" office:value-type="string" office:string-value="Fr" calcext:value-type="string">
            <text:p>Fr</text:p>
          </table:table-cell>
          <table:table-cell table:style-name="ce6" table:formula="of:=IF([.Z4]=&quot;Mo&quot;;&quot;Di&quot;;IF([.Z4]=&quot;Di&quot;;&quot;Mi&quot;;IF([.Z4]=&quot;Mi&quot;;&quot;Do&quot;;IF([.Z4]=&quot;Do&quot;;&quot;Fr&quot;;IF([.Z4]=&quot;Fr&quot;;&quot;Sa&quot;;IF([.Z4]=&quot;Sa&quot;;&quot;So&quot;;IF([.Z4]=&quot;So&quot;;&quot;Mo&quot;;&quot;FEHLER&quot;)))))))" office:value-type="string" office:string-value="Sa" calcext:value-type="string">
            <text:p>Sa</text:p>
          </table:table-cell>
          <table:table-cell table:style-name="ce6" table:formula="of:=IF([.AA4]=&quot;Mo&quot;;&quot;Di&quot;;IF([.AA4]=&quot;Di&quot;;&quot;Mi&quot;;IF([.AA4]=&quot;Mi&quot;;&quot;Do&quot;;IF([.AA4]=&quot;Do&quot;;&quot;Fr&quot;;IF([.AA4]=&quot;Fr&quot;;&quot;Sa&quot;;IF([.AA4]=&quot;Sa&quot;;&quot;So&quot;;IF([.AA4]=&quot;So&quot;;&quot;Mo&quot;;&quot;FEHLER&quot;)))))))" office:value-type="string" office:string-value="So" calcext:value-type="string">
            <text:p>So</text:p>
          </table:table-cell>
          <table:table-cell table:style-name="ce6" table:formula="of:=IF([.AB4]=&quot;Mo&quot;;&quot;Di&quot;;IF([.AB4]=&quot;Di&quot;;&quot;Mi&quot;;IF([.AB4]=&quot;Mi&quot;;&quot;Do&quot;;IF([.AB4]=&quot;Do&quot;;&quot;Fr&quot;;IF([.AB4]=&quot;Fr&quot;;&quot;Sa&quot;;IF([.AB4]=&quot;Sa&quot;;&quot;So&quot;;IF([.AB4]=&quot;So&quot;;&quot;Mo&quot;;&quot;FEHLER&quot;)))))))" office:value-type="string" office:string-value="Mo" calcext:value-type="string">
            <text:p>Mo</text:p>
          </table:table-cell>
          <table:table-cell table:style-name="ce6" table:formula="of:=IF([.AC4]=&quot;Mo&quot;;&quot;Di&quot;;IF([.AC4]=&quot;Di&quot;;&quot;Mi&quot;;IF([.AC4]=&quot;Mi&quot;;&quot;Do&quot;;IF([.AC4]=&quot;Do&quot;;&quot;Fr&quot;;IF([.AC4]=&quot;Fr&quot;;&quot;Sa&quot;;IF([.AC4]=&quot;Sa&quot;;&quot;So&quot;;IF([.AC4]=&quot;So&quot;;&quot;Mo&quot;;&quot;FEHLER&quot;)))))))" office:value-type="string" office:string-value="Di" calcext:value-type="string">
            <text:p>Di</text:p>
          </table:table-cell>
          <table:table-cell table:style-name="ce8"/>
          <table:table-cell table:style-name="ce9"/>
          <table:table-cell table:style-name="ce10"/>
          <table:table-cell table:number-columns-repeated="991"/>
        </table:table-row>
        <table:table-row table:style-name="ro3">
          <table:table-cell/>
          <table:table-cell table:style-name="ce4" office:value-type="string" calcext:value-type="string">
            <text:p>Mär</text:p>
          </table:table-cell>
          <table:table-cell table:style-name="ce6" table:formula="of:=IF([.AD4]=&quot;Mo&quot;;&quot;Di&quot;;IF([.AD4]=&quot;Di&quot;;&quot;Mi&quot;;IF([.AD4]=&quot;Mi&quot;;&quot;Do&quot;;IF([.AD4]=&quot;Do&quot;;&quot;Fr&quot;;IF([.AD4]=&quot;Fr&quot;;&quot;Sa&quot;;IF([.AD4]=&quot;Sa&quot;;&quot;So&quot;;IF([.AD4]=&quot;So&quot;;&quot;Mo&quot;;&quot;FEHLER&quot;)))))))" office:value-type="string" office:string-value="Mi" calcext:value-type="string">
            <text:p>Mi</text:p>
          </table:table-cell>
          <table:table-cell table:style-name="ce7" table:formula="of:=IF([.C5]=&quot;Mo&quot;;&quot;Di&quot;;IF([.C5]=&quot;Di&quot;;&quot;Mi&quot;;IF([.C5]=&quot;Mi&quot;;&quot;Do&quot;;IF([.C5]=&quot;Do&quot;;&quot;Fr&quot;;IF([.C5]=&quot;Fr&quot;;&quot;Sa&quot;;IF([.C5]=&quot;Sa&quot;;&quot;So&quot;;IF([.C5]=&quot;So&quot;;&quot;Mo&quot;;&quot;FEHLER&quot;)))))))" office:value-type="string" office:string-value="Do" calcext:value-type="string">
            <text:p>Do</text:p>
          </table:table-cell>
          <table:table-cell table:style-name="ce6" table:formula="of:=IF([.D5]=&quot;Mo&quot;;&quot;Di&quot;;IF([.D5]=&quot;Di&quot;;&quot;Mi&quot;;IF([.D5]=&quot;Mi&quot;;&quot;Do&quot;;IF([.D5]=&quot;Do&quot;;&quot;Fr&quot;;IF([.D5]=&quot;Fr&quot;;&quot;Sa&quot;;IF([.D5]=&quot;Sa&quot;;&quot;So&quot;;IF([.D5]=&quot;So&quot;;&quot;Mo&quot;;&quot;FEHLER&quot;)))))))" office:value-type="string" office:string-value="Fr" calcext:value-type="string">
            <text:p>Fr</text:p>
          </table:table-cell>
          <table:table-cell table:style-name="ce6" table:formula="of:=IF([.E5]=&quot;Mo&quot;;&quot;Di&quot;;IF([.E5]=&quot;Di&quot;;&quot;Mi&quot;;IF([.E5]=&quot;Mi&quot;;&quot;Do&quot;;IF([.E5]=&quot;Do&quot;;&quot;Fr&quot;;IF([.E5]=&quot;Fr&quot;;&quot;Sa&quot;;IF([.E5]=&quot;Sa&quot;;&quot;So&quot;;IF([.E5]=&quot;So&quot;;&quot;Mo&quot;;&quot;FEHLER&quot;)))))))" office:value-type="string" office:string-value="Sa" calcext:value-type="string">
            <text:p>Sa</text:p>
          </table:table-cell>
          <table:table-cell table:style-name="ce6" table:formula="of:=IF([.F5]=&quot;Mo&quot;;&quot;Di&quot;;IF([.F5]=&quot;Di&quot;;&quot;Mi&quot;;IF([.F5]=&quot;Mi&quot;;&quot;Do&quot;;IF([.F5]=&quot;Do&quot;;&quot;Fr&quot;;IF([.F5]=&quot;Fr&quot;;&quot;Sa&quot;;IF([.F5]=&quot;Sa&quot;;&quot;So&quot;;IF([.F5]=&quot;So&quot;;&quot;Mo&quot;;&quot;FEHLER&quot;)))))))" office:value-type="string" office:string-value="So" calcext:value-type="string">
            <text:p>So</text:p>
          </table:table-cell>
          <table:table-cell table:style-name="ce6" table:formula="of:=IF([.G5]=&quot;Mo&quot;;&quot;Di&quot;;IF([.G5]=&quot;Di&quot;;&quot;Mi&quot;;IF([.G5]=&quot;Mi&quot;;&quot;Do&quot;;IF([.G5]=&quot;Do&quot;;&quot;Fr&quot;;IF([.G5]=&quot;Fr&quot;;&quot;Sa&quot;;IF([.G5]=&quot;Sa&quot;;&quot;So&quot;;IF([.G5]=&quot;So&quot;;&quot;Mo&quot;;&quot;FEHLER&quot;)))))))" office:value-type="string" office:string-value="Mo" calcext:value-type="string">
            <text:p>Mo</text:p>
          </table:table-cell>
          <table:table-cell table:style-name="ce6" table:formula="of:=IF([.H5]=&quot;Mo&quot;;&quot;Di&quot;;IF([.H5]=&quot;Di&quot;;&quot;Mi&quot;;IF([.H5]=&quot;Mi&quot;;&quot;Do&quot;;IF([.H5]=&quot;Do&quot;;&quot;Fr&quot;;IF([.H5]=&quot;Fr&quot;;&quot;Sa&quot;;IF([.H5]=&quot;Sa&quot;;&quot;So&quot;;IF([.H5]=&quot;So&quot;;&quot;Mo&quot;;&quot;FEHLER&quot;)))))))" office:value-type="string" office:string-value="Di" calcext:value-type="string">
            <text:p>Di</text:p>
          </table:table-cell>
          <table:table-cell table:style-name="ce6" table:formula="of:=IF([.I5]=&quot;Mo&quot;;&quot;Di&quot;;IF([.I5]=&quot;Di&quot;;&quot;Mi&quot;;IF([.I5]=&quot;Mi&quot;;&quot;Do&quot;;IF([.I5]=&quot;Do&quot;;&quot;Fr&quot;;IF([.I5]=&quot;Fr&quot;;&quot;Sa&quot;;IF([.I5]=&quot;Sa&quot;;&quot;So&quot;;IF([.I5]=&quot;So&quot;;&quot;Mo&quot;;&quot;FEHLER&quot;)))))))" office:value-type="string" office:string-value="Mi" calcext:value-type="string">
            <text:p>Mi</text:p>
          </table:table-cell>
          <table:table-cell table:style-name="ce6" table:formula="of:=IF([.J5]=&quot;Mo&quot;;&quot;Di&quot;;IF([.J5]=&quot;Di&quot;;&quot;Mi&quot;;IF([.J5]=&quot;Mi&quot;;&quot;Do&quot;;IF([.J5]=&quot;Do&quot;;&quot;Fr&quot;;IF([.J5]=&quot;Fr&quot;;&quot;Sa&quot;;IF([.J5]=&quot;Sa&quot;;&quot;So&quot;;IF([.J5]=&quot;So&quot;;&quot;Mo&quot;;&quot;FEHLER&quot;)))))))" office:value-type="string" office:string-value="Do" calcext:value-type="string">
            <text:p>Do</text:p>
          </table:table-cell>
          <table:table-cell table:style-name="ce6" table:formula="of:=IF([.K5]=&quot;Mo&quot;;&quot;Di&quot;;IF([.K5]=&quot;Di&quot;;&quot;Mi&quot;;IF([.K5]=&quot;Mi&quot;;&quot;Do&quot;;IF([.K5]=&quot;Do&quot;;&quot;Fr&quot;;IF([.K5]=&quot;Fr&quot;;&quot;Sa&quot;;IF([.K5]=&quot;Sa&quot;;&quot;So&quot;;IF([.K5]=&quot;So&quot;;&quot;Mo&quot;;&quot;FEHLER&quot;)))))))" office:value-type="string" office:string-value="Fr" calcext:value-type="string">
            <text:p>Fr</text:p>
          </table:table-cell>
          <table:table-cell table:style-name="ce6" table:formula="of:=IF([.L5]=&quot;Mo&quot;;&quot;Di&quot;;IF([.L5]=&quot;Di&quot;;&quot;Mi&quot;;IF([.L5]=&quot;Mi&quot;;&quot;Do&quot;;IF([.L5]=&quot;Do&quot;;&quot;Fr&quot;;IF([.L5]=&quot;Fr&quot;;&quot;Sa&quot;;IF([.L5]=&quot;Sa&quot;;&quot;So&quot;;IF([.L5]=&quot;So&quot;;&quot;Mo&quot;;&quot;FEHLER&quot;)))))))" office:value-type="string" office:string-value="Sa" calcext:value-type="string">
            <text:p>Sa</text:p>
          </table:table-cell>
          <table:table-cell table:style-name="ce6" table:formula="of:=IF([.M5]=&quot;Mo&quot;;&quot;Di&quot;;IF([.M5]=&quot;Di&quot;;&quot;Mi&quot;;IF([.M5]=&quot;Mi&quot;;&quot;Do&quot;;IF([.M5]=&quot;Do&quot;;&quot;Fr&quot;;IF([.M5]=&quot;Fr&quot;;&quot;Sa&quot;;IF([.M5]=&quot;Sa&quot;;&quot;So&quot;;IF([.M5]=&quot;So&quot;;&quot;Mo&quot;;&quot;FEHLER&quot;)))))))" office:value-type="string" office:string-value="So" calcext:value-type="string">
            <text:p>So</text:p>
          </table:table-cell>
          <table:table-cell table:style-name="ce6" table:formula="of:=IF([.N5]=&quot;Mo&quot;;&quot;Di&quot;;IF([.N5]=&quot;Di&quot;;&quot;Mi&quot;;IF([.N5]=&quot;Mi&quot;;&quot;Do&quot;;IF([.N5]=&quot;Do&quot;;&quot;Fr&quot;;IF([.N5]=&quot;Fr&quot;;&quot;Sa&quot;;IF([.N5]=&quot;Sa&quot;;&quot;So&quot;;IF([.N5]=&quot;So&quot;;&quot;Mo&quot;;&quot;FEHLER&quot;)))))))" office:value-type="string" office:string-value="Mo" calcext:value-type="string">
            <text:p>Mo</text:p>
          </table:table-cell>
          <table:table-cell table:style-name="ce6" table:formula="of:=IF([.O5]=&quot;Mo&quot;;&quot;Di&quot;;IF([.O5]=&quot;Di&quot;;&quot;Mi&quot;;IF([.O5]=&quot;Mi&quot;;&quot;Do&quot;;IF([.O5]=&quot;Do&quot;;&quot;Fr&quot;;IF([.O5]=&quot;Fr&quot;;&quot;Sa&quot;;IF([.O5]=&quot;Sa&quot;;&quot;So&quot;;IF([.O5]=&quot;So&quot;;&quot;Mo&quot;;&quot;FEHLER&quot;)))))))" office:value-type="string" office:string-value="Di" calcext:value-type="string">
            <text:p>Di</text:p>
          </table:table-cell>
          <table:table-cell table:style-name="ce6" table:formula="of:=IF([.P5]=&quot;Mo&quot;;&quot;Di&quot;;IF([.P5]=&quot;Di&quot;;&quot;Mi&quot;;IF([.P5]=&quot;Mi&quot;;&quot;Do&quot;;IF([.P5]=&quot;Do&quot;;&quot;Fr&quot;;IF([.P5]=&quot;Fr&quot;;&quot;Sa&quot;;IF([.P5]=&quot;Sa&quot;;&quot;So&quot;;IF([.P5]=&quot;So&quot;;&quot;Mo&quot;;&quot;FEHLER&quot;)))))))" office:value-type="string" office:string-value="Mi" calcext:value-type="string">
            <text:p>Mi</text:p>
          </table:table-cell>
          <table:table-cell table:style-name="ce6" table:formula="of:=IF([.Q5]=&quot;Mo&quot;;&quot;Di&quot;;IF([.Q5]=&quot;Di&quot;;&quot;Mi&quot;;IF([.Q5]=&quot;Mi&quot;;&quot;Do&quot;;IF([.Q5]=&quot;Do&quot;;&quot;Fr&quot;;IF([.Q5]=&quot;Fr&quot;;&quot;Sa&quot;;IF([.Q5]=&quot;Sa&quot;;&quot;So&quot;;IF([.Q5]=&quot;So&quot;;&quot;Mo&quot;;&quot;FEHLER&quot;)))))))" office:value-type="string" office:string-value="Do" calcext:value-type="string">
            <text:p>Do</text:p>
          </table:table-cell>
          <table:table-cell table:style-name="ce6" table:formula="of:=IF([.R5]=&quot;Mo&quot;;&quot;Di&quot;;IF([.R5]=&quot;Di&quot;;&quot;Mi&quot;;IF([.R5]=&quot;Mi&quot;;&quot;Do&quot;;IF([.R5]=&quot;Do&quot;;&quot;Fr&quot;;IF([.R5]=&quot;Fr&quot;;&quot;Sa&quot;;IF([.R5]=&quot;Sa&quot;;&quot;So&quot;;IF([.R5]=&quot;So&quot;;&quot;Mo&quot;;&quot;FEHLER&quot;)))))))" office:value-type="string" office:string-value="Fr" calcext:value-type="string">
            <text:p>Fr</text:p>
          </table:table-cell>
          <table:table-cell table:style-name="ce6" table:formula="of:=IF([.S5]=&quot;Mo&quot;;&quot;Di&quot;;IF([.S5]=&quot;Di&quot;;&quot;Mi&quot;;IF([.S5]=&quot;Mi&quot;;&quot;Do&quot;;IF([.S5]=&quot;Do&quot;;&quot;Fr&quot;;IF([.S5]=&quot;Fr&quot;;&quot;Sa&quot;;IF([.S5]=&quot;Sa&quot;;&quot;So&quot;;IF([.S5]=&quot;So&quot;;&quot;Mo&quot;;&quot;FEHLER&quot;)))))))" office:value-type="string" office:string-value="Sa" calcext:value-type="string">
            <text:p>Sa</text:p>
          </table:table-cell>
          <table:table-cell table:style-name="ce6" table:formula="of:=IF([.T5]=&quot;Mo&quot;;&quot;Di&quot;;IF([.T5]=&quot;Di&quot;;&quot;Mi&quot;;IF([.T5]=&quot;Mi&quot;;&quot;Do&quot;;IF([.T5]=&quot;Do&quot;;&quot;Fr&quot;;IF([.T5]=&quot;Fr&quot;;&quot;Sa&quot;;IF([.T5]=&quot;Sa&quot;;&quot;So&quot;;IF([.T5]=&quot;So&quot;;&quot;Mo&quot;;&quot;FEHLER&quot;)))))))" office:value-type="string" office:string-value="So" calcext:value-type="string">
            <text:p>So</text:p>
          </table:table-cell>
          <table:table-cell table:style-name="ce6" table:formula="of:=IF([.U5]=&quot;Mo&quot;;&quot;Di&quot;;IF([.U5]=&quot;Di&quot;;&quot;Mi&quot;;IF([.U5]=&quot;Mi&quot;;&quot;Do&quot;;IF([.U5]=&quot;Do&quot;;&quot;Fr&quot;;IF([.U5]=&quot;Fr&quot;;&quot;Sa&quot;;IF([.U5]=&quot;Sa&quot;;&quot;So&quot;;IF([.U5]=&quot;So&quot;;&quot;Mo&quot;;&quot;FEHLER&quot;)))))))" office:value-type="string" office:string-value="Mo" calcext:value-type="string">
            <text:p>Mo</text:p>
          </table:table-cell>
          <table:table-cell table:style-name="ce6" table:formula="of:=IF([.V5]=&quot;Mo&quot;;&quot;Di&quot;;IF([.V5]=&quot;Di&quot;;&quot;Mi&quot;;IF([.V5]=&quot;Mi&quot;;&quot;Do&quot;;IF([.V5]=&quot;Do&quot;;&quot;Fr&quot;;IF([.V5]=&quot;Fr&quot;;&quot;Sa&quot;;IF([.V5]=&quot;Sa&quot;;&quot;So&quot;;IF([.V5]=&quot;So&quot;;&quot;Mo&quot;;&quot;FEHLER&quot;)))))))" office:value-type="string" office:string-value="Di" calcext:value-type="string">
            <text:p>Di</text:p>
          </table:table-cell>
          <table:table-cell table:style-name="ce6" table:formula="of:=IF([.W5]=&quot;Mo&quot;;&quot;Di&quot;;IF([.W5]=&quot;Di&quot;;&quot;Mi&quot;;IF([.W5]=&quot;Mi&quot;;&quot;Do&quot;;IF([.W5]=&quot;Do&quot;;&quot;Fr&quot;;IF([.W5]=&quot;Fr&quot;;&quot;Sa&quot;;IF([.W5]=&quot;Sa&quot;;&quot;So&quot;;IF([.W5]=&quot;So&quot;;&quot;Mo&quot;;&quot;FEHLER&quot;)))))))" office:value-type="string" office:string-value="Mi" calcext:value-type="string">
            <text:p>Mi</text:p>
          </table:table-cell>
          <table:table-cell table:style-name="ce6" table:formula="of:=IF([.X5]=&quot;Mo&quot;;&quot;Di&quot;;IF([.X5]=&quot;Di&quot;;&quot;Mi&quot;;IF([.X5]=&quot;Mi&quot;;&quot;Do&quot;;IF([.X5]=&quot;Do&quot;;&quot;Fr&quot;;IF([.X5]=&quot;Fr&quot;;&quot;Sa&quot;;IF([.X5]=&quot;Sa&quot;;&quot;So&quot;;IF([.X5]=&quot;So&quot;;&quot;Mo&quot;;&quot;FEHLER&quot;)))))))" office:value-type="string" office:string-value="Do" calcext:value-type="string">
            <text:p>Do</text:p>
          </table:table-cell>
          <table:table-cell table:style-name="ce6" table:formula="of:=IF([.Y5]=&quot;Mo&quot;;&quot;Di&quot;;IF([.Y5]=&quot;Di&quot;;&quot;Mi&quot;;IF([.Y5]=&quot;Mi&quot;;&quot;Do&quot;;IF([.Y5]=&quot;Do&quot;;&quot;Fr&quot;;IF([.Y5]=&quot;Fr&quot;;&quot;Sa&quot;;IF([.Y5]=&quot;Sa&quot;;&quot;So&quot;;IF([.Y5]=&quot;So&quot;;&quot;Mo&quot;;&quot;FEHLER&quot;)))))))" office:value-type="string" office:string-value="Fr" calcext:value-type="string">
            <text:p>Fr</text:p>
          </table:table-cell>
          <table:table-cell table:style-name="ce6" table:formula="of:=IF([.Z5]=&quot;Mo&quot;;&quot;Di&quot;;IF([.Z5]=&quot;Di&quot;;&quot;Mi&quot;;IF([.Z5]=&quot;Mi&quot;;&quot;Do&quot;;IF([.Z5]=&quot;Do&quot;;&quot;Fr&quot;;IF([.Z5]=&quot;Fr&quot;;&quot;Sa&quot;;IF([.Z5]=&quot;Sa&quot;;&quot;So&quot;;IF([.Z5]=&quot;So&quot;;&quot;Mo&quot;;&quot;FEHLER&quot;)))))))" office:value-type="string" office:string-value="Sa" calcext:value-type="string">
            <text:p>Sa</text:p>
          </table:table-cell>
          <table:table-cell table:style-name="ce6" table:formula="of:=IF([.AA5]=&quot;Mo&quot;;&quot;Di&quot;;IF([.AA5]=&quot;Di&quot;;&quot;Mi&quot;;IF([.AA5]=&quot;Mi&quot;;&quot;Do&quot;;IF([.AA5]=&quot;Do&quot;;&quot;Fr&quot;;IF([.AA5]=&quot;Fr&quot;;&quot;Sa&quot;;IF([.AA5]=&quot;Sa&quot;;&quot;So&quot;;IF([.AA5]=&quot;So&quot;;&quot;Mo&quot;;&quot;FEHLER&quot;)))))))" office:value-type="string" office:string-value="So" calcext:value-type="string">
            <text:p>So</text:p>
          </table:table-cell>
          <table:table-cell table:style-name="ce6" table:formula="of:=IF([.AB5]=&quot;Mo&quot;;&quot;Di&quot;;IF([.AB5]=&quot;Di&quot;;&quot;Mi&quot;;IF([.AB5]=&quot;Mi&quot;;&quot;Do&quot;;IF([.AB5]=&quot;Do&quot;;&quot;Fr&quot;;IF([.AB5]=&quot;Fr&quot;;&quot;Sa&quot;;IF([.AB5]=&quot;Sa&quot;;&quot;So&quot;;IF([.AB5]=&quot;So&quot;;&quot;Mo&quot;;&quot;FEHLER&quot;)))))))" office:value-type="string" office:string-value="Mo" calcext:value-type="string">
            <text:p>Mo</text:p>
          </table:table-cell>
          <table:table-cell table:style-name="ce6" table:formula="of:=IF([.AC5]=&quot;Mo&quot;;&quot;Di&quot;;IF([.AC5]=&quot;Di&quot;;&quot;Mi&quot;;IF([.AC5]=&quot;Mi&quot;;&quot;Do&quot;;IF([.AC5]=&quot;Do&quot;;&quot;Fr&quot;;IF([.AC5]=&quot;Fr&quot;;&quot;Sa&quot;;IF([.AC5]=&quot;Sa&quot;;&quot;So&quot;;IF([.AC5]=&quot;So&quot;;&quot;Mo&quot;;&quot;FEHLER&quot;)))))))" office:value-type="string" office:string-value="Di" calcext:value-type="string">
            <text:p>Di</text:p>
          </table:table-cell>
          <table:table-cell table:style-name="ce6" table:formula="of:=IF([.AD5]=&quot;Mo&quot;;&quot;Di&quot;;IF([.AD5]=&quot;Di&quot;;&quot;Mi&quot;;IF([.AD5]=&quot;Mi&quot;;&quot;Do&quot;;IF([.AD5]=&quot;Do&quot;;&quot;Fr&quot;;IF([.AD5]=&quot;Fr&quot;;&quot;Sa&quot;;IF([.AD5]=&quot;Sa&quot;;&quot;So&quot;;IF([.AD5]=&quot;So&quot;;&quot;Mo&quot;;&quot;FEHLER&quot;)))))))" office:value-type="string" office:string-value="Mi" calcext:value-type="string">
            <text:p>Mi</text:p>
          </table:table-cell>
          <table:table-cell table:style-name="ce6" table:formula="of:=IF([.AE5]=&quot;Mo&quot;;&quot;Di&quot;;IF([.AE5]=&quot;Di&quot;;&quot;Mi&quot;;IF([.AE5]=&quot;Mi&quot;;&quot;Do&quot;;IF([.AE5]=&quot;Do&quot;;&quot;Fr&quot;;IF([.AE5]=&quot;Fr&quot;;&quot;Sa&quot;;IF([.AE5]=&quot;Sa&quot;;&quot;So&quot;;IF([.AE5]=&quot;So&quot;;&quot;Mo&quot;;&quot;FEHLER&quot;)))))))" office:value-type="string" office:string-value="Do" calcext:value-type="string">
            <text:p>Do</text:p>
          </table:table-cell>
          <table:table-cell table:style-name="ce6" table:formula="of:=IF([.AF5]=&quot;Mo&quot;;&quot;Di&quot;;IF([.AF5]=&quot;Di&quot;;&quot;Mi&quot;;IF([.AF5]=&quot;Mi&quot;;&quot;Do&quot;;IF([.AF5]=&quot;Do&quot;;&quot;Fr&quot;;IF([.AF5]=&quot;Fr&quot;;&quot;Sa&quot;;IF([.AF5]=&quot;Sa&quot;;&quot;So&quot;;IF([.AF5]=&quot;So&quot;;&quot;Mo&quot;;&quot;FEHLER&quot;)))))))" office:value-type="string" office:string-value="Fr" calcext:value-type="string">
            <text:p>Fr</text:p>
          </table:table-cell>
          <table:table-cell table:number-columns-repeated="991"/>
        </table:table-row>
        <table:table-row table:style-name="ro3">
          <table:table-cell/>
          <table:table-cell table:style-name="ce4" office:value-type="string" calcext:value-type="string">
            <text:p>Apr</text:p>
          </table:table-cell>
          <table:table-cell table:style-name="ce7" table:formula="of:=IF([.AG5]=&quot;Mo&quot;;&quot;Di&quot;;IF([.AG5]=&quot;Di&quot;;&quot;Mi&quot;;IF([.AG5]=&quot;Mi&quot;;&quot;Do&quot;;IF([.AG5]=&quot;Do&quot;;&quot;Fr&quot;;IF([.AG5]=&quot;Fr&quot;;&quot;Sa&quot;;IF([.AG5]=&quot;Sa&quot;;&quot;So&quot;;IF([.AG5]=&quot;So&quot;;&quot;Mo&quot;;&quot;FEHLER&quot;)))))))" office:value-type="string" office:string-value="Sa" calcext:value-type="string">
            <text:p>Sa</text:p>
          </table:table-cell>
          <table:table-cell table:style-name="ce7" table:formula="of:=IF([.C6]=&quot;Mo&quot;;&quot;Di&quot;;IF([.C6]=&quot;Di&quot;;&quot;Mi&quot;;IF([.C6]=&quot;Mi&quot;;&quot;Do&quot;;IF([.C6]=&quot;Do&quot;;&quot;Fr&quot;;IF([.C6]=&quot;Fr&quot;;&quot;Sa&quot;;IF([.C6]=&quot;Sa&quot;;&quot;So&quot;;IF([.C6]=&quot;So&quot;;&quot;Mo&quot;;&quot;FEHLER&quot;)))))))" office:value-type="string" office:string-value="So" calcext:value-type="string">
            <text:p>So</text:p>
          </table:table-cell>
          <table:table-cell table:style-name="ce6" table:formula="of:=IF([.D6]=&quot;Mo&quot;;&quot;Di&quot;;IF([.D6]=&quot;Di&quot;;&quot;Mi&quot;;IF([.D6]=&quot;Mi&quot;;&quot;Do&quot;;IF([.D6]=&quot;Do&quot;;&quot;Fr&quot;;IF([.D6]=&quot;Fr&quot;;&quot;Sa&quot;;IF([.D6]=&quot;Sa&quot;;&quot;So&quot;;IF([.D6]=&quot;So&quot;;&quot;Mo&quot;;&quot;FEHLER&quot;)))))))" office:value-type="string" office:string-value="Mo" calcext:value-type="string">
            <text:p>Mo</text:p>
          </table:table-cell>
          <table:table-cell table:style-name="ce6" table:formula="of:=IF([.E6]=&quot;Mo&quot;;&quot;Di&quot;;IF([.E6]=&quot;Di&quot;;&quot;Mi&quot;;IF([.E6]=&quot;Mi&quot;;&quot;Do&quot;;IF([.E6]=&quot;Do&quot;;&quot;Fr&quot;;IF([.E6]=&quot;Fr&quot;;&quot;Sa&quot;;IF([.E6]=&quot;Sa&quot;;&quot;So&quot;;IF([.E6]=&quot;So&quot;;&quot;Mo&quot;;&quot;FEHLER&quot;)))))))" office:value-type="string" office:string-value="Di" calcext:value-type="string">
            <text:p>Di</text:p>
          </table:table-cell>
          <table:table-cell table:style-name="ce6" table:formula="of:=IF([.F6]=&quot;Mo&quot;;&quot;Di&quot;;IF([.F6]=&quot;Di&quot;;&quot;Mi&quot;;IF([.F6]=&quot;Mi&quot;;&quot;Do&quot;;IF([.F6]=&quot;Do&quot;;&quot;Fr&quot;;IF([.F6]=&quot;Fr&quot;;&quot;Sa&quot;;IF([.F6]=&quot;Sa&quot;;&quot;So&quot;;IF([.F6]=&quot;So&quot;;&quot;Mo&quot;;&quot;FEHLER&quot;)))))))" office:value-type="string" office:string-value="Mi" calcext:value-type="string">
            <text:p>Mi</text:p>
          </table:table-cell>
          <table:table-cell table:style-name="ce6" table:formula="of:=IF([.G6]=&quot;Mo&quot;;&quot;Di&quot;;IF([.G6]=&quot;Di&quot;;&quot;Mi&quot;;IF([.G6]=&quot;Mi&quot;;&quot;Do&quot;;IF([.G6]=&quot;Do&quot;;&quot;Fr&quot;;IF([.G6]=&quot;Fr&quot;;&quot;Sa&quot;;IF([.G6]=&quot;Sa&quot;;&quot;So&quot;;IF([.G6]=&quot;So&quot;;&quot;Mo&quot;;&quot;FEHLER&quot;)))))))" office:value-type="string" office:string-value="Do" calcext:value-type="string">
            <text:p>Do</text:p>
          </table:table-cell>
          <table:table-cell table:style-name="ce6" table:formula="of:=IF([.H6]=&quot;Mo&quot;;&quot;Di&quot;;IF([.H6]=&quot;Di&quot;;&quot;Mi&quot;;IF([.H6]=&quot;Mi&quot;;&quot;Do&quot;;IF([.H6]=&quot;Do&quot;;&quot;Fr&quot;;IF([.H6]=&quot;Fr&quot;;&quot;Sa&quot;;IF([.H6]=&quot;Sa&quot;;&quot;So&quot;;IF([.H6]=&quot;So&quot;;&quot;Mo&quot;;&quot;FEHLER&quot;)))))))" office:value-type="string" office:string-value="Fr" calcext:value-type="string">
            <text:p>Fr</text:p>
          </table:table-cell>
          <table:table-cell table:style-name="ce6" table:formula="of:=IF([.I6]=&quot;Mo&quot;;&quot;Di&quot;;IF([.I6]=&quot;Di&quot;;&quot;Mi&quot;;IF([.I6]=&quot;Mi&quot;;&quot;Do&quot;;IF([.I6]=&quot;Do&quot;;&quot;Fr&quot;;IF([.I6]=&quot;Fr&quot;;&quot;Sa&quot;;IF([.I6]=&quot;Sa&quot;;&quot;So&quot;;IF([.I6]=&quot;So&quot;;&quot;Mo&quot;;&quot;FEHLER&quot;)))))))" office:value-type="string" office:string-value="Sa" calcext:value-type="string">
            <text:p>Sa</text:p>
          </table:table-cell>
          <table:table-cell table:style-name="ce6" table:formula="of:=IF([.J6]=&quot;Mo&quot;;&quot;Di&quot;;IF([.J6]=&quot;Di&quot;;&quot;Mi&quot;;IF([.J6]=&quot;Mi&quot;;&quot;Do&quot;;IF([.J6]=&quot;Do&quot;;&quot;Fr&quot;;IF([.J6]=&quot;Fr&quot;;&quot;Sa&quot;;IF([.J6]=&quot;Sa&quot;;&quot;So&quot;;IF([.J6]=&quot;So&quot;;&quot;Mo&quot;;&quot;FEHLER&quot;)))))))" office:value-type="string" office:string-value="So" calcext:value-type="string">
            <text:p>So</text:p>
          </table:table-cell>
          <table:table-cell table:style-name="ce6" table:formula="of:=IF([.K6]=&quot;Mo&quot;;&quot;Di&quot;;IF([.K6]=&quot;Di&quot;;&quot;Mi&quot;;IF([.K6]=&quot;Mi&quot;;&quot;Do&quot;;IF([.K6]=&quot;Do&quot;;&quot;Fr&quot;;IF([.K6]=&quot;Fr&quot;;&quot;Sa&quot;;IF([.K6]=&quot;Sa&quot;;&quot;So&quot;;IF([.K6]=&quot;So&quot;;&quot;Mo&quot;;&quot;FEHLER&quot;)))))))" office:value-type="string" office:string-value="Mo" calcext:value-type="string">
            <text:p>Mo</text:p>
          </table:table-cell>
          <table:table-cell table:style-name="ce6" table:formula="of:=IF([.L6]=&quot;Mo&quot;;&quot;Di&quot;;IF([.L6]=&quot;Di&quot;;&quot;Mi&quot;;IF([.L6]=&quot;Mi&quot;;&quot;Do&quot;;IF([.L6]=&quot;Do&quot;;&quot;Fr&quot;;IF([.L6]=&quot;Fr&quot;;&quot;Sa&quot;;IF([.L6]=&quot;Sa&quot;;&quot;So&quot;;IF([.L6]=&quot;So&quot;;&quot;Mo&quot;;&quot;FEHLER&quot;)))))))" office:value-type="string" office:string-value="Di" calcext:value-type="string">
            <text:p>Di</text:p>
          </table:table-cell>
          <table:table-cell table:style-name="ce6" table:formula="of:=IF([.M6]=&quot;Mo&quot;;&quot;Di&quot;;IF([.M6]=&quot;Di&quot;;&quot;Mi&quot;;IF([.M6]=&quot;Mi&quot;;&quot;Do&quot;;IF([.M6]=&quot;Do&quot;;&quot;Fr&quot;;IF([.M6]=&quot;Fr&quot;;&quot;Sa&quot;;IF([.M6]=&quot;Sa&quot;;&quot;So&quot;;IF([.M6]=&quot;So&quot;;&quot;Mo&quot;;&quot;FEHLER&quot;)))))))" office:value-type="string" office:string-value="Mi" calcext:value-type="string">
            <text:p>Mi</text:p>
          </table:table-cell>
          <table:table-cell table:style-name="ce6" table:formula="of:=IF([.N6]=&quot;Mo&quot;;&quot;Di&quot;;IF([.N6]=&quot;Di&quot;;&quot;Mi&quot;;IF([.N6]=&quot;Mi&quot;;&quot;Do&quot;;IF([.N6]=&quot;Do&quot;;&quot;Fr&quot;;IF([.N6]=&quot;Fr&quot;;&quot;Sa&quot;;IF([.N6]=&quot;Sa&quot;;&quot;So&quot;;IF([.N6]=&quot;So&quot;;&quot;Mo&quot;;&quot;FEHLER&quot;)))))))" office:value-type="string" office:string-value="Do" calcext:value-type="string">
            <text:p>Do</text:p>
          </table:table-cell>
          <table:table-cell table:style-name="ce6" table:formula="of:=IF([.O6]=&quot;Mo&quot;;&quot;Di&quot;;IF([.O6]=&quot;Di&quot;;&quot;Mi&quot;;IF([.O6]=&quot;Mi&quot;;&quot;Do&quot;;IF([.O6]=&quot;Do&quot;;&quot;Fr&quot;;IF([.O6]=&quot;Fr&quot;;&quot;Sa&quot;;IF([.O6]=&quot;Sa&quot;;&quot;So&quot;;IF([.O6]=&quot;So&quot;;&quot;Mo&quot;;&quot;FEHLER&quot;)))))))" office:value-type="string" office:string-value="Fr" calcext:value-type="string">
            <text:p>Fr</text:p>
          </table:table-cell>
          <table:table-cell table:style-name="ce6" table:formula="of:=IF([.P6]=&quot;Mo&quot;;&quot;Di&quot;;IF([.P6]=&quot;Di&quot;;&quot;Mi&quot;;IF([.P6]=&quot;Mi&quot;;&quot;Do&quot;;IF([.P6]=&quot;Do&quot;;&quot;Fr&quot;;IF([.P6]=&quot;Fr&quot;;&quot;Sa&quot;;IF([.P6]=&quot;Sa&quot;;&quot;So&quot;;IF([.P6]=&quot;So&quot;;&quot;Mo&quot;;&quot;FEHLER&quot;)))))))" office:value-type="string" office:string-value="Sa" calcext:value-type="string">
            <text:p>Sa</text:p>
          </table:table-cell>
          <table:table-cell table:style-name="ce6" table:formula="of:=IF([.Q6]=&quot;Mo&quot;;&quot;Di&quot;;IF([.Q6]=&quot;Di&quot;;&quot;Mi&quot;;IF([.Q6]=&quot;Mi&quot;;&quot;Do&quot;;IF([.Q6]=&quot;Do&quot;;&quot;Fr&quot;;IF([.Q6]=&quot;Fr&quot;;&quot;Sa&quot;;IF([.Q6]=&quot;Sa&quot;;&quot;So&quot;;IF([.Q6]=&quot;So&quot;;&quot;Mo&quot;;&quot;FEHLER&quot;)))))))" office:value-type="string" office:string-value="So" calcext:value-type="string">
            <text:p>So</text:p>
          </table:table-cell>
          <table:table-cell table:style-name="ce6" table:formula="of:=IF([.R6]=&quot;Mo&quot;;&quot;Di&quot;;IF([.R6]=&quot;Di&quot;;&quot;Mi&quot;;IF([.R6]=&quot;Mi&quot;;&quot;Do&quot;;IF([.R6]=&quot;Do&quot;;&quot;Fr&quot;;IF([.R6]=&quot;Fr&quot;;&quot;Sa&quot;;IF([.R6]=&quot;Sa&quot;;&quot;So&quot;;IF([.R6]=&quot;So&quot;;&quot;Mo&quot;;&quot;FEHLER&quot;)))))))" office:value-type="string" office:string-value="Mo" calcext:value-type="string">
            <text:p>Mo</text:p>
          </table:table-cell>
          <table:table-cell table:style-name="ce6" table:formula="of:=IF([.S6]=&quot;Mo&quot;;&quot;Di&quot;;IF([.S6]=&quot;Di&quot;;&quot;Mi&quot;;IF([.S6]=&quot;Mi&quot;;&quot;Do&quot;;IF([.S6]=&quot;Do&quot;;&quot;Fr&quot;;IF([.S6]=&quot;Fr&quot;;&quot;Sa&quot;;IF([.S6]=&quot;Sa&quot;;&quot;So&quot;;IF([.S6]=&quot;So&quot;;&quot;Mo&quot;;&quot;FEHLER&quot;)))))))" office:value-type="string" office:string-value="Di" calcext:value-type="string">
            <text:p>Di</text:p>
          </table:table-cell>
          <table:table-cell table:style-name="ce6" table:formula="of:=IF([.T6]=&quot;Mo&quot;;&quot;Di&quot;;IF([.T6]=&quot;Di&quot;;&quot;Mi&quot;;IF([.T6]=&quot;Mi&quot;;&quot;Do&quot;;IF([.T6]=&quot;Do&quot;;&quot;Fr&quot;;IF([.T6]=&quot;Fr&quot;;&quot;Sa&quot;;IF([.T6]=&quot;Sa&quot;;&quot;So&quot;;IF([.T6]=&quot;So&quot;;&quot;Mo&quot;;&quot;FEHLER&quot;)))))))" office:value-type="string" office:string-value="Mi" calcext:value-type="string">
            <text:p>Mi</text:p>
          </table:table-cell>
          <table:table-cell table:style-name="ce6" table:formula="of:=IF([.U6]=&quot;Mo&quot;;&quot;Di&quot;;IF([.U6]=&quot;Di&quot;;&quot;Mi&quot;;IF([.U6]=&quot;Mi&quot;;&quot;Do&quot;;IF([.U6]=&quot;Do&quot;;&quot;Fr&quot;;IF([.U6]=&quot;Fr&quot;;&quot;Sa&quot;;IF([.U6]=&quot;Sa&quot;;&quot;So&quot;;IF([.U6]=&quot;So&quot;;&quot;Mo&quot;;&quot;FEHLER&quot;)))))))" office:value-type="string" office:string-value="Do" calcext:value-type="string">
            <text:p>Do</text:p>
          </table:table-cell>
          <table:table-cell table:style-name="ce6" table:formula="of:=IF([.V6]=&quot;Mo&quot;;&quot;Di&quot;;IF([.V6]=&quot;Di&quot;;&quot;Mi&quot;;IF([.V6]=&quot;Mi&quot;;&quot;Do&quot;;IF([.V6]=&quot;Do&quot;;&quot;Fr&quot;;IF([.V6]=&quot;Fr&quot;;&quot;Sa&quot;;IF([.V6]=&quot;Sa&quot;;&quot;So&quot;;IF([.V6]=&quot;So&quot;;&quot;Mo&quot;;&quot;FEHLER&quot;)))))))" office:value-type="string" office:string-value="Fr" calcext:value-type="string">
            <text:p>Fr</text:p>
          </table:table-cell>
          <table:table-cell table:style-name="ce6" table:formula="of:=IF([.W6]=&quot;Mo&quot;;&quot;Di&quot;;IF([.W6]=&quot;Di&quot;;&quot;Mi&quot;;IF([.W6]=&quot;Mi&quot;;&quot;Do&quot;;IF([.W6]=&quot;Do&quot;;&quot;Fr&quot;;IF([.W6]=&quot;Fr&quot;;&quot;Sa&quot;;IF([.W6]=&quot;Sa&quot;;&quot;So&quot;;IF([.W6]=&quot;So&quot;;&quot;Mo&quot;;&quot;FEHLER&quot;)))))))" office:value-type="string" office:string-value="Sa" calcext:value-type="string">
            <text:p>Sa</text:p>
          </table:table-cell>
          <table:table-cell table:style-name="ce6" table:formula="of:=IF([.X6]=&quot;Mo&quot;;&quot;Di&quot;;IF([.X6]=&quot;Di&quot;;&quot;Mi&quot;;IF([.X6]=&quot;Mi&quot;;&quot;Do&quot;;IF([.X6]=&quot;Do&quot;;&quot;Fr&quot;;IF([.X6]=&quot;Fr&quot;;&quot;Sa&quot;;IF([.X6]=&quot;Sa&quot;;&quot;So&quot;;IF([.X6]=&quot;So&quot;;&quot;Mo&quot;;&quot;FEHLER&quot;)))))))" office:value-type="string" office:string-value="So" calcext:value-type="string">
            <text:p>So</text:p>
          </table:table-cell>
          <table:table-cell table:style-name="ce6" table:formula="of:=IF([.Y6]=&quot;Mo&quot;;&quot;Di&quot;;IF([.Y6]=&quot;Di&quot;;&quot;Mi&quot;;IF([.Y6]=&quot;Mi&quot;;&quot;Do&quot;;IF([.Y6]=&quot;Do&quot;;&quot;Fr&quot;;IF([.Y6]=&quot;Fr&quot;;&quot;Sa&quot;;IF([.Y6]=&quot;Sa&quot;;&quot;So&quot;;IF([.Y6]=&quot;So&quot;;&quot;Mo&quot;;&quot;FEHLER&quot;)))))))" office:value-type="string" office:string-value="Mo" calcext:value-type="string">
            <text:p>Mo</text:p>
          </table:table-cell>
          <table:table-cell table:style-name="ce6" table:formula="of:=IF([.Z6]=&quot;Mo&quot;;&quot;Di&quot;;IF([.Z6]=&quot;Di&quot;;&quot;Mi&quot;;IF([.Z6]=&quot;Mi&quot;;&quot;Do&quot;;IF([.Z6]=&quot;Do&quot;;&quot;Fr&quot;;IF([.Z6]=&quot;Fr&quot;;&quot;Sa&quot;;IF([.Z6]=&quot;Sa&quot;;&quot;So&quot;;IF([.Z6]=&quot;So&quot;;&quot;Mo&quot;;&quot;FEHLER&quot;)))))))" office:value-type="string" office:string-value="Di" calcext:value-type="string">
            <text:p>Di</text:p>
          </table:table-cell>
          <table:table-cell table:style-name="ce6" table:formula="of:=IF([.AA6]=&quot;Mo&quot;;&quot;Di&quot;;IF([.AA6]=&quot;Di&quot;;&quot;Mi&quot;;IF([.AA6]=&quot;Mi&quot;;&quot;Do&quot;;IF([.AA6]=&quot;Do&quot;;&quot;Fr&quot;;IF([.AA6]=&quot;Fr&quot;;&quot;Sa&quot;;IF([.AA6]=&quot;Sa&quot;;&quot;So&quot;;IF([.AA6]=&quot;So&quot;;&quot;Mo&quot;;&quot;FEHLER&quot;)))))))" office:value-type="string" office:string-value="Mi" calcext:value-type="string">
            <text:p>Mi</text:p>
          </table:table-cell>
          <table:table-cell table:style-name="ce6" table:formula="of:=IF([.AB6]=&quot;Mo&quot;;&quot;Di&quot;;IF([.AB6]=&quot;Di&quot;;&quot;Mi&quot;;IF([.AB6]=&quot;Mi&quot;;&quot;Do&quot;;IF([.AB6]=&quot;Do&quot;;&quot;Fr&quot;;IF([.AB6]=&quot;Fr&quot;;&quot;Sa&quot;;IF([.AB6]=&quot;Sa&quot;;&quot;So&quot;;IF([.AB6]=&quot;So&quot;;&quot;Mo&quot;;&quot;FEHLER&quot;)))))))" office:value-type="string" office:string-value="Do" calcext:value-type="string">
            <text:p>Do</text:p>
          </table:table-cell>
          <table:table-cell table:style-name="ce6" table:formula="of:=IF([.AC6]=&quot;Mo&quot;;&quot;Di&quot;;IF([.AC6]=&quot;Di&quot;;&quot;Mi&quot;;IF([.AC6]=&quot;Mi&quot;;&quot;Do&quot;;IF([.AC6]=&quot;Do&quot;;&quot;Fr&quot;;IF([.AC6]=&quot;Fr&quot;;&quot;Sa&quot;;IF([.AC6]=&quot;Sa&quot;;&quot;So&quot;;IF([.AC6]=&quot;So&quot;;&quot;Mo&quot;;&quot;FEHLER&quot;)))))))" office:value-type="string" office:string-value="Fr" calcext:value-type="string">
            <text:p>Fr</text:p>
          </table:table-cell>
          <table:table-cell table:style-name="ce6" table:formula="of:=IF([.AD6]=&quot;Mo&quot;;&quot;Di&quot;;IF([.AD6]=&quot;Di&quot;;&quot;Mi&quot;;IF([.AD6]=&quot;Mi&quot;;&quot;Do&quot;;IF([.AD6]=&quot;Do&quot;;&quot;Fr&quot;;IF([.AD6]=&quot;Fr&quot;;&quot;Sa&quot;;IF([.AD6]=&quot;Sa&quot;;&quot;So&quot;;IF([.AD6]=&quot;So&quot;;&quot;Mo&quot;;&quot;FEHLER&quot;)))))))" office:value-type="string" office:string-value="Sa" calcext:value-type="string">
            <text:p>Sa</text:p>
          </table:table-cell>
          <table:table-cell table:style-name="ce6" table:formula="of:=IF([.AE6]=&quot;Mo&quot;;&quot;Di&quot;;IF([.AE6]=&quot;Di&quot;;&quot;Mi&quot;;IF([.AE6]=&quot;Mi&quot;;&quot;Do&quot;;IF([.AE6]=&quot;Do&quot;;&quot;Fr&quot;;IF([.AE6]=&quot;Fr&quot;;&quot;Sa&quot;;IF([.AE6]=&quot;Sa&quot;;&quot;So&quot;;IF([.AE6]=&quot;So&quot;;&quot;Mo&quot;;&quot;FEHLER&quot;)))))))" office:value-type="string" office:string-value="So" calcext:value-type="string">
            <text:p>So</text:p>
          </table:table-cell>
          <table:table-cell table:style-name="ce7"/>
          <table:table-cell table:number-columns-repeated="991"/>
        </table:table-row>
        <table:table-row table:style-name="ro3">
          <table:table-cell/>
          <table:table-cell table:style-name="ce4" office:value-type="string" calcext:value-type="string">
            <text:p>Mai</text:p>
          </table:table-cell>
          <table:table-cell table:style-name="ce6" table:formula="of:=IF([.AF6]=&quot;Mo&quot;;&quot;Di&quot;;IF([.AF6]=&quot;Di&quot;;&quot;Mi&quot;;IF([.AF6]=&quot;Mi&quot;;&quot;Do&quot;;IF([.AF6]=&quot;Do&quot;;&quot;Fr&quot;;IF([.AF6]=&quot;Fr&quot;;&quot;Sa&quot;;IF([.AF6]=&quot;Sa&quot;;&quot;So&quot;;IF([.AF6]=&quot;So&quot;;&quot;Mo&quot;;&quot;FEHLER&quot;)))))))" office:value-type="string" office:string-value="Mo" calcext:value-type="string">
            <text:p>Mo</text:p>
          </table:table-cell>
          <table:table-cell table:style-name="ce7" table:formula="of:=IF([.C7]=&quot;Mo&quot;;&quot;Di&quot;;IF([.C7]=&quot;Di&quot;;&quot;Mi&quot;;IF([.C7]=&quot;Mi&quot;;&quot;Do&quot;;IF([.C7]=&quot;Do&quot;;&quot;Fr&quot;;IF([.C7]=&quot;Fr&quot;;&quot;Sa&quot;;IF([.C7]=&quot;Sa&quot;;&quot;So&quot;;IF([.C7]=&quot;So&quot;;&quot;Mo&quot;;&quot;FEHLER&quot;)))))))" office:value-type="string" office:string-value="Di" calcext:value-type="string">
            <text:p>Di</text:p>
          </table:table-cell>
          <table:table-cell table:style-name="ce6" table:formula="of:=IF([.D7]=&quot;Mo&quot;;&quot;Di&quot;;IF([.D7]=&quot;Di&quot;;&quot;Mi&quot;;IF([.D7]=&quot;Mi&quot;;&quot;Do&quot;;IF([.D7]=&quot;Do&quot;;&quot;Fr&quot;;IF([.D7]=&quot;Fr&quot;;&quot;Sa&quot;;IF([.D7]=&quot;Sa&quot;;&quot;So&quot;;IF([.D7]=&quot;So&quot;;&quot;Mo&quot;;&quot;FEHLER&quot;)))))))" office:value-type="string" office:string-value="Mi" calcext:value-type="string">
            <text:p>Mi</text:p>
          </table:table-cell>
          <table:table-cell table:style-name="ce6" table:formula="of:=IF([.E7]=&quot;Mo&quot;;&quot;Di&quot;;IF([.E7]=&quot;Di&quot;;&quot;Mi&quot;;IF([.E7]=&quot;Mi&quot;;&quot;Do&quot;;IF([.E7]=&quot;Do&quot;;&quot;Fr&quot;;IF([.E7]=&quot;Fr&quot;;&quot;Sa&quot;;IF([.E7]=&quot;Sa&quot;;&quot;So&quot;;IF([.E7]=&quot;So&quot;;&quot;Mo&quot;;&quot;FEHLER&quot;)))))))" office:value-type="string" office:string-value="Do" calcext:value-type="string">
            <text:p>Do</text:p>
          </table:table-cell>
          <table:table-cell table:style-name="ce6" table:formula="of:=IF([.F7]=&quot;Mo&quot;;&quot;Di&quot;;IF([.F7]=&quot;Di&quot;;&quot;Mi&quot;;IF([.F7]=&quot;Mi&quot;;&quot;Do&quot;;IF([.F7]=&quot;Do&quot;;&quot;Fr&quot;;IF([.F7]=&quot;Fr&quot;;&quot;Sa&quot;;IF([.F7]=&quot;Sa&quot;;&quot;So&quot;;IF([.F7]=&quot;So&quot;;&quot;Mo&quot;;&quot;FEHLER&quot;)))))))" office:value-type="string" office:string-value="Fr" calcext:value-type="string">
            <text:p>Fr</text:p>
          </table:table-cell>
          <table:table-cell table:style-name="ce6" table:formula="of:=IF([.G7]=&quot;Mo&quot;;&quot;Di&quot;;IF([.G7]=&quot;Di&quot;;&quot;Mi&quot;;IF([.G7]=&quot;Mi&quot;;&quot;Do&quot;;IF([.G7]=&quot;Do&quot;;&quot;Fr&quot;;IF([.G7]=&quot;Fr&quot;;&quot;Sa&quot;;IF([.G7]=&quot;Sa&quot;;&quot;So&quot;;IF([.G7]=&quot;So&quot;;&quot;Mo&quot;;&quot;FEHLER&quot;)))))))" office:value-type="string" office:string-value="Sa" calcext:value-type="string">
            <text:p>Sa</text:p>
          </table:table-cell>
          <table:table-cell table:style-name="ce6" table:formula="of:=IF([.H7]=&quot;Mo&quot;;&quot;Di&quot;;IF([.H7]=&quot;Di&quot;;&quot;Mi&quot;;IF([.H7]=&quot;Mi&quot;;&quot;Do&quot;;IF([.H7]=&quot;Do&quot;;&quot;Fr&quot;;IF([.H7]=&quot;Fr&quot;;&quot;Sa&quot;;IF([.H7]=&quot;Sa&quot;;&quot;So&quot;;IF([.H7]=&quot;So&quot;;&quot;Mo&quot;;&quot;FEHLER&quot;)))))))" office:value-type="string" office:string-value="So" calcext:value-type="string">
            <text:p>So</text:p>
          </table:table-cell>
          <table:table-cell table:style-name="ce6" table:formula="of:=IF([.I7]=&quot;Mo&quot;;&quot;Di&quot;;IF([.I7]=&quot;Di&quot;;&quot;Mi&quot;;IF([.I7]=&quot;Mi&quot;;&quot;Do&quot;;IF([.I7]=&quot;Do&quot;;&quot;Fr&quot;;IF([.I7]=&quot;Fr&quot;;&quot;Sa&quot;;IF([.I7]=&quot;Sa&quot;;&quot;So&quot;;IF([.I7]=&quot;So&quot;;&quot;Mo&quot;;&quot;FEHLER&quot;)))))))" office:value-type="string" office:string-value="Mo" calcext:value-type="string">
            <text:p>Mo</text:p>
          </table:table-cell>
          <table:table-cell table:style-name="ce6" table:formula="of:=IF([.J7]=&quot;Mo&quot;;&quot;Di&quot;;IF([.J7]=&quot;Di&quot;;&quot;Mi&quot;;IF([.J7]=&quot;Mi&quot;;&quot;Do&quot;;IF([.J7]=&quot;Do&quot;;&quot;Fr&quot;;IF([.J7]=&quot;Fr&quot;;&quot;Sa&quot;;IF([.J7]=&quot;Sa&quot;;&quot;So&quot;;IF([.J7]=&quot;So&quot;;&quot;Mo&quot;;&quot;FEHLER&quot;)))))))" office:value-type="string" office:string-value="Di" calcext:value-type="string">
            <text:p>Di</text:p>
          </table:table-cell>
          <table:table-cell table:style-name="ce6" table:formula="of:=IF([.K7]=&quot;Mo&quot;;&quot;Di&quot;;IF([.K7]=&quot;Di&quot;;&quot;Mi&quot;;IF([.K7]=&quot;Mi&quot;;&quot;Do&quot;;IF([.K7]=&quot;Do&quot;;&quot;Fr&quot;;IF([.K7]=&quot;Fr&quot;;&quot;Sa&quot;;IF([.K7]=&quot;Sa&quot;;&quot;So&quot;;IF([.K7]=&quot;So&quot;;&quot;Mo&quot;;&quot;FEHLER&quot;)))))))" office:value-type="string" office:string-value="Mi" calcext:value-type="string">
            <text:p>Mi</text:p>
          </table:table-cell>
          <table:table-cell table:style-name="ce6" table:formula="of:=IF([.L7]=&quot;Mo&quot;;&quot;Di&quot;;IF([.L7]=&quot;Di&quot;;&quot;Mi&quot;;IF([.L7]=&quot;Mi&quot;;&quot;Do&quot;;IF([.L7]=&quot;Do&quot;;&quot;Fr&quot;;IF([.L7]=&quot;Fr&quot;;&quot;Sa&quot;;IF([.L7]=&quot;Sa&quot;;&quot;So&quot;;IF([.L7]=&quot;So&quot;;&quot;Mo&quot;;&quot;FEHLER&quot;)))))))" office:value-type="string" office:string-value="Do" calcext:value-type="string">
            <text:p>Do</text:p>
          </table:table-cell>
          <table:table-cell table:style-name="ce6" table:formula="of:=IF([.M7]=&quot;Mo&quot;;&quot;Di&quot;;IF([.M7]=&quot;Di&quot;;&quot;Mi&quot;;IF([.M7]=&quot;Mi&quot;;&quot;Do&quot;;IF([.M7]=&quot;Do&quot;;&quot;Fr&quot;;IF([.M7]=&quot;Fr&quot;;&quot;Sa&quot;;IF([.M7]=&quot;Sa&quot;;&quot;So&quot;;IF([.M7]=&quot;So&quot;;&quot;Mo&quot;;&quot;FEHLER&quot;)))))))" office:value-type="string" office:string-value="Fr" calcext:value-type="string">
            <text:p>Fr</text:p>
          </table:table-cell>
          <table:table-cell table:style-name="ce6" table:formula="of:=IF([.N7]=&quot;Mo&quot;;&quot;Di&quot;;IF([.N7]=&quot;Di&quot;;&quot;Mi&quot;;IF([.N7]=&quot;Mi&quot;;&quot;Do&quot;;IF([.N7]=&quot;Do&quot;;&quot;Fr&quot;;IF([.N7]=&quot;Fr&quot;;&quot;Sa&quot;;IF([.N7]=&quot;Sa&quot;;&quot;So&quot;;IF([.N7]=&quot;So&quot;;&quot;Mo&quot;;&quot;FEHLER&quot;)))))))" office:value-type="string" office:string-value="Sa" calcext:value-type="string">
            <text:p>Sa</text:p>
          </table:table-cell>
          <table:table-cell table:style-name="ce6" table:formula="of:=IF([.O7]=&quot;Mo&quot;;&quot;Di&quot;;IF([.O7]=&quot;Di&quot;;&quot;Mi&quot;;IF([.O7]=&quot;Mi&quot;;&quot;Do&quot;;IF([.O7]=&quot;Do&quot;;&quot;Fr&quot;;IF([.O7]=&quot;Fr&quot;;&quot;Sa&quot;;IF([.O7]=&quot;Sa&quot;;&quot;So&quot;;IF([.O7]=&quot;So&quot;;&quot;Mo&quot;;&quot;FEHLER&quot;)))))))" office:value-type="string" office:string-value="So" calcext:value-type="string">
            <text:p>So</text:p>
          </table:table-cell>
          <table:table-cell table:style-name="ce6" table:formula="of:=IF([.P7]=&quot;Mo&quot;;&quot;Di&quot;;IF([.P7]=&quot;Di&quot;;&quot;Mi&quot;;IF([.P7]=&quot;Mi&quot;;&quot;Do&quot;;IF([.P7]=&quot;Do&quot;;&quot;Fr&quot;;IF([.P7]=&quot;Fr&quot;;&quot;Sa&quot;;IF([.P7]=&quot;Sa&quot;;&quot;So&quot;;IF([.P7]=&quot;So&quot;;&quot;Mo&quot;;&quot;FEHLER&quot;)))))))" office:value-type="string" office:string-value="Mo" calcext:value-type="string">
            <text:p>Mo</text:p>
          </table:table-cell>
          <table:table-cell table:style-name="ce6" table:formula="of:=IF([.Q7]=&quot;Mo&quot;;&quot;Di&quot;;IF([.Q7]=&quot;Di&quot;;&quot;Mi&quot;;IF([.Q7]=&quot;Mi&quot;;&quot;Do&quot;;IF([.Q7]=&quot;Do&quot;;&quot;Fr&quot;;IF([.Q7]=&quot;Fr&quot;;&quot;Sa&quot;;IF([.Q7]=&quot;Sa&quot;;&quot;So&quot;;IF([.Q7]=&quot;So&quot;;&quot;Mo&quot;;&quot;FEHLER&quot;)))))))" office:value-type="string" office:string-value="Di" calcext:value-type="string">
            <text:p>Di</text:p>
          </table:table-cell>
          <table:table-cell table:style-name="ce6" table:formula="of:=IF([.R7]=&quot;Mo&quot;;&quot;Di&quot;;IF([.R7]=&quot;Di&quot;;&quot;Mi&quot;;IF([.R7]=&quot;Mi&quot;;&quot;Do&quot;;IF([.R7]=&quot;Do&quot;;&quot;Fr&quot;;IF([.R7]=&quot;Fr&quot;;&quot;Sa&quot;;IF([.R7]=&quot;Sa&quot;;&quot;So&quot;;IF([.R7]=&quot;So&quot;;&quot;Mo&quot;;&quot;FEHLER&quot;)))))))" office:value-type="string" office:string-value="Mi" calcext:value-type="string">
            <text:p>Mi</text:p>
          </table:table-cell>
          <table:table-cell table:style-name="ce6" table:formula="of:=IF([.S7]=&quot;Mo&quot;;&quot;Di&quot;;IF([.S7]=&quot;Di&quot;;&quot;Mi&quot;;IF([.S7]=&quot;Mi&quot;;&quot;Do&quot;;IF([.S7]=&quot;Do&quot;;&quot;Fr&quot;;IF([.S7]=&quot;Fr&quot;;&quot;Sa&quot;;IF([.S7]=&quot;Sa&quot;;&quot;So&quot;;IF([.S7]=&quot;So&quot;;&quot;Mo&quot;;&quot;FEHLER&quot;)))))))" office:value-type="string" office:string-value="Do" calcext:value-type="string">
            <text:p>Do</text:p>
          </table:table-cell>
          <table:table-cell table:style-name="ce6" table:formula="of:=IF([.T7]=&quot;Mo&quot;;&quot;Di&quot;;IF([.T7]=&quot;Di&quot;;&quot;Mi&quot;;IF([.T7]=&quot;Mi&quot;;&quot;Do&quot;;IF([.T7]=&quot;Do&quot;;&quot;Fr&quot;;IF([.T7]=&quot;Fr&quot;;&quot;Sa&quot;;IF([.T7]=&quot;Sa&quot;;&quot;So&quot;;IF([.T7]=&quot;So&quot;;&quot;Mo&quot;;&quot;FEHLER&quot;)))))))" office:value-type="string" office:string-value="Fr" calcext:value-type="string">
            <text:p>Fr</text:p>
          </table:table-cell>
          <table:table-cell table:style-name="ce6" table:formula="of:=IF([.U7]=&quot;Mo&quot;;&quot;Di&quot;;IF([.U7]=&quot;Di&quot;;&quot;Mi&quot;;IF([.U7]=&quot;Mi&quot;;&quot;Do&quot;;IF([.U7]=&quot;Do&quot;;&quot;Fr&quot;;IF([.U7]=&quot;Fr&quot;;&quot;Sa&quot;;IF([.U7]=&quot;Sa&quot;;&quot;So&quot;;IF([.U7]=&quot;So&quot;;&quot;Mo&quot;;&quot;FEHLER&quot;)))))))" office:value-type="string" office:string-value="Sa" calcext:value-type="string">
            <text:p>Sa</text:p>
          </table:table-cell>
          <table:table-cell table:style-name="ce6" table:formula="of:=IF([.V7]=&quot;Mo&quot;;&quot;Di&quot;;IF([.V7]=&quot;Di&quot;;&quot;Mi&quot;;IF([.V7]=&quot;Mi&quot;;&quot;Do&quot;;IF([.V7]=&quot;Do&quot;;&quot;Fr&quot;;IF([.V7]=&quot;Fr&quot;;&quot;Sa&quot;;IF([.V7]=&quot;Sa&quot;;&quot;So&quot;;IF([.V7]=&quot;So&quot;;&quot;Mo&quot;;&quot;FEHLER&quot;)))))))" office:value-type="string" office:string-value="So" calcext:value-type="string">
            <text:p>So</text:p>
          </table:table-cell>
          <table:table-cell table:style-name="ce6" table:formula="of:=IF([.W7]=&quot;Mo&quot;;&quot;Di&quot;;IF([.W7]=&quot;Di&quot;;&quot;Mi&quot;;IF([.W7]=&quot;Mi&quot;;&quot;Do&quot;;IF([.W7]=&quot;Do&quot;;&quot;Fr&quot;;IF([.W7]=&quot;Fr&quot;;&quot;Sa&quot;;IF([.W7]=&quot;Sa&quot;;&quot;So&quot;;IF([.W7]=&quot;So&quot;;&quot;Mo&quot;;&quot;FEHLER&quot;)))))))" office:value-type="string" office:string-value="Mo" calcext:value-type="string">
            <text:p>Mo</text:p>
          </table:table-cell>
          <table:table-cell table:style-name="ce6" table:formula="of:=IF([.X7]=&quot;Mo&quot;;&quot;Di&quot;;IF([.X7]=&quot;Di&quot;;&quot;Mi&quot;;IF([.X7]=&quot;Mi&quot;;&quot;Do&quot;;IF([.X7]=&quot;Do&quot;;&quot;Fr&quot;;IF([.X7]=&quot;Fr&quot;;&quot;Sa&quot;;IF([.X7]=&quot;Sa&quot;;&quot;So&quot;;IF([.X7]=&quot;So&quot;;&quot;Mo&quot;;&quot;FEHLER&quot;)))))))" office:value-type="string" office:string-value="Di" calcext:value-type="string">
            <text:p>Di</text:p>
          </table:table-cell>
          <table:table-cell table:style-name="ce6" table:formula="of:=IF([.Y7]=&quot;Mo&quot;;&quot;Di&quot;;IF([.Y7]=&quot;Di&quot;;&quot;Mi&quot;;IF([.Y7]=&quot;Mi&quot;;&quot;Do&quot;;IF([.Y7]=&quot;Do&quot;;&quot;Fr&quot;;IF([.Y7]=&quot;Fr&quot;;&quot;Sa&quot;;IF([.Y7]=&quot;Sa&quot;;&quot;So&quot;;IF([.Y7]=&quot;So&quot;;&quot;Mo&quot;;&quot;FEHLER&quot;)))))))" office:value-type="string" office:string-value="Mi" calcext:value-type="string">
            <text:p>Mi</text:p>
          </table:table-cell>
          <table:table-cell table:style-name="ce6" table:formula="of:=IF([.Z7]=&quot;Mo&quot;;&quot;Di&quot;;IF([.Z7]=&quot;Di&quot;;&quot;Mi&quot;;IF([.Z7]=&quot;Mi&quot;;&quot;Do&quot;;IF([.Z7]=&quot;Do&quot;;&quot;Fr&quot;;IF([.Z7]=&quot;Fr&quot;;&quot;Sa&quot;;IF([.Z7]=&quot;Sa&quot;;&quot;So&quot;;IF([.Z7]=&quot;So&quot;;&quot;Mo&quot;;&quot;FEHLER&quot;)))))))" office:value-type="string" office:string-value="Do" calcext:value-type="string">
            <text:p>Do</text:p>
          </table:table-cell>
          <table:table-cell table:style-name="ce6" table:formula="of:=IF([.AA7]=&quot;Mo&quot;;&quot;Di&quot;;IF([.AA7]=&quot;Di&quot;;&quot;Mi&quot;;IF([.AA7]=&quot;Mi&quot;;&quot;Do&quot;;IF([.AA7]=&quot;Do&quot;;&quot;Fr&quot;;IF([.AA7]=&quot;Fr&quot;;&quot;Sa&quot;;IF([.AA7]=&quot;Sa&quot;;&quot;So&quot;;IF([.AA7]=&quot;So&quot;;&quot;Mo&quot;;&quot;FEHLER&quot;)))))))" office:value-type="string" office:string-value="Fr" calcext:value-type="string">
            <text:p>Fr</text:p>
          </table:table-cell>
          <table:table-cell table:style-name="ce6" table:formula="of:=IF([.AB7]=&quot;Mo&quot;;&quot;Di&quot;;IF([.AB7]=&quot;Di&quot;;&quot;Mi&quot;;IF([.AB7]=&quot;Mi&quot;;&quot;Do&quot;;IF([.AB7]=&quot;Do&quot;;&quot;Fr&quot;;IF([.AB7]=&quot;Fr&quot;;&quot;Sa&quot;;IF([.AB7]=&quot;Sa&quot;;&quot;So&quot;;IF([.AB7]=&quot;So&quot;;&quot;Mo&quot;;&quot;FEHLER&quot;)))))))" office:value-type="string" office:string-value="Sa" calcext:value-type="string">
            <text:p>Sa</text:p>
          </table:table-cell>
          <table:table-cell table:style-name="ce6" table:formula="of:=IF([.AC7]=&quot;Mo&quot;;&quot;Di&quot;;IF([.AC7]=&quot;Di&quot;;&quot;Mi&quot;;IF([.AC7]=&quot;Mi&quot;;&quot;Do&quot;;IF([.AC7]=&quot;Do&quot;;&quot;Fr&quot;;IF([.AC7]=&quot;Fr&quot;;&quot;Sa&quot;;IF([.AC7]=&quot;Sa&quot;;&quot;So&quot;;IF([.AC7]=&quot;So&quot;;&quot;Mo&quot;;&quot;FEHLER&quot;)))))))" office:value-type="string" office:string-value="So" calcext:value-type="string">
            <text:p>So</text:p>
          </table:table-cell>
          <table:table-cell table:style-name="ce6" table:formula="of:=IF([.AD7]=&quot;Mo&quot;;&quot;Di&quot;;IF([.AD7]=&quot;Di&quot;;&quot;Mi&quot;;IF([.AD7]=&quot;Mi&quot;;&quot;Do&quot;;IF([.AD7]=&quot;Do&quot;;&quot;Fr&quot;;IF([.AD7]=&quot;Fr&quot;;&quot;Sa&quot;;IF([.AD7]=&quot;Sa&quot;;&quot;So&quot;;IF([.AD7]=&quot;So&quot;;&quot;Mo&quot;;&quot;FEHLER&quot;)))))))" office:value-type="string" office:string-value="Mo" calcext:value-type="string">
            <text:p>Mo</text:p>
          </table:table-cell>
          <table:table-cell table:style-name="ce6" table:formula="of:=IF([.AE7]=&quot;Mo&quot;;&quot;Di&quot;;IF([.AE7]=&quot;Di&quot;;&quot;Mi&quot;;IF([.AE7]=&quot;Mi&quot;;&quot;Do&quot;;IF([.AE7]=&quot;Do&quot;;&quot;Fr&quot;;IF([.AE7]=&quot;Fr&quot;;&quot;Sa&quot;;IF([.AE7]=&quot;Sa&quot;;&quot;So&quot;;IF([.AE7]=&quot;So&quot;;&quot;Mo&quot;;&quot;FEHLER&quot;)))))))" office:value-type="string" office:string-value="Di" calcext:value-type="string">
            <text:p>Di</text:p>
          </table:table-cell>
          <table:table-cell table:style-name="ce6" table:formula="of:=IF([.AF7]=&quot;Mo&quot;;&quot;Di&quot;;IF([.AF7]=&quot;Di&quot;;&quot;Mi&quot;;IF([.AF7]=&quot;Mi&quot;;&quot;Do&quot;;IF([.AF7]=&quot;Do&quot;;&quot;Fr&quot;;IF([.AF7]=&quot;Fr&quot;;&quot;Sa&quot;;IF([.AF7]=&quot;Sa&quot;;&quot;So&quot;;IF([.AF7]=&quot;So&quot;;&quot;Mo&quot;;&quot;FEHLER&quot;)))))))" office:value-type="string" office:string-value="Mi" calcext:value-type="string">
            <text:p>Mi</text:p>
          </table:table-cell>
          <table:table-cell table:number-columns-repeated="991"/>
        </table:table-row>
        <table:table-row table:style-name="ro3">
          <table:table-cell/>
          <table:table-cell table:style-name="ce4" office:value-type="string" calcext:value-type="string">
            <text:p>Jun</text:p>
          </table:table-cell>
          <table:table-cell table:style-name="ce7" table:formula="of:=IF([.AG7]=&quot;Mo&quot;;&quot;Di&quot;;IF([.AG7]=&quot;Di&quot;;&quot;Mi&quot;;IF([.AG7]=&quot;Mi&quot;;&quot;Do&quot;;IF([.AG7]=&quot;Do&quot;;&quot;Fr&quot;;IF([.AG7]=&quot;Fr&quot;;&quot;Sa&quot;;IF([.AG7]=&quot;Sa&quot;;&quot;So&quot;;IF([.AG7]=&quot;So&quot;;&quot;Mo&quot;;&quot;FEHLER&quot;)))))))" office:value-type="string" office:string-value="Do" calcext:value-type="string">
            <text:p>Do</text:p>
          </table:table-cell>
          <table:table-cell table:style-name="ce7" table:formula="of:=IF([.C8]=&quot;Mo&quot;;&quot;Di&quot;;IF([.C8]=&quot;Di&quot;;&quot;Mi&quot;;IF([.C8]=&quot;Mi&quot;;&quot;Do&quot;;IF([.C8]=&quot;Do&quot;;&quot;Fr&quot;;IF([.C8]=&quot;Fr&quot;;&quot;Sa&quot;;IF([.C8]=&quot;Sa&quot;;&quot;So&quot;;IF([.C8]=&quot;So&quot;;&quot;Mo&quot;;&quot;FEHLER&quot;)))))))" office:value-type="string" office:string-value="Fr" calcext:value-type="string">
            <text:p>Fr</text:p>
          </table:table-cell>
          <table:table-cell table:style-name="ce6" table:formula="of:=IF([.D8]=&quot;Mo&quot;;&quot;Di&quot;;IF([.D8]=&quot;Di&quot;;&quot;Mi&quot;;IF([.D8]=&quot;Mi&quot;;&quot;Do&quot;;IF([.D8]=&quot;Do&quot;;&quot;Fr&quot;;IF([.D8]=&quot;Fr&quot;;&quot;Sa&quot;;IF([.D8]=&quot;Sa&quot;;&quot;So&quot;;IF([.D8]=&quot;So&quot;;&quot;Mo&quot;;&quot;FEHLER&quot;)))))))" office:value-type="string" office:string-value="Sa" calcext:value-type="string">
            <text:p>Sa</text:p>
          </table:table-cell>
          <table:table-cell table:style-name="ce6" table:formula="of:=IF([.E8]=&quot;Mo&quot;;&quot;Di&quot;;IF([.E8]=&quot;Di&quot;;&quot;Mi&quot;;IF([.E8]=&quot;Mi&quot;;&quot;Do&quot;;IF([.E8]=&quot;Do&quot;;&quot;Fr&quot;;IF([.E8]=&quot;Fr&quot;;&quot;Sa&quot;;IF([.E8]=&quot;Sa&quot;;&quot;So&quot;;IF([.E8]=&quot;So&quot;;&quot;Mo&quot;;&quot;FEHLER&quot;)))))))" office:value-type="string" office:string-value="So" calcext:value-type="string">
            <text:p>So</text:p>
          </table:table-cell>
          <table:table-cell table:style-name="ce6" table:formula="of:=IF([.F8]=&quot;Mo&quot;;&quot;Di&quot;;IF([.F8]=&quot;Di&quot;;&quot;Mi&quot;;IF([.F8]=&quot;Mi&quot;;&quot;Do&quot;;IF([.F8]=&quot;Do&quot;;&quot;Fr&quot;;IF([.F8]=&quot;Fr&quot;;&quot;Sa&quot;;IF([.F8]=&quot;Sa&quot;;&quot;So&quot;;IF([.F8]=&quot;So&quot;;&quot;Mo&quot;;&quot;FEHLER&quot;)))))))" office:value-type="string" office:string-value="Mo" calcext:value-type="string">
            <text:p>Mo</text:p>
          </table:table-cell>
          <table:table-cell table:style-name="ce6" table:formula="of:=IF([.G8]=&quot;Mo&quot;;&quot;Di&quot;;IF([.G8]=&quot;Di&quot;;&quot;Mi&quot;;IF([.G8]=&quot;Mi&quot;;&quot;Do&quot;;IF([.G8]=&quot;Do&quot;;&quot;Fr&quot;;IF([.G8]=&quot;Fr&quot;;&quot;Sa&quot;;IF([.G8]=&quot;Sa&quot;;&quot;So&quot;;IF([.G8]=&quot;So&quot;;&quot;Mo&quot;;&quot;FEHLER&quot;)))))))" office:value-type="string" office:string-value="Di" calcext:value-type="string">
            <text:p>Di</text:p>
          </table:table-cell>
          <table:table-cell table:style-name="ce6" table:formula="of:=IF([.H8]=&quot;Mo&quot;;&quot;Di&quot;;IF([.H8]=&quot;Di&quot;;&quot;Mi&quot;;IF([.H8]=&quot;Mi&quot;;&quot;Do&quot;;IF([.H8]=&quot;Do&quot;;&quot;Fr&quot;;IF([.H8]=&quot;Fr&quot;;&quot;Sa&quot;;IF([.H8]=&quot;Sa&quot;;&quot;So&quot;;IF([.H8]=&quot;So&quot;;&quot;Mo&quot;;&quot;FEHLER&quot;)))))))" office:value-type="string" office:string-value="Mi" calcext:value-type="string">
            <text:p>Mi</text:p>
          </table:table-cell>
          <table:table-cell table:style-name="ce6" table:formula="of:=IF([.I8]=&quot;Mo&quot;;&quot;Di&quot;;IF([.I8]=&quot;Di&quot;;&quot;Mi&quot;;IF([.I8]=&quot;Mi&quot;;&quot;Do&quot;;IF([.I8]=&quot;Do&quot;;&quot;Fr&quot;;IF([.I8]=&quot;Fr&quot;;&quot;Sa&quot;;IF([.I8]=&quot;Sa&quot;;&quot;So&quot;;IF([.I8]=&quot;So&quot;;&quot;Mo&quot;;&quot;FEHLER&quot;)))))))" office:value-type="string" office:string-value="Do" calcext:value-type="string">
            <text:p>Do</text:p>
          </table:table-cell>
          <table:table-cell table:style-name="ce6" table:formula="of:=IF([.J8]=&quot;Mo&quot;;&quot;Di&quot;;IF([.J8]=&quot;Di&quot;;&quot;Mi&quot;;IF([.J8]=&quot;Mi&quot;;&quot;Do&quot;;IF([.J8]=&quot;Do&quot;;&quot;Fr&quot;;IF([.J8]=&quot;Fr&quot;;&quot;Sa&quot;;IF([.J8]=&quot;Sa&quot;;&quot;So&quot;;IF([.J8]=&quot;So&quot;;&quot;Mo&quot;;&quot;FEHLER&quot;)))))))" office:value-type="string" office:string-value="Fr" calcext:value-type="string">
            <text:p>Fr</text:p>
          </table:table-cell>
          <table:table-cell table:style-name="ce6" table:formula="of:=IF([.K8]=&quot;Mo&quot;;&quot;Di&quot;;IF([.K8]=&quot;Di&quot;;&quot;Mi&quot;;IF([.K8]=&quot;Mi&quot;;&quot;Do&quot;;IF([.K8]=&quot;Do&quot;;&quot;Fr&quot;;IF([.K8]=&quot;Fr&quot;;&quot;Sa&quot;;IF([.K8]=&quot;Sa&quot;;&quot;So&quot;;IF([.K8]=&quot;So&quot;;&quot;Mo&quot;;&quot;FEHLER&quot;)))))))" office:value-type="string" office:string-value="Sa" calcext:value-type="string">
            <text:p>Sa</text:p>
          </table:table-cell>
          <table:table-cell table:style-name="ce6" table:formula="of:=IF([.L8]=&quot;Mo&quot;;&quot;Di&quot;;IF([.L8]=&quot;Di&quot;;&quot;Mi&quot;;IF([.L8]=&quot;Mi&quot;;&quot;Do&quot;;IF([.L8]=&quot;Do&quot;;&quot;Fr&quot;;IF([.L8]=&quot;Fr&quot;;&quot;Sa&quot;;IF([.L8]=&quot;Sa&quot;;&quot;So&quot;;IF([.L8]=&quot;So&quot;;&quot;Mo&quot;;&quot;FEHLER&quot;)))))))" office:value-type="string" office:string-value="So" calcext:value-type="string">
            <text:p>So</text:p>
          </table:table-cell>
          <table:table-cell table:style-name="ce6" table:formula="of:=IF([.M8]=&quot;Mo&quot;;&quot;Di&quot;;IF([.M8]=&quot;Di&quot;;&quot;Mi&quot;;IF([.M8]=&quot;Mi&quot;;&quot;Do&quot;;IF([.M8]=&quot;Do&quot;;&quot;Fr&quot;;IF([.M8]=&quot;Fr&quot;;&quot;Sa&quot;;IF([.M8]=&quot;Sa&quot;;&quot;So&quot;;IF([.M8]=&quot;So&quot;;&quot;Mo&quot;;&quot;FEHLER&quot;)))))))" office:value-type="string" office:string-value="Mo" calcext:value-type="string">
            <text:p>Mo</text:p>
          </table:table-cell>
          <table:table-cell table:style-name="ce6" table:formula="of:=IF([.N8]=&quot;Mo&quot;;&quot;Di&quot;;IF([.N8]=&quot;Di&quot;;&quot;Mi&quot;;IF([.N8]=&quot;Mi&quot;;&quot;Do&quot;;IF([.N8]=&quot;Do&quot;;&quot;Fr&quot;;IF([.N8]=&quot;Fr&quot;;&quot;Sa&quot;;IF([.N8]=&quot;Sa&quot;;&quot;So&quot;;IF([.N8]=&quot;So&quot;;&quot;Mo&quot;;&quot;FEHLER&quot;)))))))" office:value-type="string" office:string-value="Di" calcext:value-type="string">
            <text:p>Di</text:p>
          </table:table-cell>
          <table:table-cell table:style-name="ce6" table:formula="of:=IF([.O8]=&quot;Mo&quot;;&quot;Di&quot;;IF([.O8]=&quot;Di&quot;;&quot;Mi&quot;;IF([.O8]=&quot;Mi&quot;;&quot;Do&quot;;IF([.O8]=&quot;Do&quot;;&quot;Fr&quot;;IF([.O8]=&quot;Fr&quot;;&quot;Sa&quot;;IF([.O8]=&quot;Sa&quot;;&quot;So&quot;;IF([.O8]=&quot;So&quot;;&quot;Mo&quot;;&quot;FEHLER&quot;)))))))" office:value-type="string" office:string-value="Mi" calcext:value-type="string">
            <text:p>Mi</text:p>
          </table:table-cell>
          <table:table-cell table:style-name="ce6" table:formula="of:=IF([.P8]=&quot;Mo&quot;;&quot;Di&quot;;IF([.P8]=&quot;Di&quot;;&quot;Mi&quot;;IF([.P8]=&quot;Mi&quot;;&quot;Do&quot;;IF([.P8]=&quot;Do&quot;;&quot;Fr&quot;;IF([.P8]=&quot;Fr&quot;;&quot;Sa&quot;;IF([.P8]=&quot;Sa&quot;;&quot;So&quot;;IF([.P8]=&quot;So&quot;;&quot;Mo&quot;;&quot;FEHLER&quot;)))))))" office:value-type="string" office:string-value="Do" calcext:value-type="string">
            <text:p>Do</text:p>
          </table:table-cell>
          <table:table-cell table:style-name="ce6" table:formula="of:=IF([.Q8]=&quot;Mo&quot;;&quot;Di&quot;;IF([.Q8]=&quot;Di&quot;;&quot;Mi&quot;;IF([.Q8]=&quot;Mi&quot;;&quot;Do&quot;;IF([.Q8]=&quot;Do&quot;;&quot;Fr&quot;;IF([.Q8]=&quot;Fr&quot;;&quot;Sa&quot;;IF([.Q8]=&quot;Sa&quot;;&quot;So&quot;;IF([.Q8]=&quot;So&quot;;&quot;Mo&quot;;&quot;FEHLER&quot;)))))))" office:value-type="string" office:string-value="Fr" calcext:value-type="string">
            <text:p>Fr</text:p>
          </table:table-cell>
          <table:table-cell table:style-name="ce6" table:formula="of:=IF([.R8]=&quot;Mo&quot;;&quot;Di&quot;;IF([.R8]=&quot;Di&quot;;&quot;Mi&quot;;IF([.R8]=&quot;Mi&quot;;&quot;Do&quot;;IF([.R8]=&quot;Do&quot;;&quot;Fr&quot;;IF([.R8]=&quot;Fr&quot;;&quot;Sa&quot;;IF([.R8]=&quot;Sa&quot;;&quot;So&quot;;IF([.R8]=&quot;So&quot;;&quot;Mo&quot;;&quot;FEHLER&quot;)))))))" office:value-type="string" office:string-value="Sa" calcext:value-type="string">
            <text:p>Sa</text:p>
          </table:table-cell>
          <table:table-cell table:style-name="ce6" table:formula="of:=IF([.S8]=&quot;Mo&quot;;&quot;Di&quot;;IF([.S8]=&quot;Di&quot;;&quot;Mi&quot;;IF([.S8]=&quot;Mi&quot;;&quot;Do&quot;;IF([.S8]=&quot;Do&quot;;&quot;Fr&quot;;IF([.S8]=&quot;Fr&quot;;&quot;Sa&quot;;IF([.S8]=&quot;Sa&quot;;&quot;So&quot;;IF([.S8]=&quot;So&quot;;&quot;Mo&quot;;&quot;FEHLER&quot;)))))))" office:value-type="string" office:string-value="So" calcext:value-type="string">
            <text:p>So</text:p>
          </table:table-cell>
          <table:table-cell table:style-name="ce6" table:formula="of:=IF([.T8]=&quot;Mo&quot;;&quot;Di&quot;;IF([.T8]=&quot;Di&quot;;&quot;Mi&quot;;IF([.T8]=&quot;Mi&quot;;&quot;Do&quot;;IF([.T8]=&quot;Do&quot;;&quot;Fr&quot;;IF([.T8]=&quot;Fr&quot;;&quot;Sa&quot;;IF([.T8]=&quot;Sa&quot;;&quot;So&quot;;IF([.T8]=&quot;So&quot;;&quot;Mo&quot;;&quot;FEHLER&quot;)))))))" office:value-type="string" office:string-value="Mo" calcext:value-type="string">
            <text:p>Mo</text:p>
          </table:table-cell>
          <table:table-cell table:style-name="ce6" table:formula="of:=IF([.U8]=&quot;Mo&quot;;&quot;Di&quot;;IF([.U8]=&quot;Di&quot;;&quot;Mi&quot;;IF([.U8]=&quot;Mi&quot;;&quot;Do&quot;;IF([.U8]=&quot;Do&quot;;&quot;Fr&quot;;IF([.U8]=&quot;Fr&quot;;&quot;Sa&quot;;IF([.U8]=&quot;Sa&quot;;&quot;So&quot;;IF([.U8]=&quot;So&quot;;&quot;Mo&quot;;&quot;FEHLER&quot;)))))))" office:value-type="string" office:string-value="Di" calcext:value-type="string">
            <text:p>Di</text:p>
          </table:table-cell>
          <table:table-cell table:style-name="ce6" table:formula="of:=IF([.V8]=&quot;Mo&quot;;&quot;Di&quot;;IF([.V8]=&quot;Di&quot;;&quot;Mi&quot;;IF([.V8]=&quot;Mi&quot;;&quot;Do&quot;;IF([.V8]=&quot;Do&quot;;&quot;Fr&quot;;IF([.V8]=&quot;Fr&quot;;&quot;Sa&quot;;IF([.V8]=&quot;Sa&quot;;&quot;So&quot;;IF([.V8]=&quot;So&quot;;&quot;Mo&quot;;&quot;FEHLER&quot;)))))))" office:value-type="string" office:string-value="Mi" calcext:value-type="string">
            <text:p>Mi</text:p>
          </table:table-cell>
          <table:table-cell table:style-name="ce6" table:formula="of:=IF([.W8]=&quot;Mo&quot;;&quot;Di&quot;;IF([.W8]=&quot;Di&quot;;&quot;Mi&quot;;IF([.W8]=&quot;Mi&quot;;&quot;Do&quot;;IF([.W8]=&quot;Do&quot;;&quot;Fr&quot;;IF([.W8]=&quot;Fr&quot;;&quot;Sa&quot;;IF([.W8]=&quot;Sa&quot;;&quot;So&quot;;IF([.W8]=&quot;So&quot;;&quot;Mo&quot;;&quot;FEHLER&quot;)))))))" office:value-type="string" office:string-value="Do" calcext:value-type="string">
            <text:p>Do</text:p>
          </table:table-cell>
          <table:table-cell table:style-name="ce6" table:formula="of:=IF([.X8]=&quot;Mo&quot;;&quot;Di&quot;;IF([.X8]=&quot;Di&quot;;&quot;Mi&quot;;IF([.X8]=&quot;Mi&quot;;&quot;Do&quot;;IF([.X8]=&quot;Do&quot;;&quot;Fr&quot;;IF([.X8]=&quot;Fr&quot;;&quot;Sa&quot;;IF([.X8]=&quot;Sa&quot;;&quot;So&quot;;IF([.X8]=&quot;So&quot;;&quot;Mo&quot;;&quot;FEHLER&quot;)))))))" office:value-type="string" office:string-value="Fr" calcext:value-type="string">
            <text:p>Fr</text:p>
          </table:table-cell>
          <table:table-cell table:style-name="ce6" table:formula="of:=IF([.Y8]=&quot;Mo&quot;;&quot;Di&quot;;IF([.Y8]=&quot;Di&quot;;&quot;Mi&quot;;IF([.Y8]=&quot;Mi&quot;;&quot;Do&quot;;IF([.Y8]=&quot;Do&quot;;&quot;Fr&quot;;IF([.Y8]=&quot;Fr&quot;;&quot;Sa&quot;;IF([.Y8]=&quot;Sa&quot;;&quot;So&quot;;IF([.Y8]=&quot;So&quot;;&quot;Mo&quot;;&quot;FEHLER&quot;)))))))" office:value-type="string" office:string-value="Sa" calcext:value-type="string">
            <text:p>Sa</text:p>
          </table:table-cell>
          <table:table-cell table:style-name="ce6" table:formula="of:=IF([.Z8]=&quot;Mo&quot;;&quot;Di&quot;;IF([.Z8]=&quot;Di&quot;;&quot;Mi&quot;;IF([.Z8]=&quot;Mi&quot;;&quot;Do&quot;;IF([.Z8]=&quot;Do&quot;;&quot;Fr&quot;;IF([.Z8]=&quot;Fr&quot;;&quot;Sa&quot;;IF([.Z8]=&quot;Sa&quot;;&quot;So&quot;;IF([.Z8]=&quot;So&quot;;&quot;Mo&quot;;&quot;FEHLER&quot;)))))))" office:value-type="string" office:string-value="So" calcext:value-type="string">
            <text:p>So</text:p>
          </table:table-cell>
          <table:table-cell table:style-name="ce6" table:formula="of:=IF([.AA8]=&quot;Mo&quot;;&quot;Di&quot;;IF([.AA8]=&quot;Di&quot;;&quot;Mi&quot;;IF([.AA8]=&quot;Mi&quot;;&quot;Do&quot;;IF([.AA8]=&quot;Do&quot;;&quot;Fr&quot;;IF([.AA8]=&quot;Fr&quot;;&quot;Sa&quot;;IF([.AA8]=&quot;Sa&quot;;&quot;So&quot;;IF([.AA8]=&quot;So&quot;;&quot;Mo&quot;;&quot;FEHLER&quot;)))))))" office:value-type="string" office:string-value="Mo" calcext:value-type="string">
            <text:p>Mo</text:p>
          </table:table-cell>
          <table:table-cell table:style-name="ce6" table:formula="of:=IF([.AB8]=&quot;Mo&quot;;&quot;Di&quot;;IF([.AB8]=&quot;Di&quot;;&quot;Mi&quot;;IF([.AB8]=&quot;Mi&quot;;&quot;Do&quot;;IF([.AB8]=&quot;Do&quot;;&quot;Fr&quot;;IF([.AB8]=&quot;Fr&quot;;&quot;Sa&quot;;IF([.AB8]=&quot;Sa&quot;;&quot;So&quot;;IF([.AB8]=&quot;So&quot;;&quot;Mo&quot;;&quot;FEHLER&quot;)))))))" office:value-type="string" office:string-value="Di" calcext:value-type="string">
            <text:p>Di</text:p>
          </table:table-cell>
          <table:table-cell table:style-name="ce6" table:formula="of:=IF([.AC8]=&quot;Mo&quot;;&quot;Di&quot;;IF([.AC8]=&quot;Di&quot;;&quot;Mi&quot;;IF([.AC8]=&quot;Mi&quot;;&quot;Do&quot;;IF([.AC8]=&quot;Do&quot;;&quot;Fr&quot;;IF([.AC8]=&quot;Fr&quot;;&quot;Sa&quot;;IF([.AC8]=&quot;Sa&quot;;&quot;So&quot;;IF([.AC8]=&quot;So&quot;;&quot;Mo&quot;;&quot;FEHLER&quot;)))))))" office:value-type="string" office:string-value="Mi" calcext:value-type="string">
            <text:p>Mi</text:p>
          </table:table-cell>
          <table:table-cell table:style-name="ce6" table:formula="of:=IF([.AD8]=&quot;Mo&quot;;&quot;Di&quot;;IF([.AD8]=&quot;Di&quot;;&quot;Mi&quot;;IF([.AD8]=&quot;Mi&quot;;&quot;Do&quot;;IF([.AD8]=&quot;Do&quot;;&quot;Fr&quot;;IF([.AD8]=&quot;Fr&quot;;&quot;Sa&quot;;IF([.AD8]=&quot;Sa&quot;;&quot;So&quot;;IF([.AD8]=&quot;So&quot;;&quot;Mo&quot;;&quot;FEHLER&quot;)))))))" office:value-type="string" office:string-value="Do" calcext:value-type="string">
            <text:p>Do</text:p>
          </table:table-cell>
          <table:table-cell table:style-name="ce6" table:formula="of:=IF([.AE8]=&quot;Mo&quot;;&quot;Di&quot;;IF([.AE8]=&quot;Di&quot;;&quot;Mi&quot;;IF([.AE8]=&quot;Mi&quot;;&quot;Do&quot;;IF([.AE8]=&quot;Do&quot;;&quot;Fr&quot;;IF([.AE8]=&quot;Fr&quot;;&quot;Sa&quot;;IF([.AE8]=&quot;Sa&quot;;&quot;So&quot;;IF([.AE8]=&quot;So&quot;;&quot;Mo&quot;;&quot;FEHLER&quot;)))))))" office:value-type="string" office:string-value="Fr" calcext:value-type="string">
            <text:p>Fr</text:p>
          </table:table-cell>
          <table:table-cell table:style-name="ce7"/>
          <table:table-cell table:number-columns-repeated="991"/>
        </table:table-row>
        <table:table-row table:style-name="ro3">
          <table:table-cell/>
          <table:table-cell table:style-name="ce4" office:value-type="string" calcext:value-type="string">
            <text:p>Jul</text:p>
          </table:table-cell>
          <table:table-cell table:style-name="ce6" table:formula="of:=IF([.AF8]=&quot;Mo&quot;;&quot;Di&quot;;IF([.AF8]=&quot;Di&quot;;&quot;Mi&quot;;IF([.AF8]=&quot;Mi&quot;;&quot;Do&quot;;IF([.AF8]=&quot;Do&quot;;&quot;Fr&quot;;IF([.AF8]=&quot;Fr&quot;;&quot;Sa&quot;;IF([.AF8]=&quot;Sa&quot;;&quot;So&quot;;IF([.AF8]=&quot;So&quot;;&quot;Mo&quot;;&quot;FEHLER&quot;)))))))" office:value-type="string" office:string-value="Sa" calcext:value-type="string">
            <text:p>Sa</text:p>
          </table:table-cell>
          <table:table-cell table:style-name="ce7" table:formula="of:=IF([.C9]=&quot;Mo&quot;;&quot;Di&quot;;IF([.C9]=&quot;Di&quot;;&quot;Mi&quot;;IF([.C9]=&quot;Mi&quot;;&quot;Do&quot;;IF([.C9]=&quot;Do&quot;;&quot;Fr&quot;;IF([.C9]=&quot;Fr&quot;;&quot;Sa&quot;;IF([.C9]=&quot;Sa&quot;;&quot;So&quot;;IF([.C9]=&quot;So&quot;;&quot;Mo&quot;;&quot;FEHLER&quot;)))))))" office:value-type="string" office:string-value="So" calcext:value-type="string">
            <text:p>So</text:p>
          </table:table-cell>
          <table:table-cell table:style-name="ce6" table:formula="of:=IF([.D9]=&quot;Mo&quot;;&quot;Di&quot;;IF([.D9]=&quot;Di&quot;;&quot;Mi&quot;;IF([.D9]=&quot;Mi&quot;;&quot;Do&quot;;IF([.D9]=&quot;Do&quot;;&quot;Fr&quot;;IF([.D9]=&quot;Fr&quot;;&quot;Sa&quot;;IF([.D9]=&quot;Sa&quot;;&quot;So&quot;;IF([.D9]=&quot;So&quot;;&quot;Mo&quot;;&quot;FEHLER&quot;)))))))" office:value-type="string" office:string-value="Mo" calcext:value-type="string">
            <text:p>Mo</text:p>
          </table:table-cell>
          <table:table-cell table:style-name="ce6" table:formula="of:=IF([.E9]=&quot;Mo&quot;;&quot;Di&quot;;IF([.E9]=&quot;Di&quot;;&quot;Mi&quot;;IF([.E9]=&quot;Mi&quot;;&quot;Do&quot;;IF([.E9]=&quot;Do&quot;;&quot;Fr&quot;;IF([.E9]=&quot;Fr&quot;;&quot;Sa&quot;;IF([.E9]=&quot;Sa&quot;;&quot;So&quot;;IF([.E9]=&quot;So&quot;;&quot;Mo&quot;;&quot;FEHLER&quot;)))))))" office:value-type="string" office:string-value="Di" calcext:value-type="string">
            <text:p>Di</text:p>
          </table:table-cell>
          <table:table-cell table:style-name="ce6" table:formula="of:=IF([.F9]=&quot;Mo&quot;;&quot;Di&quot;;IF([.F9]=&quot;Di&quot;;&quot;Mi&quot;;IF([.F9]=&quot;Mi&quot;;&quot;Do&quot;;IF([.F9]=&quot;Do&quot;;&quot;Fr&quot;;IF([.F9]=&quot;Fr&quot;;&quot;Sa&quot;;IF([.F9]=&quot;Sa&quot;;&quot;So&quot;;IF([.F9]=&quot;So&quot;;&quot;Mo&quot;;&quot;FEHLER&quot;)))))))" office:value-type="string" office:string-value="Mi" calcext:value-type="string">
            <text:p>Mi</text:p>
          </table:table-cell>
          <table:table-cell table:style-name="ce6" table:formula="of:=IF([.G9]=&quot;Mo&quot;;&quot;Di&quot;;IF([.G9]=&quot;Di&quot;;&quot;Mi&quot;;IF([.G9]=&quot;Mi&quot;;&quot;Do&quot;;IF([.G9]=&quot;Do&quot;;&quot;Fr&quot;;IF([.G9]=&quot;Fr&quot;;&quot;Sa&quot;;IF([.G9]=&quot;Sa&quot;;&quot;So&quot;;IF([.G9]=&quot;So&quot;;&quot;Mo&quot;;&quot;FEHLER&quot;)))))))" office:value-type="string" office:string-value="Do" calcext:value-type="string">
            <text:p>Do</text:p>
          </table:table-cell>
          <table:table-cell table:style-name="ce6" table:formula="of:=IF([.H9]=&quot;Mo&quot;;&quot;Di&quot;;IF([.H9]=&quot;Di&quot;;&quot;Mi&quot;;IF([.H9]=&quot;Mi&quot;;&quot;Do&quot;;IF([.H9]=&quot;Do&quot;;&quot;Fr&quot;;IF([.H9]=&quot;Fr&quot;;&quot;Sa&quot;;IF([.H9]=&quot;Sa&quot;;&quot;So&quot;;IF([.H9]=&quot;So&quot;;&quot;Mo&quot;;&quot;FEHLER&quot;)))))))" office:value-type="string" office:string-value="Fr" calcext:value-type="string">
            <text:p>Fr</text:p>
          </table:table-cell>
          <table:table-cell table:style-name="ce6" table:formula="of:=IF([.I9]=&quot;Mo&quot;;&quot;Di&quot;;IF([.I9]=&quot;Di&quot;;&quot;Mi&quot;;IF([.I9]=&quot;Mi&quot;;&quot;Do&quot;;IF([.I9]=&quot;Do&quot;;&quot;Fr&quot;;IF([.I9]=&quot;Fr&quot;;&quot;Sa&quot;;IF([.I9]=&quot;Sa&quot;;&quot;So&quot;;IF([.I9]=&quot;So&quot;;&quot;Mo&quot;;&quot;FEHLER&quot;)))))))" office:value-type="string" office:string-value="Sa" calcext:value-type="string">
            <text:p>Sa</text:p>
          </table:table-cell>
          <table:table-cell table:style-name="ce6" table:formula="of:=IF([.J9]=&quot;Mo&quot;;&quot;Di&quot;;IF([.J9]=&quot;Di&quot;;&quot;Mi&quot;;IF([.J9]=&quot;Mi&quot;;&quot;Do&quot;;IF([.J9]=&quot;Do&quot;;&quot;Fr&quot;;IF([.J9]=&quot;Fr&quot;;&quot;Sa&quot;;IF([.J9]=&quot;Sa&quot;;&quot;So&quot;;IF([.J9]=&quot;So&quot;;&quot;Mo&quot;;&quot;FEHLER&quot;)))))))" office:value-type="string" office:string-value="So" calcext:value-type="string">
            <text:p>So</text:p>
          </table:table-cell>
          <table:table-cell table:style-name="ce6" table:formula="of:=IF([.K9]=&quot;Mo&quot;;&quot;Di&quot;;IF([.K9]=&quot;Di&quot;;&quot;Mi&quot;;IF([.K9]=&quot;Mi&quot;;&quot;Do&quot;;IF([.K9]=&quot;Do&quot;;&quot;Fr&quot;;IF([.K9]=&quot;Fr&quot;;&quot;Sa&quot;;IF([.K9]=&quot;Sa&quot;;&quot;So&quot;;IF([.K9]=&quot;So&quot;;&quot;Mo&quot;;&quot;FEHLER&quot;)))))))" office:value-type="string" office:string-value="Mo" calcext:value-type="string">
            <text:p>Mo</text:p>
          </table:table-cell>
          <table:table-cell table:style-name="ce6" table:formula="of:=IF([.L9]=&quot;Mo&quot;;&quot;Di&quot;;IF([.L9]=&quot;Di&quot;;&quot;Mi&quot;;IF([.L9]=&quot;Mi&quot;;&quot;Do&quot;;IF([.L9]=&quot;Do&quot;;&quot;Fr&quot;;IF([.L9]=&quot;Fr&quot;;&quot;Sa&quot;;IF([.L9]=&quot;Sa&quot;;&quot;So&quot;;IF([.L9]=&quot;So&quot;;&quot;Mo&quot;;&quot;FEHLER&quot;)))))))" office:value-type="string" office:string-value="Di" calcext:value-type="string">
            <text:p>Di</text:p>
          </table:table-cell>
          <table:table-cell table:style-name="ce6" table:formula="of:=IF([.M9]=&quot;Mo&quot;;&quot;Di&quot;;IF([.M9]=&quot;Di&quot;;&quot;Mi&quot;;IF([.M9]=&quot;Mi&quot;;&quot;Do&quot;;IF([.M9]=&quot;Do&quot;;&quot;Fr&quot;;IF([.M9]=&quot;Fr&quot;;&quot;Sa&quot;;IF([.M9]=&quot;Sa&quot;;&quot;So&quot;;IF([.M9]=&quot;So&quot;;&quot;Mo&quot;;&quot;FEHLER&quot;)))))))" office:value-type="string" office:string-value="Mi" calcext:value-type="string">
            <text:p>Mi</text:p>
          </table:table-cell>
          <table:table-cell table:style-name="ce6" table:formula="of:=IF([.N9]=&quot;Mo&quot;;&quot;Di&quot;;IF([.N9]=&quot;Di&quot;;&quot;Mi&quot;;IF([.N9]=&quot;Mi&quot;;&quot;Do&quot;;IF([.N9]=&quot;Do&quot;;&quot;Fr&quot;;IF([.N9]=&quot;Fr&quot;;&quot;Sa&quot;;IF([.N9]=&quot;Sa&quot;;&quot;So&quot;;IF([.N9]=&quot;So&quot;;&quot;Mo&quot;;&quot;FEHLER&quot;)))))))" office:value-type="string" office:string-value="Do" calcext:value-type="string">
            <text:p>Do</text:p>
          </table:table-cell>
          <table:table-cell table:style-name="ce6" table:formula="of:=IF([.O9]=&quot;Mo&quot;;&quot;Di&quot;;IF([.O9]=&quot;Di&quot;;&quot;Mi&quot;;IF([.O9]=&quot;Mi&quot;;&quot;Do&quot;;IF([.O9]=&quot;Do&quot;;&quot;Fr&quot;;IF([.O9]=&quot;Fr&quot;;&quot;Sa&quot;;IF([.O9]=&quot;Sa&quot;;&quot;So&quot;;IF([.O9]=&quot;So&quot;;&quot;Mo&quot;;&quot;FEHLER&quot;)))))))" office:value-type="string" office:string-value="Fr" calcext:value-type="string">
            <text:p>Fr</text:p>
          </table:table-cell>
          <table:table-cell table:style-name="ce6" table:formula="of:=IF([.P9]=&quot;Mo&quot;;&quot;Di&quot;;IF([.P9]=&quot;Di&quot;;&quot;Mi&quot;;IF([.P9]=&quot;Mi&quot;;&quot;Do&quot;;IF([.P9]=&quot;Do&quot;;&quot;Fr&quot;;IF([.P9]=&quot;Fr&quot;;&quot;Sa&quot;;IF([.P9]=&quot;Sa&quot;;&quot;So&quot;;IF([.P9]=&quot;So&quot;;&quot;Mo&quot;;&quot;FEHLER&quot;)))))))" office:value-type="string" office:string-value="Sa" calcext:value-type="string">
            <text:p>Sa</text:p>
          </table:table-cell>
          <table:table-cell table:style-name="ce6" table:formula="of:=IF([.Q9]=&quot;Mo&quot;;&quot;Di&quot;;IF([.Q9]=&quot;Di&quot;;&quot;Mi&quot;;IF([.Q9]=&quot;Mi&quot;;&quot;Do&quot;;IF([.Q9]=&quot;Do&quot;;&quot;Fr&quot;;IF([.Q9]=&quot;Fr&quot;;&quot;Sa&quot;;IF([.Q9]=&quot;Sa&quot;;&quot;So&quot;;IF([.Q9]=&quot;So&quot;;&quot;Mo&quot;;&quot;FEHLER&quot;)))))))" office:value-type="string" office:string-value="So" calcext:value-type="string">
            <text:p>So</text:p>
          </table:table-cell>
          <table:table-cell table:style-name="ce6" table:formula="of:=IF([.R9]=&quot;Mo&quot;;&quot;Di&quot;;IF([.R9]=&quot;Di&quot;;&quot;Mi&quot;;IF([.R9]=&quot;Mi&quot;;&quot;Do&quot;;IF([.R9]=&quot;Do&quot;;&quot;Fr&quot;;IF([.R9]=&quot;Fr&quot;;&quot;Sa&quot;;IF([.R9]=&quot;Sa&quot;;&quot;So&quot;;IF([.R9]=&quot;So&quot;;&quot;Mo&quot;;&quot;FEHLER&quot;)))))))" office:value-type="string" office:string-value="Mo" calcext:value-type="string">
            <text:p>Mo</text:p>
          </table:table-cell>
          <table:table-cell table:style-name="ce6" table:formula="of:=IF([.S9]=&quot;Mo&quot;;&quot;Di&quot;;IF([.S9]=&quot;Di&quot;;&quot;Mi&quot;;IF([.S9]=&quot;Mi&quot;;&quot;Do&quot;;IF([.S9]=&quot;Do&quot;;&quot;Fr&quot;;IF([.S9]=&quot;Fr&quot;;&quot;Sa&quot;;IF([.S9]=&quot;Sa&quot;;&quot;So&quot;;IF([.S9]=&quot;So&quot;;&quot;Mo&quot;;&quot;FEHLER&quot;)))))))" office:value-type="string" office:string-value="Di" calcext:value-type="string">
            <text:p>Di</text:p>
          </table:table-cell>
          <table:table-cell table:style-name="ce6" table:formula="of:=IF([.T9]=&quot;Mo&quot;;&quot;Di&quot;;IF([.T9]=&quot;Di&quot;;&quot;Mi&quot;;IF([.T9]=&quot;Mi&quot;;&quot;Do&quot;;IF([.T9]=&quot;Do&quot;;&quot;Fr&quot;;IF([.T9]=&quot;Fr&quot;;&quot;Sa&quot;;IF([.T9]=&quot;Sa&quot;;&quot;So&quot;;IF([.T9]=&quot;So&quot;;&quot;Mo&quot;;&quot;FEHLER&quot;)))))))" office:value-type="string" office:string-value="Mi" calcext:value-type="string">
            <text:p>Mi</text:p>
          </table:table-cell>
          <table:table-cell table:style-name="ce6" table:formula="of:=IF([.U9]=&quot;Mo&quot;;&quot;Di&quot;;IF([.U9]=&quot;Di&quot;;&quot;Mi&quot;;IF([.U9]=&quot;Mi&quot;;&quot;Do&quot;;IF([.U9]=&quot;Do&quot;;&quot;Fr&quot;;IF([.U9]=&quot;Fr&quot;;&quot;Sa&quot;;IF([.U9]=&quot;Sa&quot;;&quot;So&quot;;IF([.U9]=&quot;So&quot;;&quot;Mo&quot;;&quot;FEHLER&quot;)))))))" office:value-type="string" office:string-value="Do" calcext:value-type="string">
            <text:p>Do</text:p>
          </table:table-cell>
          <table:table-cell table:style-name="ce6" table:formula="of:=IF([.V9]=&quot;Mo&quot;;&quot;Di&quot;;IF([.V9]=&quot;Di&quot;;&quot;Mi&quot;;IF([.V9]=&quot;Mi&quot;;&quot;Do&quot;;IF([.V9]=&quot;Do&quot;;&quot;Fr&quot;;IF([.V9]=&quot;Fr&quot;;&quot;Sa&quot;;IF([.V9]=&quot;Sa&quot;;&quot;So&quot;;IF([.V9]=&quot;So&quot;;&quot;Mo&quot;;&quot;FEHLER&quot;)))))))" office:value-type="string" office:string-value="Fr" calcext:value-type="string">
            <text:p>Fr</text:p>
          </table:table-cell>
          <table:table-cell table:style-name="ce6" table:formula="of:=IF([.W9]=&quot;Mo&quot;;&quot;Di&quot;;IF([.W9]=&quot;Di&quot;;&quot;Mi&quot;;IF([.W9]=&quot;Mi&quot;;&quot;Do&quot;;IF([.W9]=&quot;Do&quot;;&quot;Fr&quot;;IF([.W9]=&quot;Fr&quot;;&quot;Sa&quot;;IF([.W9]=&quot;Sa&quot;;&quot;So&quot;;IF([.W9]=&quot;So&quot;;&quot;Mo&quot;;&quot;FEHLER&quot;)))))))" office:value-type="string" office:string-value="Sa" calcext:value-type="string">
            <text:p>Sa</text:p>
          </table:table-cell>
          <table:table-cell table:style-name="ce6" table:formula="of:=IF([.X9]=&quot;Mo&quot;;&quot;Di&quot;;IF([.X9]=&quot;Di&quot;;&quot;Mi&quot;;IF([.X9]=&quot;Mi&quot;;&quot;Do&quot;;IF([.X9]=&quot;Do&quot;;&quot;Fr&quot;;IF([.X9]=&quot;Fr&quot;;&quot;Sa&quot;;IF([.X9]=&quot;Sa&quot;;&quot;So&quot;;IF([.X9]=&quot;So&quot;;&quot;Mo&quot;;&quot;FEHLER&quot;)))))))" office:value-type="string" office:string-value="So" calcext:value-type="string">
            <text:p>So</text:p>
          </table:table-cell>
          <table:table-cell table:style-name="ce6" table:formula="of:=IF([.Y9]=&quot;Mo&quot;;&quot;Di&quot;;IF([.Y9]=&quot;Di&quot;;&quot;Mi&quot;;IF([.Y9]=&quot;Mi&quot;;&quot;Do&quot;;IF([.Y9]=&quot;Do&quot;;&quot;Fr&quot;;IF([.Y9]=&quot;Fr&quot;;&quot;Sa&quot;;IF([.Y9]=&quot;Sa&quot;;&quot;So&quot;;IF([.Y9]=&quot;So&quot;;&quot;Mo&quot;;&quot;FEHLER&quot;)))))))" office:value-type="string" office:string-value="Mo" calcext:value-type="string">
            <text:p>Mo</text:p>
          </table:table-cell>
          <table:table-cell table:style-name="ce6" table:formula="of:=IF([.Z9]=&quot;Mo&quot;;&quot;Di&quot;;IF([.Z9]=&quot;Di&quot;;&quot;Mi&quot;;IF([.Z9]=&quot;Mi&quot;;&quot;Do&quot;;IF([.Z9]=&quot;Do&quot;;&quot;Fr&quot;;IF([.Z9]=&quot;Fr&quot;;&quot;Sa&quot;;IF([.Z9]=&quot;Sa&quot;;&quot;So&quot;;IF([.Z9]=&quot;So&quot;;&quot;Mo&quot;;&quot;FEHLER&quot;)))))))" office:value-type="string" office:string-value="Di" calcext:value-type="string">
            <text:p>Di</text:p>
          </table:table-cell>
          <table:table-cell table:style-name="ce6" table:formula="of:=IF([.AA9]=&quot;Mo&quot;;&quot;Di&quot;;IF([.AA9]=&quot;Di&quot;;&quot;Mi&quot;;IF([.AA9]=&quot;Mi&quot;;&quot;Do&quot;;IF([.AA9]=&quot;Do&quot;;&quot;Fr&quot;;IF([.AA9]=&quot;Fr&quot;;&quot;Sa&quot;;IF([.AA9]=&quot;Sa&quot;;&quot;So&quot;;IF([.AA9]=&quot;So&quot;;&quot;Mo&quot;;&quot;FEHLER&quot;)))))))" office:value-type="string" office:string-value="Mi" calcext:value-type="string">
            <text:p>Mi</text:p>
          </table:table-cell>
          <table:table-cell table:style-name="ce6" table:formula="of:=IF([.AB9]=&quot;Mo&quot;;&quot;Di&quot;;IF([.AB9]=&quot;Di&quot;;&quot;Mi&quot;;IF([.AB9]=&quot;Mi&quot;;&quot;Do&quot;;IF([.AB9]=&quot;Do&quot;;&quot;Fr&quot;;IF([.AB9]=&quot;Fr&quot;;&quot;Sa&quot;;IF([.AB9]=&quot;Sa&quot;;&quot;So&quot;;IF([.AB9]=&quot;So&quot;;&quot;Mo&quot;;&quot;FEHLER&quot;)))))))" office:value-type="string" office:string-value="Do" calcext:value-type="string">
            <text:p>Do</text:p>
          </table:table-cell>
          <table:table-cell table:style-name="ce6" table:formula="of:=IF([.AC9]=&quot;Mo&quot;;&quot;Di&quot;;IF([.AC9]=&quot;Di&quot;;&quot;Mi&quot;;IF([.AC9]=&quot;Mi&quot;;&quot;Do&quot;;IF([.AC9]=&quot;Do&quot;;&quot;Fr&quot;;IF([.AC9]=&quot;Fr&quot;;&quot;Sa&quot;;IF([.AC9]=&quot;Sa&quot;;&quot;So&quot;;IF([.AC9]=&quot;So&quot;;&quot;Mo&quot;;&quot;FEHLER&quot;)))))))" office:value-type="string" office:string-value="Fr" calcext:value-type="string">
            <text:p>Fr</text:p>
          </table:table-cell>
          <table:table-cell table:style-name="ce6" table:formula="of:=IF([.AD9]=&quot;Mo&quot;;&quot;Di&quot;;IF([.AD9]=&quot;Di&quot;;&quot;Mi&quot;;IF([.AD9]=&quot;Mi&quot;;&quot;Do&quot;;IF([.AD9]=&quot;Do&quot;;&quot;Fr&quot;;IF([.AD9]=&quot;Fr&quot;;&quot;Sa&quot;;IF([.AD9]=&quot;Sa&quot;;&quot;So&quot;;IF([.AD9]=&quot;So&quot;;&quot;Mo&quot;;&quot;FEHLER&quot;)))))))" office:value-type="string" office:string-value="Sa" calcext:value-type="string">
            <text:p>Sa</text:p>
          </table:table-cell>
          <table:table-cell table:style-name="ce6" table:formula="of:=IF([.AE9]=&quot;Mo&quot;;&quot;Di&quot;;IF([.AE9]=&quot;Di&quot;;&quot;Mi&quot;;IF([.AE9]=&quot;Mi&quot;;&quot;Do&quot;;IF([.AE9]=&quot;Do&quot;;&quot;Fr&quot;;IF([.AE9]=&quot;Fr&quot;;&quot;Sa&quot;;IF([.AE9]=&quot;Sa&quot;;&quot;So&quot;;IF([.AE9]=&quot;So&quot;;&quot;Mo&quot;;&quot;FEHLER&quot;)))))))" office:value-type="string" office:string-value="So" calcext:value-type="string">
            <text:p>So</text:p>
          </table:table-cell>
          <table:table-cell table:style-name="ce6" table:formula="of:=IF([.AF9]=&quot;Mo&quot;;&quot;Di&quot;;IF([.AF9]=&quot;Di&quot;;&quot;Mi&quot;;IF([.AF9]=&quot;Mi&quot;;&quot;Do&quot;;IF([.AF9]=&quot;Do&quot;;&quot;Fr&quot;;IF([.AF9]=&quot;Fr&quot;;&quot;Sa&quot;;IF([.AF9]=&quot;Sa&quot;;&quot;So&quot;;IF([.AF9]=&quot;So&quot;;&quot;Mo&quot;;&quot;FEHLER&quot;)))))))" office:value-type="string" office:string-value="Mo" calcext:value-type="string">
            <text:p>Mo</text:p>
          </table:table-cell>
          <table:table-cell table:number-columns-repeated="991"/>
        </table:table-row>
        <table:table-row table:style-name="ro3">
          <table:table-cell/>
          <table:table-cell table:style-name="ce4" office:value-type="string" calcext:value-type="string">
            <text:p>Aug</text:p>
          </table:table-cell>
          <table:table-cell table:style-name="ce7" table:formula="of:=IF([.AG9]=&quot;Mo&quot;;&quot;Di&quot;;IF([.AG9]=&quot;Di&quot;;&quot;Mi&quot;;IF([.AG9]=&quot;Mi&quot;;&quot;Do&quot;;IF([.AG9]=&quot;Do&quot;;&quot;Fr&quot;;IF([.AG9]=&quot;Fr&quot;;&quot;Sa&quot;;IF([.AG9]=&quot;Sa&quot;;&quot;So&quot;;IF([.AG9]=&quot;So&quot;;&quot;Mo&quot;;&quot;FEHLER&quot;)))))))" office:value-type="string" office:string-value="Di" calcext:value-type="string">
            <text:p>Di</text:p>
          </table:table-cell>
          <table:table-cell table:style-name="ce7" table:formula="of:=IF([.C10]=&quot;Mo&quot;;&quot;Di&quot;;IF([.C10]=&quot;Di&quot;;&quot;Mi&quot;;IF([.C10]=&quot;Mi&quot;;&quot;Do&quot;;IF([.C10]=&quot;Do&quot;;&quot;Fr&quot;;IF([.C10]=&quot;Fr&quot;;&quot;Sa&quot;;IF([.C10]=&quot;Sa&quot;;&quot;So&quot;;IF([.C10]=&quot;So&quot;;&quot;Mo&quot;;&quot;FEHLER&quot;)))))))" office:value-type="string" office:string-value="Mi" calcext:value-type="string">
            <text:p>Mi</text:p>
          </table:table-cell>
          <table:table-cell table:style-name="ce6" table:formula="of:=IF([.D10]=&quot;Mo&quot;;&quot;Di&quot;;IF([.D10]=&quot;Di&quot;;&quot;Mi&quot;;IF([.D10]=&quot;Mi&quot;;&quot;Do&quot;;IF([.D10]=&quot;Do&quot;;&quot;Fr&quot;;IF([.D10]=&quot;Fr&quot;;&quot;Sa&quot;;IF([.D10]=&quot;Sa&quot;;&quot;So&quot;;IF([.D10]=&quot;So&quot;;&quot;Mo&quot;;&quot;FEHLER&quot;)))))))" office:value-type="string" office:string-value="Do" calcext:value-type="string">
            <text:p>Do</text:p>
          </table:table-cell>
          <table:table-cell table:style-name="ce6" table:formula="of:=IF([.E10]=&quot;Mo&quot;;&quot;Di&quot;;IF([.E10]=&quot;Di&quot;;&quot;Mi&quot;;IF([.E10]=&quot;Mi&quot;;&quot;Do&quot;;IF([.E10]=&quot;Do&quot;;&quot;Fr&quot;;IF([.E10]=&quot;Fr&quot;;&quot;Sa&quot;;IF([.E10]=&quot;Sa&quot;;&quot;So&quot;;IF([.E10]=&quot;So&quot;;&quot;Mo&quot;;&quot;FEHLER&quot;)))))))" office:value-type="string" office:string-value="Fr" calcext:value-type="string">
            <text:p>Fr</text:p>
          </table:table-cell>
          <table:table-cell table:style-name="ce6" table:formula="of:=IF([.F10]=&quot;Mo&quot;;&quot;Di&quot;;IF([.F10]=&quot;Di&quot;;&quot;Mi&quot;;IF([.F10]=&quot;Mi&quot;;&quot;Do&quot;;IF([.F10]=&quot;Do&quot;;&quot;Fr&quot;;IF([.F10]=&quot;Fr&quot;;&quot;Sa&quot;;IF([.F10]=&quot;Sa&quot;;&quot;So&quot;;IF([.F10]=&quot;So&quot;;&quot;Mo&quot;;&quot;FEHLER&quot;)))))))" office:value-type="string" office:string-value="Sa" calcext:value-type="string">
            <text:p>Sa</text:p>
          </table:table-cell>
          <table:table-cell table:style-name="ce6" table:formula="of:=IF([.G10]=&quot;Mo&quot;;&quot;Di&quot;;IF([.G10]=&quot;Di&quot;;&quot;Mi&quot;;IF([.G10]=&quot;Mi&quot;;&quot;Do&quot;;IF([.G10]=&quot;Do&quot;;&quot;Fr&quot;;IF([.G10]=&quot;Fr&quot;;&quot;Sa&quot;;IF([.G10]=&quot;Sa&quot;;&quot;So&quot;;IF([.G10]=&quot;So&quot;;&quot;Mo&quot;;&quot;FEHLER&quot;)))))))" office:value-type="string" office:string-value="So" calcext:value-type="string">
            <text:p>So</text:p>
          </table:table-cell>
          <table:table-cell table:style-name="ce6" table:formula="of:=IF([.H10]=&quot;Mo&quot;;&quot;Di&quot;;IF([.H10]=&quot;Di&quot;;&quot;Mi&quot;;IF([.H10]=&quot;Mi&quot;;&quot;Do&quot;;IF([.H10]=&quot;Do&quot;;&quot;Fr&quot;;IF([.H10]=&quot;Fr&quot;;&quot;Sa&quot;;IF([.H10]=&quot;Sa&quot;;&quot;So&quot;;IF([.H10]=&quot;So&quot;;&quot;Mo&quot;;&quot;FEHLER&quot;)))))))" office:value-type="string" office:string-value="Mo" calcext:value-type="string">
            <text:p>Mo</text:p>
          </table:table-cell>
          <table:table-cell table:style-name="ce6" table:formula="of:=IF([.I10]=&quot;Mo&quot;;&quot;Di&quot;;IF([.I10]=&quot;Di&quot;;&quot;Mi&quot;;IF([.I10]=&quot;Mi&quot;;&quot;Do&quot;;IF([.I10]=&quot;Do&quot;;&quot;Fr&quot;;IF([.I10]=&quot;Fr&quot;;&quot;Sa&quot;;IF([.I10]=&quot;Sa&quot;;&quot;So&quot;;IF([.I10]=&quot;So&quot;;&quot;Mo&quot;;&quot;FEHLER&quot;)))))))" office:value-type="string" office:string-value="Di" calcext:value-type="string">
            <text:p>Di</text:p>
          </table:table-cell>
          <table:table-cell table:style-name="ce6" table:formula="of:=IF([.J10]=&quot;Mo&quot;;&quot;Di&quot;;IF([.J10]=&quot;Di&quot;;&quot;Mi&quot;;IF([.J10]=&quot;Mi&quot;;&quot;Do&quot;;IF([.J10]=&quot;Do&quot;;&quot;Fr&quot;;IF([.J10]=&quot;Fr&quot;;&quot;Sa&quot;;IF([.J10]=&quot;Sa&quot;;&quot;So&quot;;IF([.J10]=&quot;So&quot;;&quot;Mo&quot;;&quot;FEHLER&quot;)))))))" office:value-type="string" office:string-value="Mi" calcext:value-type="string">
            <text:p>Mi</text:p>
          </table:table-cell>
          <table:table-cell table:style-name="ce6" table:formula="of:=IF([.K10]=&quot;Mo&quot;;&quot;Di&quot;;IF([.K10]=&quot;Di&quot;;&quot;Mi&quot;;IF([.K10]=&quot;Mi&quot;;&quot;Do&quot;;IF([.K10]=&quot;Do&quot;;&quot;Fr&quot;;IF([.K10]=&quot;Fr&quot;;&quot;Sa&quot;;IF([.K10]=&quot;Sa&quot;;&quot;So&quot;;IF([.K10]=&quot;So&quot;;&quot;Mo&quot;;&quot;FEHLER&quot;)))))))" office:value-type="string" office:string-value="Do" calcext:value-type="string">
            <text:p>Do</text:p>
          </table:table-cell>
          <table:table-cell table:style-name="ce6" table:formula="of:=IF([.L10]=&quot;Mo&quot;;&quot;Di&quot;;IF([.L10]=&quot;Di&quot;;&quot;Mi&quot;;IF([.L10]=&quot;Mi&quot;;&quot;Do&quot;;IF([.L10]=&quot;Do&quot;;&quot;Fr&quot;;IF([.L10]=&quot;Fr&quot;;&quot;Sa&quot;;IF([.L10]=&quot;Sa&quot;;&quot;So&quot;;IF([.L10]=&quot;So&quot;;&quot;Mo&quot;;&quot;FEHLER&quot;)))))))" office:value-type="string" office:string-value="Fr" calcext:value-type="string">
            <text:p>Fr</text:p>
          </table:table-cell>
          <table:table-cell table:style-name="ce6" table:formula="of:=IF([.M10]=&quot;Mo&quot;;&quot;Di&quot;;IF([.M10]=&quot;Di&quot;;&quot;Mi&quot;;IF([.M10]=&quot;Mi&quot;;&quot;Do&quot;;IF([.M10]=&quot;Do&quot;;&quot;Fr&quot;;IF([.M10]=&quot;Fr&quot;;&quot;Sa&quot;;IF([.M10]=&quot;Sa&quot;;&quot;So&quot;;IF([.M10]=&quot;So&quot;;&quot;Mo&quot;;&quot;FEHLER&quot;)))))))" office:value-type="string" office:string-value="Sa" calcext:value-type="string">
            <text:p>Sa</text:p>
          </table:table-cell>
          <table:table-cell table:style-name="ce6" table:formula="of:=IF([.N10]=&quot;Mo&quot;;&quot;Di&quot;;IF([.N10]=&quot;Di&quot;;&quot;Mi&quot;;IF([.N10]=&quot;Mi&quot;;&quot;Do&quot;;IF([.N10]=&quot;Do&quot;;&quot;Fr&quot;;IF([.N10]=&quot;Fr&quot;;&quot;Sa&quot;;IF([.N10]=&quot;Sa&quot;;&quot;So&quot;;IF([.N10]=&quot;So&quot;;&quot;Mo&quot;;&quot;FEHLER&quot;)))))))" office:value-type="string" office:string-value="So" calcext:value-type="string">
            <text:p>So</text:p>
          </table:table-cell>
          <table:table-cell table:style-name="ce6" table:formula="of:=IF([.O10]=&quot;Mo&quot;;&quot;Di&quot;;IF([.O10]=&quot;Di&quot;;&quot;Mi&quot;;IF([.O10]=&quot;Mi&quot;;&quot;Do&quot;;IF([.O10]=&quot;Do&quot;;&quot;Fr&quot;;IF([.O10]=&quot;Fr&quot;;&quot;Sa&quot;;IF([.O10]=&quot;Sa&quot;;&quot;So&quot;;IF([.O10]=&quot;So&quot;;&quot;Mo&quot;;&quot;FEHLER&quot;)))))))" office:value-type="string" office:string-value="Mo" calcext:value-type="string">
            <text:p>Mo</text:p>
          </table:table-cell>
          <table:table-cell table:style-name="ce6" table:formula="of:=IF([.P10]=&quot;Mo&quot;;&quot;Di&quot;;IF([.P10]=&quot;Di&quot;;&quot;Mi&quot;;IF([.P10]=&quot;Mi&quot;;&quot;Do&quot;;IF([.P10]=&quot;Do&quot;;&quot;Fr&quot;;IF([.P10]=&quot;Fr&quot;;&quot;Sa&quot;;IF([.P10]=&quot;Sa&quot;;&quot;So&quot;;IF([.P10]=&quot;So&quot;;&quot;Mo&quot;;&quot;FEHLER&quot;)))))))" office:value-type="string" office:string-value="Di" calcext:value-type="string">
            <text:p>Di</text:p>
          </table:table-cell>
          <table:table-cell table:style-name="ce6" table:formula="of:=IF([.Q10]=&quot;Mo&quot;;&quot;Di&quot;;IF([.Q10]=&quot;Di&quot;;&quot;Mi&quot;;IF([.Q10]=&quot;Mi&quot;;&quot;Do&quot;;IF([.Q10]=&quot;Do&quot;;&quot;Fr&quot;;IF([.Q10]=&quot;Fr&quot;;&quot;Sa&quot;;IF([.Q10]=&quot;Sa&quot;;&quot;So&quot;;IF([.Q10]=&quot;So&quot;;&quot;Mo&quot;;&quot;FEHLER&quot;)))))))" office:value-type="string" office:string-value="Mi" calcext:value-type="string">
            <text:p>Mi</text:p>
          </table:table-cell>
          <table:table-cell table:style-name="ce6" table:formula="of:=IF([.R10]=&quot;Mo&quot;;&quot;Di&quot;;IF([.R10]=&quot;Di&quot;;&quot;Mi&quot;;IF([.R10]=&quot;Mi&quot;;&quot;Do&quot;;IF([.R10]=&quot;Do&quot;;&quot;Fr&quot;;IF([.R10]=&quot;Fr&quot;;&quot;Sa&quot;;IF([.R10]=&quot;Sa&quot;;&quot;So&quot;;IF([.R10]=&quot;So&quot;;&quot;Mo&quot;;&quot;FEHLER&quot;)))))))" office:value-type="string" office:string-value="Do" calcext:value-type="string">
            <text:p>Do</text:p>
          </table:table-cell>
          <table:table-cell table:style-name="ce6" table:formula="of:=IF([.S10]=&quot;Mo&quot;;&quot;Di&quot;;IF([.S10]=&quot;Di&quot;;&quot;Mi&quot;;IF([.S10]=&quot;Mi&quot;;&quot;Do&quot;;IF([.S10]=&quot;Do&quot;;&quot;Fr&quot;;IF([.S10]=&quot;Fr&quot;;&quot;Sa&quot;;IF([.S10]=&quot;Sa&quot;;&quot;So&quot;;IF([.S10]=&quot;So&quot;;&quot;Mo&quot;;&quot;FEHLER&quot;)))))))" office:value-type="string" office:string-value="Fr" calcext:value-type="string">
            <text:p>Fr</text:p>
          </table:table-cell>
          <table:table-cell table:style-name="ce6" table:formula="of:=IF([.T10]=&quot;Mo&quot;;&quot;Di&quot;;IF([.T10]=&quot;Di&quot;;&quot;Mi&quot;;IF([.T10]=&quot;Mi&quot;;&quot;Do&quot;;IF([.T10]=&quot;Do&quot;;&quot;Fr&quot;;IF([.T10]=&quot;Fr&quot;;&quot;Sa&quot;;IF([.T10]=&quot;Sa&quot;;&quot;So&quot;;IF([.T10]=&quot;So&quot;;&quot;Mo&quot;;&quot;FEHLER&quot;)))))))" office:value-type="string" office:string-value="Sa" calcext:value-type="string">
            <text:p>Sa</text:p>
          </table:table-cell>
          <table:table-cell table:style-name="ce6" table:formula="of:=IF([.U10]=&quot;Mo&quot;;&quot;Di&quot;;IF([.U10]=&quot;Di&quot;;&quot;Mi&quot;;IF([.U10]=&quot;Mi&quot;;&quot;Do&quot;;IF([.U10]=&quot;Do&quot;;&quot;Fr&quot;;IF([.U10]=&quot;Fr&quot;;&quot;Sa&quot;;IF([.U10]=&quot;Sa&quot;;&quot;So&quot;;IF([.U10]=&quot;So&quot;;&quot;Mo&quot;;&quot;FEHLER&quot;)))))))" office:value-type="string" office:string-value="So" calcext:value-type="string">
            <text:p>So</text:p>
          </table:table-cell>
          <table:table-cell table:style-name="ce6" table:formula="of:=IF([.V10]=&quot;Mo&quot;;&quot;Di&quot;;IF([.V10]=&quot;Di&quot;;&quot;Mi&quot;;IF([.V10]=&quot;Mi&quot;;&quot;Do&quot;;IF([.V10]=&quot;Do&quot;;&quot;Fr&quot;;IF([.V10]=&quot;Fr&quot;;&quot;Sa&quot;;IF([.V10]=&quot;Sa&quot;;&quot;So&quot;;IF([.V10]=&quot;So&quot;;&quot;Mo&quot;;&quot;FEHLER&quot;)))))))" office:value-type="string" office:string-value="Mo" calcext:value-type="string">
            <text:p>Mo</text:p>
          </table:table-cell>
          <table:table-cell table:style-name="ce6" table:formula="of:=IF([.W10]=&quot;Mo&quot;;&quot;Di&quot;;IF([.W10]=&quot;Di&quot;;&quot;Mi&quot;;IF([.W10]=&quot;Mi&quot;;&quot;Do&quot;;IF([.W10]=&quot;Do&quot;;&quot;Fr&quot;;IF([.W10]=&quot;Fr&quot;;&quot;Sa&quot;;IF([.W10]=&quot;Sa&quot;;&quot;So&quot;;IF([.W10]=&quot;So&quot;;&quot;Mo&quot;;&quot;FEHLER&quot;)))))))" office:value-type="string" office:string-value="Di" calcext:value-type="string">
            <text:p>Di</text:p>
          </table:table-cell>
          <table:table-cell table:style-name="ce6" table:formula="of:=IF([.X10]=&quot;Mo&quot;;&quot;Di&quot;;IF([.X10]=&quot;Di&quot;;&quot;Mi&quot;;IF([.X10]=&quot;Mi&quot;;&quot;Do&quot;;IF([.X10]=&quot;Do&quot;;&quot;Fr&quot;;IF([.X10]=&quot;Fr&quot;;&quot;Sa&quot;;IF([.X10]=&quot;Sa&quot;;&quot;So&quot;;IF([.X10]=&quot;So&quot;;&quot;Mo&quot;;&quot;FEHLER&quot;)))))))" office:value-type="string" office:string-value="Mi" calcext:value-type="string">
            <text:p>Mi</text:p>
          </table:table-cell>
          <table:table-cell table:style-name="ce6" table:formula="of:=IF([.Y10]=&quot;Mo&quot;;&quot;Di&quot;;IF([.Y10]=&quot;Di&quot;;&quot;Mi&quot;;IF([.Y10]=&quot;Mi&quot;;&quot;Do&quot;;IF([.Y10]=&quot;Do&quot;;&quot;Fr&quot;;IF([.Y10]=&quot;Fr&quot;;&quot;Sa&quot;;IF([.Y10]=&quot;Sa&quot;;&quot;So&quot;;IF([.Y10]=&quot;So&quot;;&quot;Mo&quot;;&quot;FEHLER&quot;)))))))" office:value-type="string" office:string-value="Do" calcext:value-type="string">
            <text:p>Do</text:p>
          </table:table-cell>
          <table:table-cell table:style-name="ce6" table:formula="of:=IF([.Z10]=&quot;Mo&quot;;&quot;Di&quot;;IF([.Z10]=&quot;Di&quot;;&quot;Mi&quot;;IF([.Z10]=&quot;Mi&quot;;&quot;Do&quot;;IF([.Z10]=&quot;Do&quot;;&quot;Fr&quot;;IF([.Z10]=&quot;Fr&quot;;&quot;Sa&quot;;IF([.Z10]=&quot;Sa&quot;;&quot;So&quot;;IF([.Z10]=&quot;So&quot;;&quot;Mo&quot;;&quot;FEHLER&quot;)))))))" office:value-type="string" office:string-value="Fr" calcext:value-type="string">
            <text:p>Fr</text:p>
          </table:table-cell>
          <table:table-cell table:style-name="ce6" table:formula="of:=IF([.AA10]=&quot;Mo&quot;;&quot;Di&quot;;IF([.AA10]=&quot;Di&quot;;&quot;Mi&quot;;IF([.AA10]=&quot;Mi&quot;;&quot;Do&quot;;IF([.AA10]=&quot;Do&quot;;&quot;Fr&quot;;IF([.AA10]=&quot;Fr&quot;;&quot;Sa&quot;;IF([.AA10]=&quot;Sa&quot;;&quot;So&quot;;IF([.AA10]=&quot;So&quot;;&quot;Mo&quot;;&quot;FEHLER&quot;)))))))" office:value-type="string" office:string-value="Sa" calcext:value-type="string">
            <text:p>Sa</text:p>
          </table:table-cell>
          <table:table-cell table:style-name="ce6" table:formula="of:=IF([.AB10]=&quot;Mo&quot;;&quot;Di&quot;;IF([.AB10]=&quot;Di&quot;;&quot;Mi&quot;;IF([.AB10]=&quot;Mi&quot;;&quot;Do&quot;;IF([.AB10]=&quot;Do&quot;;&quot;Fr&quot;;IF([.AB10]=&quot;Fr&quot;;&quot;Sa&quot;;IF([.AB10]=&quot;Sa&quot;;&quot;So&quot;;IF([.AB10]=&quot;So&quot;;&quot;Mo&quot;;&quot;FEHLER&quot;)))))))" office:value-type="string" office:string-value="So" calcext:value-type="string">
            <text:p>So</text:p>
          </table:table-cell>
          <table:table-cell table:style-name="ce6" table:formula="of:=IF([.AC10]=&quot;Mo&quot;;&quot;Di&quot;;IF([.AC10]=&quot;Di&quot;;&quot;Mi&quot;;IF([.AC10]=&quot;Mi&quot;;&quot;Do&quot;;IF([.AC10]=&quot;Do&quot;;&quot;Fr&quot;;IF([.AC10]=&quot;Fr&quot;;&quot;Sa&quot;;IF([.AC10]=&quot;Sa&quot;;&quot;So&quot;;IF([.AC10]=&quot;So&quot;;&quot;Mo&quot;;&quot;FEHLER&quot;)))))))" office:value-type="string" office:string-value="Mo" calcext:value-type="string">
            <text:p>Mo</text:p>
          </table:table-cell>
          <table:table-cell table:style-name="ce6" table:formula="of:=IF([.AD10]=&quot;Mo&quot;;&quot;Di&quot;;IF([.AD10]=&quot;Di&quot;;&quot;Mi&quot;;IF([.AD10]=&quot;Mi&quot;;&quot;Do&quot;;IF([.AD10]=&quot;Do&quot;;&quot;Fr&quot;;IF([.AD10]=&quot;Fr&quot;;&quot;Sa&quot;;IF([.AD10]=&quot;Sa&quot;;&quot;So&quot;;IF([.AD10]=&quot;So&quot;;&quot;Mo&quot;;&quot;FEHLER&quot;)))))))" office:value-type="string" office:string-value="Di" calcext:value-type="string">
            <text:p>Di</text:p>
          </table:table-cell>
          <table:table-cell table:style-name="ce6" table:formula="of:=IF([.AE10]=&quot;Mo&quot;;&quot;Di&quot;;IF([.AE10]=&quot;Di&quot;;&quot;Mi&quot;;IF([.AE10]=&quot;Mi&quot;;&quot;Do&quot;;IF([.AE10]=&quot;Do&quot;;&quot;Fr&quot;;IF([.AE10]=&quot;Fr&quot;;&quot;Sa&quot;;IF([.AE10]=&quot;Sa&quot;;&quot;So&quot;;IF([.AE10]=&quot;So&quot;;&quot;Mo&quot;;&quot;FEHLER&quot;)))))))" office:value-type="string" office:string-value="Mi" calcext:value-type="string">
            <text:p>Mi</text:p>
          </table:table-cell>
          <table:table-cell table:style-name="ce6" table:formula="of:=IF([.AF10]=&quot;Mo&quot;;&quot;Di&quot;;IF([.AF10]=&quot;Di&quot;;&quot;Mi&quot;;IF([.AF10]=&quot;Mi&quot;;&quot;Do&quot;;IF([.AF10]=&quot;Do&quot;;&quot;Fr&quot;;IF([.AF10]=&quot;Fr&quot;;&quot;Sa&quot;;IF([.AF10]=&quot;Sa&quot;;&quot;So&quot;;IF([.AF10]=&quot;So&quot;;&quot;Mo&quot;;&quot;FEHLER&quot;)))))))" office:value-type="string" office:string-value="Do" calcext:value-type="string">
            <text:p>Do</text:p>
          </table:table-cell>
          <table:table-cell table:number-columns-repeated="991"/>
        </table:table-row>
        <table:table-row table:style-name="ro3">
          <table:table-cell/>
          <table:table-cell table:style-name="ce4" office:value-type="string" calcext:value-type="string">
            <text:p>Sep</text:p>
          </table:table-cell>
          <table:table-cell table:style-name="ce7" table:formula="of:=IF([.AG10]=&quot;Mo&quot;;&quot;Di&quot;;IF([.AG10]=&quot;Di&quot;;&quot;Mi&quot;;IF([.AG10]=&quot;Mi&quot;;&quot;Do&quot;;IF([.AG10]=&quot;Do&quot;;&quot;Fr&quot;;IF([.AG10]=&quot;Fr&quot;;&quot;Sa&quot;;IF([.AG10]=&quot;Sa&quot;;&quot;So&quot;;IF([.AG10]=&quot;So&quot;;&quot;Mo&quot;;&quot;FEHLER&quot;)))))))" office:value-type="string" office:string-value="Fr" calcext:value-type="string">
            <text:p>Fr</text:p>
          </table:table-cell>
          <table:table-cell table:style-name="ce7" table:formula="of:=IF([.C11]=&quot;Mo&quot;;&quot;Di&quot;;IF([.C11]=&quot;Di&quot;;&quot;Mi&quot;;IF([.C11]=&quot;Mi&quot;;&quot;Do&quot;;IF([.C11]=&quot;Do&quot;;&quot;Fr&quot;;IF([.C11]=&quot;Fr&quot;;&quot;Sa&quot;;IF([.C11]=&quot;Sa&quot;;&quot;So&quot;;IF([.C11]=&quot;So&quot;;&quot;Mo&quot;;&quot;FEHLER&quot;)))))))" office:value-type="string" office:string-value="Sa" calcext:value-type="string">
            <text:p>Sa</text:p>
          </table:table-cell>
          <table:table-cell table:style-name="ce6" table:formula="of:=IF([.D11]=&quot;Mo&quot;;&quot;Di&quot;;IF([.D11]=&quot;Di&quot;;&quot;Mi&quot;;IF([.D11]=&quot;Mi&quot;;&quot;Do&quot;;IF([.D11]=&quot;Do&quot;;&quot;Fr&quot;;IF([.D11]=&quot;Fr&quot;;&quot;Sa&quot;;IF([.D11]=&quot;Sa&quot;;&quot;So&quot;;IF([.D11]=&quot;So&quot;;&quot;Mo&quot;;&quot;FEHLER&quot;)))))))" office:value-type="string" office:string-value="So" calcext:value-type="string">
            <text:p>So</text:p>
          </table:table-cell>
          <table:table-cell table:style-name="ce6" table:formula="of:=IF([.E11]=&quot;Mo&quot;;&quot;Di&quot;;IF([.E11]=&quot;Di&quot;;&quot;Mi&quot;;IF([.E11]=&quot;Mi&quot;;&quot;Do&quot;;IF([.E11]=&quot;Do&quot;;&quot;Fr&quot;;IF([.E11]=&quot;Fr&quot;;&quot;Sa&quot;;IF([.E11]=&quot;Sa&quot;;&quot;So&quot;;IF([.E11]=&quot;So&quot;;&quot;Mo&quot;;&quot;FEHLER&quot;)))))))" office:value-type="string" office:string-value="Mo" calcext:value-type="string">
            <text:p>Mo</text:p>
          </table:table-cell>
          <table:table-cell table:style-name="ce6" table:formula="of:=IF([.F11]=&quot;Mo&quot;;&quot;Di&quot;;IF([.F11]=&quot;Di&quot;;&quot;Mi&quot;;IF([.F11]=&quot;Mi&quot;;&quot;Do&quot;;IF([.F11]=&quot;Do&quot;;&quot;Fr&quot;;IF([.F11]=&quot;Fr&quot;;&quot;Sa&quot;;IF([.F11]=&quot;Sa&quot;;&quot;So&quot;;IF([.F11]=&quot;So&quot;;&quot;Mo&quot;;&quot;FEHLER&quot;)))))))" office:value-type="string" office:string-value="Di" calcext:value-type="string">
            <text:p>Di</text:p>
          </table:table-cell>
          <table:table-cell table:style-name="ce6" table:formula="of:=IF([.G11]=&quot;Mo&quot;;&quot;Di&quot;;IF([.G11]=&quot;Di&quot;;&quot;Mi&quot;;IF([.G11]=&quot;Mi&quot;;&quot;Do&quot;;IF([.G11]=&quot;Do&quot;;&quot;Fr&quot;;IF([.G11]=&quot;Fr&quot;;&quot;Sa&quot;;IF([.G11]=&quot;Sa&quot;;&quot;So&quot;;IF([.G11]=&quot;So&quot;;&quot;Mo&quot;;&quot;FEHLER&quot;)))))))" office:value-type="string" office:string-value="Mi" calcext:value-type="string">
            <text:p>Mi</text:p>
          </table:table-cell>
          <table:table-cell table:style-name="ce6" table:formula="of:=IF([.H11]=&quot;Mo&quot;;&quot;Di&quot;;IF([.H11]=&quot;Di&quot;;&quot;Mi&quot;;IF([.H11]=&quot;Mi&quot;;&quot;Do&quot;;IF([.H11]=&quot;Do&quot;;&quot;Fr&quot;;IF([.H11]=&quot;Fr&quot;;&quot;Sa&quot;;IF([.H11]=&quot;Sa&quot;;&quot;So&quot;;IF([.H11]=&quot;So&quot;;&quot;Mo&quot;;&quot;FEHLER&quot;)))))))" office:value-type="string" office:string-value="Do" calcext:value-type="string">
            <text:p>Do</text:p>
          </table:table-cell>
          <table:table-cell table:style-name="ce6" table:formula="of:=IF([.I11]=&quot;Mo&quot;;&quot;Di&quot;;IF([.I11]=&quot;Di&quot;;&quot;Mi&quot;;IF([.I11]=&quot;Mi&quot;;&quot;Do&quot;;IF([.I11]=&quot;Do&quot;;&quot;Fr&quot;;IF([.I11]=&quot;Fr&quot;;&quot;Sa&quot;;IF([.I11]=&quot;Sa&quot;;&quot;So&quot;;IF([.I11]=&quot;So&quot;;&quot;Mo&quot;;&quot;FEHLER&quot;)))))))" office:value-type="string" office:string-value="Fr" calcext:value-type="string">
            <text:p>Fr</text:p>
          </table:table-cell>
          <table:table-cell table:style-name="ce6" table:formula="of:=IF([.J11]=&quot;Mo&quot;;&quot;Di&quot;;IF([.J11]=&quot;Di&quot;;&quot;Mi&quot;;IF([.J11]=&quot;Mi&quot;;&quot;Do&quot;;IF([.J11]=&quot;Do&quot;;&quot;Fr&quot;;IF([.J11]=&quot;Fr&quot;;&quot;Sa&quot;;IF([.J11]=&quot;Sa&quot;;&quot;So&quot;;IF([.J11]=&quot;So&quot;;&quot;Mo&quot;;&quot;FEHLER&quot;)))))))" office:value-type="string" office:string-value="Sa" calcext:value-type="string">
            <text:p>Sa</text:p>
          </table:table-cell>
          <table:table-cell table:style-name="ce6" table:formula="of:=IF([.K11]=&quot;Mo&quot;;&quot;Di&quot;;IF([.K11]=&quot;Di&quot;;&quot;Mi&quot;;IF([.K11]=&quot;Mi&quot;;&quot;Do&quot;;IF([.K11]=&quot;Do&quot;;&quot;Fr&quot;;IF([.K11]=&quot;Fr&quot;;&quot;Sa&quot;;IF([.K11]=&quot;Sa&quot;;&quot;So&quot;;IF([.K11]=&quot;So&quot;;&quot;Mo&quot;;&quot;FEHLER&quot;)))))))" office:value-type="string" office:string-value="So" calcext:value-type="string">
            <text:p>So</text:p>
          </table:table-cell>
          <table:table-cell table:style-name="ce6" table:formula="of:=IF([.L11]=&quot;Mo&quot;;&quot;Di&quot;;IF([.L11]=&quot;Di&quot;;&quot;Mi&quot;;IF([.L11]=&quot;Mi&quot;;&quot;Do&quot;;IF([.L11]=&quot;Do&quot;;&quot;Fr&quot;;IF([.L11]=&quot;Fr&quot;;&quot;Sa&quot;;IF([.L11]=&quot;Sa&quot;;&quot;So&quot;;IF([.L11]=&quot;So&quot;;&quot;Mo&quot;;&quot;FEHLER&quot;)))))))" office:value-type="string" office:string-value="Mo" calcext:value-type="string">
            <text:p>Mo</text:p>
          </table:table-cell>
          <table:table-cell table:style-name="ce6" table:formula="of:=IF([.M11]=&quot;Mo&quot;;&quot;Di&quot;;IF([.M11]=&quot;Di&quot;;&quot;Mi&quot;;IF([.M11]=&quot;Mi&quot;;&quot;Do&quot;;IF([.M11]=&quot;Do&quot;;&quot;Fr&quot;;IF([.M11]=&quot;Fr&quot;;&quot;Sa&quot;;IF([.M11]=&quot;Sa&quot;;&quot;So&quot;;IF([.M11]=&quot;So&quot;;&quot;Mo&quot;;&quot;FEHLER&quot;)))))))" office:value-type="string" office:string-value="Di" calcext:value-type="string">
            <text:p>Di</text:p>
          </table:table-cell>
          <table:table-cell table:style-name="ce6" table:formula="of:=IF([.N11]=&quot;Mo&quot;;&quot;Di&quot;;IF([.N11]=&quot;Di&quot;;&quot;Mi&quot;;IF([.N11]=&quot;Mi&quot;;&quot;Do&quot;;IF([.N11]=&quot;Do&quot;;&quot;Fr&quot;;IF([.N11]=&quot;Fr&quot;;&quot;Sa&quot;;IF([.N11]=&quot;Sa&quot;;&quot;So&quot;;IF([.N11]=&quot;So&quot;;&quot;Mo&quot;;&quot;FEHLER&quot;)))))))" office:value-type="string" office:string-value="Mi" calcext:value-type="string">
            <text:p>Mi</text:p>
          </table:table-cell>
          <table:table-cell table:style-name="ce6" table:formula="of:=IF([.O11]=&quot;Mo&quot;;&quot;Di&quot;;IF([.O11]=&quot;Di&quot;;&quot;Mi&quot;;IF([.O11]=&quot;Mi&quot;;&quot;Do&quot;;IF([.O11]=&quot;Do&quot;;&quot;Fr&quot;;IF([.O11]=&quot;Fr&quot;;&quot;Sa&quot;;IF([.O11]=&quot;Sa&quot;;&quot;So&quot;;IF([.O11]=&quot;So&quot;;&quot;Mo&quot;;&quot;FEHLER&quot;)))))))" office:value-type="string" office:string-value="Do" calcext:value-type="string">
            <text:p>Do</text:p>
          </table:table-cell>
          <table:table-cell table:style-name="ce6" table:formula="of:=IF([.P11]=&quot;Mo&quot;;&quot;Di&quot;;IF([.P11]=&quot;Di&quot;;&quot;Mi&quot;;IF([.P11]=&quot;Mi&quot;;&quot;Do&quot;;IF([.P11]=&quot;Do&quot;;&quot;Fr&quot;;IF([.P11]=&quot;Fr&quot;;&quot;Sa&quot;;IF([.P11]=&quot;Sa&quot;;&quot;So&quot;;IF([.P11]=&quot;So&quot;;&quot;Mo&quot;;&quot;FEHLER&quot;)))))))" office:value-type="string" office:string-value="Fr" calcext:value-type="string">
            <text:p>Fr</text:p>
          </table:table-cell>
          <table:table-cell table:style-name="ce6" table:formula="of:=IF([.Q11]=&quot;Mo&quot;;&quot;Di&quot;;IF([.Q11]=&quot;Di&quot;;&quot;Mi&quot;;IF([.Q11]=&quot;Mi&quot;;&quot;Do&quot;;IF([.Q11]=&quot;Do&quot;;&quot;Fr&quot;;IF([.Q11]=&quot;Fr&quot;;&quot;Sa&quot;;IF([.Q11]=&quot;Sa&quot;;&quot;So&quot;;IF([.Q11]=&quot;So&quot;;&quot;Mo&quot;;&quot;FEHLER&quot;)))))))" office:value-type="string" office:string-value="Sa" calcext:value-type="string">
            <text:p>Sa</text:p>
          </table:table-cell>
          <table:table-cell table:style-name="ce6" table:formula="of:=IF([.R11]=&quot;Mo&quot;;&quot;Di&quot;;IF([.R11]=&quot;Di&quot;;&quot;Mi&quot;;IF([.R11]=&quot;Mi&quot;;&quot;Do&quot;;IF([.R11]=&quot;Do&quot;;&quot;Fr&quot;;IF([.R11]=&quot;Fr&quot;;&quot;Sa&quot;;IF([.R11]=&quot;Sa&quot;;&quot;So&quot;;IF([.R11]=&quot;So&quot;;&quot;Mo&quot;;&quot;FEHLER&quot;)))))))" office:value-type="string" office:string-value="So" calcext:value-type="string">
            <text:p>So</text:p>
          </table:table-cell>
          <table:table-cell table:style-name="ce6" table:formula="of:=IF([.S11]=&quot;Mo&quot;;&quot;Di&quot;;IF([.S11]=&quot;Di&quot;;&quot;Mi&quot;;IF([.S11]=&quot;Mi&quot;;&quot;Do&quot;;IF([.S11]=&quot;Do&quot;;&quot;Fr&quot;;IF([.S11]=&quot;Fr&quot;;&quot;Sa&quot;;IF([.S11]=&quot;Sa&quot;;&quot;So&quot;;IF([.S11]=&quot;So&quot;;&quot;Mo&quot;;&quot;FEHLER&quot;)))))))" office:value-type="string" office:string-value="Mo" calcext:value-type="string">
            <text:p>Mo</text:p>
          </table:table-cell>
          <table:table-cell table:style-name="ce6" table:formula="of:=IF([.T11]=&quot;Mo&quot;;&quot;Di&quot;;IF([.T11]=&quot;Di&quot;;&quot;Mi&quot;;IF([.T11]=&quot;Mi&quot;;&quot;Do&quot;;IF([.T11]=&quot;Do&quot;;&quot;Fr&quot;;IF([.T11]=&quot;Fr&quot;;&quot;Sa&quot;;IF([.T11]=&quot;Sa&quot;;&quot;So&quot;;IF([.T11]=&quot;So&quot;;&quot;Mo&quot;;&quot;FEHLER&quot;)))))))" office:value-type="string" office:string-value="Di" calcext:value-type="string">
            <text:p>Di</text:p>
          </table:table-cell>
          <table:table-cell table:style-name="ce6" table:formula="of:=IF([.U11]=&quot;Mo&quot;;&quot;Di&quot;;IF([.U11]=&quot;Di&quot;;&quot;Mi&quot;;IF([.U11]=&quot;Mi&quot;;&quot;Do&quot;;IF([.U11]=&quot;Do&quot;;&quot;Fr&quot;;IF([.U11]=&quot;Fr&quot;;&quot;Sa&quot;;IF([.U11]=&quot;Sa&quot;;&quot;So&quot;;IF([.U11]=&quot;So&quot;;&quot;Mo&quot;;&quot;FEHLER&quot;)))))))" office:value-type="string" office:string-value="Mi" calcext:value-type="string">
            <text:p>Mi</text:p>
          </table:table-cell>
          <table:table-cell table:style-name="ce6" table:formula="of:=IF([.V11]=&quot;Mo&quot;;&quot;Di&quot;;IF([.V11]=&quot;Di&quot;;&quot;Mi&quot;;IF([.V11]=&quot;Mi&quot;;&quot;Do&quot;;IF([.V11]=&quot;Do&quot;;&quot;Fr&quot;;IF([.V11]=&quot;Fr&quot;;&quot;Sa&quot;;IF([.V11]=&quot;Sa&quot;;&quot;So&quot;;IF([.V11]=&quot;So&quot;;&quot;Mo&quot;;&quot;FEHLER&quot;)))))))" office:value-type="string" office:string-value="Do" calcext:value-type="string">
            <text:p>Do</text:p>
          </table:table-cell>
          <table:table-cell table:style-name="ce6" table:formula="of:=IF([.W11]=&quot;Mo&quot;;&quot;Di&quot;;IF([.W11]=&quot;Di&quot;;&quot;Mi&quot;;IF([.W11]=&quot;Mi&quot;;&quot;Do&quot;;IF([.W11]=&quot;Do&quot;;&quot;Fr&quot;;IF([.W11]=&quot;Fr&quot;;&quot;Sa&quot;;IF([.W11]=&quot;Sa&quot;;&quot;So&quot;;IF([.W11]=&quot;So&quot;;&quot;Mo&quot;;&quot;FEHLER&quot;)))))))" office:value-type="string" office:string-value="Fr" calcext:value-type="string">
            <text:p>Fr</text:p>
          </table:table-cell>
          <table:table-cell table:style-name="ce6" table:formula="of:=IF([.X11]=&quot;Mo&quot;;&quot;Di&quot;;IF([.X11]=&quot;Di&quot;;&quot;Mi&quot;;IF([.X11]=&quot;Mi&quot;;&quot;Do&quot;;IF([.X11]=&quot;Do&quot;;&quot;Fr&quot;;IF([.X11]=&quot;Fr&quot;;&quot;Sa&quot;;IF([.X11]=&quot;Sa&quot;;&quot;So&quot;;IF([.X11]=&quot;So&quot;;&quot;Mo&quot;;&quot;FEHLER&quot;)))))))" office:value-type="string" office:string-value="Sa" calcext:value-type="string">
            <text:p>Sa</text:p>
          </table:table-cell>
          <table:table-cell table:style-name="ce6" table:formula="of:=IF([.Y11]=&quot;Mo&quot;;&quot;Di&quot;;IF([.Y11]=&quot;Di&quot;;&quot;Mi&quot;;IF([.Y11]=&quot;Mi&quot;;&quot;Do&quot;;IF([.Y11]=&quot;Do&quot;;&quot;Fr&quot;;IF([.Y11]=&quot;Fr&quot;;&quot;Sa&quot;;IF([.Y11]=&quot;Sa&quot;;&quot;So&quot;;IF([.Y11]=&quot;So&quot;;&quot;Mo&quot;;&quot;FEHLER&quot;)))))))" office:value-type="string" office:string-value="So" calcext:value-type="string">
            <text:p>So</text:p>
          </table:table-cell>
          <table:table-cell table:style-name="ce6" table:formula="of:=IF([.Z11]=&quot;Mo&quot;;&quot;Di&quot;;IF([.Z11]=&quot;Di&quot;;&quot;Mi&quot;;IF([.Z11]=&quot;Mi&quot;;&quot;Do&quot;;IF([.Z11]=&quot;Do&quot;;&quot;Fr&quot;;IF([.Z11]=&quot;Fr&quot;;&quot;Sa&quot;;IF([.Z11]=&quot;Sa&quot;;&quot;So&quot;;IF([.Z11]=&quot;So&quot;;&quot;Mo&quot;;&quot;FEHLER&quot;)))))))" office:value-type="string" office:string-value="Mo" calcext:value-type="string">
            <text:p>Mo</text:p>
          </table:table-cell>
          <table:table-cell table:style-name="ce6" table:formula="of:=IF([.AA11]=&quot;Mo&quot;;&quot;Di&quot;;IF([.AA11]=&quot;Di&quot;;&quot;Mi&quot;;IF([.AA11]=&quot;Mi&quot;;&quot;Do&quot;;IF([.AA11]=&quot;Do&quot;;&quot;Fr&quot;;IF([.AA11]=&quot;Fr&quot;;&quot;Sa&quot;;IF([.AA11]=&quot;Sa&quot;;&quot;So&quot;;IF([.AA11]=&quot;So&quot;;&quot;Mo&quot;;&quot;FEHLER&quot;)))))))" office:value-type="string" office:string-value="Di" calcext:value-type="string">
            <text:p>Di</text:p>
          </table:table-cell>
          <table:table-cell table:style-name="ce6" table:formula="of:=IF([.AB11]=&quot;Mo&quot;;&quot;Di&quot;;IF([.AB11]=&quot;Di&quot;;&quot;Mi&quot;;IF([.AB11]=&quot;Mi&quot;;&quot;Do&quot;;IF([.AB11]=&quot;Do&quot;;&quot;Fr&quot;;IF([.AB11]=&quot;Fr&quot;;&quot;Sa&quot;;IF([.AB11]=&quot;Sa&quot;;&quot;So&quot;;IF([.AB11]=&quot;So&quot;;&quot;Mo&quot;;&quot;FEHLER&quot;)))))))" office:value-type="string" office:string-value="Mi" calcext:value-type="string">
            <text:p>Mi</text:p>
          </table:table-cell>
          <table:table-cell table:style-name="ce6" table:formula="of:=IF([.AC11]=&quot;Mo&quot;;&quot;Di&quot;;IF([.AC11]=&quot;Di&quot;;&quot;Mi&quot;;IF([.AC11]=&quot;Mi&quot;;&quot;Do&quot;;IF([.AC11]=&quot;Do&quot;;&quot;Fr&quot;;IF([.AC11]=&quot;Fr&quot;;&quot;Sa&quot;;IF([.AC11]=&quot;Sa&quot;;&quot;So&quot;;IF([.AC11]=&quot;So&quot;;&quot;Mo&quot;;&quot;FEHLER&quot;)))))))" office:value-type="string" office:string-value="Do" calcext:value-type="string">
            <text:p>Do</text:p>
          </table:table-cell>
          <table:table-cell table:style-name="ce6" table:formula="of:=IF([.AD11]=&quot;Mo&quot;;&quot;Di&quot;;IF([.AD11]=&quot;Di&quot;;&quot;Mi&quot;;IF([.AD11]=&quot;Mi&quot;;&quot;Do&quot;;IF([.AD11]=&quot;Do&quot;;&quot;Fr&quot;;IF([.AD11]=&quot;Fr&quot;;&quot;Sa&quot;;IF([.AD11]=&quot;Sa&quot;;&quot;So&quot;;IF([.AD11]=&quot;So&quot;;&quot;Mo&quot;;&quot;FEHLER&quot;)))))))" office:value-type="string" office:string-value="Fr" calcext:value-type="string">
            <text:p>Fr</text:p>
          </table:table-cell>
          <table:table-cell table:style-name="ce6" table:formula="of:=IF([.AE11]=&quot;Mo&quot;;&quot;Di&quot;;IF([.AE11]=&quot;Di&quot;;&quot;Mi&quot;;IF([.AE11]=&quot;Mi&quot;;&quot;Do&quot;;IF([.AE11]=&quot;Do&quot;;&quot;Fr&quot;;IF([.AE11]=&quot;Fr&quot;;&quot;Sa&quot;;IF([.AE11]=&quot;Sa&quot;;&quot;So&quot;;IF([.AE11]=&quot;So&quot;;&quot;Mo&quot;;&quot;FEHLER&quot;)))))))" office:value-type="string" office:string-value="Sa" calcext:value-type="string">
            <text:p>Sa</text:p>
          </table:table-cell>
          <table:table-cell table:style-name="ce7"/>
          <table:table-cell table:number-columns-repeated="991"/>
        </table:table-row>
        <table:table-row table:style-name="ro3">
          <table:table-cell/>
          <table:table-cell table:style-name="ce4" office:value-type="string" calcext:value-type="string">
            <text:p>Okt</text:p>
          </table:table-cell>
          <table:table-cell table:style-name="ce6" table:formula="of:=IF([.AF11]=&quot;Mo&quot;;&quot;Di&quot;;IF([.AF11]=&quot;Di&quot;;&quot;Mi&quot;;IF([.AF11]=&quot;Mi&quot;;&quot;Do&quot;;IF([.AF11]=&quot;Do&quot;;&quot;Fr&quot;;IF([.AF11]=&quot;Fr&quot;;&quot;Sa&quot;;IF([.AF11]=&quot;Sa&quot;;&quot;So&quot;;IF([.AF11]=&quot;So&quot;;&quot;Mo&quot;;&quot;FEHLER&quot;)))))))" office:value-type="string" office:string-value="So" calcext:value-type="string">
            <text:p>So</text:p>
          </table:table-cell>
          <table:table-cell table:style-name="ce7" table:formula="of:=IF([.C12]=&quot;Mo&quot;;&quot;Di&quot;;IF([.C12]=&quot;Di&quot;;&quot;Mi&quot;;IF([.C12]=&quot;Mi&quot;;&quot;Do&quot;;IF([.C12]=&quot;Do&quot;;&quot;Fr&quot;;IF([.C12]=&quot;Fr&quot;;&quot;Sa&quot;;IF([.C12]=&quot;Sa&quot;;&quot;So&quot;;IF([.C12]=&quot;So&quot;;&quot;Mo&quot;;&quot;FEHLER&quot;)))))))" office:value-type="string" office:string-value="Mo" calcext:value-type="string">
            <text:p>Mo</text:p>
          </table:table-cell>
          <table:table-cell table:style-name="ce6" table:formula="of:=IF([.D12]=&quot;Mo&quot;;&quot;Di&quot;;IF([.D12]=&quot;Di&quot;;&quot;Mi&quot;;IF([.D12]=&quot;Mi&quot;;&quot;Do&quot;;IF([.D12]=&quot;Do&quot;;&quot;Fr&quot;;IF([.D12]=&quot;Fr&quot;;&quot;Sa&quot;;IF([.D12]=&quot;Sa&quot;;&quot;So&quot;;IF([.D12]=&quot;So&quot;;&quot;Mo&quot;;&quot;FEHLER&quot;)))))))" office:value-type="string" office:string-value="Di" calcext:value-type="string">
            <text:p>Di</text:p>
          </table:table-cell>
          <table:table-cell table:style-name="ce6" table:formula="of:=IF([.E12]=&quot;Mo&quot;;&quot;Di&quot;;IF([.E12]=&quot;Di&quot;;&quot;Mi&quot;;IF([.E12]=&quot;Mi&quot;;&quot;Do&quot;;IF([.E12]=&quot;Do&quot;;&quot;Fr&quot;;IF([.E12]=&quot;Fr&quot;;&quot;Sa&quot;;IF([.E12]=&quot;Sa&quot;;&quot;So&quot;;IF([.E12]=&quot;So&quot;;&quot;Mo&quot;;&quot;FEHLER&quot;)))))))" office:value-type="string" office:string-value="Mi" calcext:value-type="string">
            <text:p>Mi</text:p>
          </table:table-cell>
          <table:table-cell table:style-name="ce6" table:formula="of:=IF([.F12]=&quot;Mo&quot;;&quot;Di&quot;;IF([.F12]=&quot;Di&quot;;&quot;Mi&quot;;IF([.F12]=&quot;Mi&quot;;&quot;Do&quot;;IF([.F12]=&quot;Do&quot;;&quot;Fr&quot;;IF([.F12]=&quot;Fr&quot;;&quot;Sa&quot;;IF([.F12]=&quot;Sa&quot;;&quot;So&quot;;IF([.F12]=&quot;So&quot;;&quot;Mo&quot;;&quot;FEHLER&quot;)))))))" office:value-type="string" office:string-value="Do" calcext:value-type="string">
            <text:p>Do</text:p>
          </table:table-cell>
          <table:table-cell table:style-name="ce6" table:formula="of:=IF([.G12]=&quot;Mo&quot;;&quot;Di&quot;;IF([.G12]=&quot;Di&quot;;&quot;Mi&quot;;IF([.G12]=&quot;Mi&quot;;&quot;Do&quot;;IF([.G12]=&quot;Do&quot;;&quot;Fr&quot;;IF([.G12]=&quot;Fr&quot;;&quot;Sa&quot;;IF([.G12]=&quot;Sa&quot;;&quot;So&quot;;IF([.G12]=&quot;So&quot;;&quot;Mo&quot;;&quot;FEHLER&quot;)))))))" office:value-type="string" office:string-value="Fr" calcext:value-type="string">
            <text:p>Fr</text:p>
          </table:table-cell>
          <table:table-cell table:style-name="ce6" table:formula="of:=IF([.H12]=&quot;Mo&quot;;&quot;Di&quot;;IF([.H12]=&quot;Di&quot;;&quot;Mi&quot;;IF([.H12]=&quot;Mi&quot;;&quot;Do&quot;;IF([.H12]=&quot;Do&quot;;&quot;Fr&quot;;IF([.H12]=&quot;Fr&quot;;&quot;Sa&quot;;IF([.H12]=&quot;Sa&quot;;&quot;So&quot;;IF([.H12]=&quot;So&quot;;&quot;Mo&quot;;&quot;FEHLER&quot;)))))))" office:value-type="string" office:string-value="Sa" calcext:value-type="string">
            <text:p>Sa</text:p>
          </table:table-cell>
          <table:table-cell table:style-name="ce6" table:formula="of:=IF([.I12]=&quot;Mo&quot;;&quot;Di&quot;;IF([.I12]=&quot;Di&quot;;&quot;Mi&quot;;IF([.I12]=&quot;Mi&quot;;&quot;Do&quot;;IF([.I12]=&quot;Do&quot;;&quot;Fr&quot;;IF([.I12]=&quot;Fr&quot;;&quot;Sa&quot;;IF([.I12]=&quot;Sa&quot;;&quot;So&quot;;IF([.I12]=&quot;So&quot;;&quot;Mo&quot;;&quot;FEHLER&quot;)))))))" office:value-type="string" office:string-value="So" calcext:value-type="string">
            <text:p>So</text:p>
          </table:table-cell>
          <table:table-cell table:style-name="ce6" table:formula="of:=IF([.J12]=&quot;Mo&quot;;&quot;Di&quot;;IF([.J12]=&quot;Di&quot;;&quot;Mi&quot;;IF([.J12]=&quot;Mi&quot;;&quot;Do&quot;;IF([.J12]=&quot;Do&quot;;&quot;Fr&quot;;IF([.J12]=&quot;Fr&quot;;&quot;Sa&quot;;IF([.J12]=&quot;Sa&quot;;&quot;So&quot;;IF([.J12]=&quot;So&quot;;&quot;Mo&quot;;&quot;FEHLER&quot;)))))))" office:value-type="string" office:string-value="Mo" calcext:value-type="string">
            <text:p>Mo</text:p>
          </table:table-cell>
          <table:table-cell table:style-name="ce6" table:formula="of:=IF([.K12]=&quot;Mo&quot;;&quot;Di&quot;;IF([.K12]=&quot;Di&quot;;&quot;Mi&quot;;IF([.K12]=&quot;Mi&quot;;&quot;Do&quot;;IF([.K12]=&quot;Do&quot;;&quot;Fr&quot;;IF([.K12]=&quot;Fr&quot;;&quot;Sa&quot;;IF([.K12]=&quot;Sa&quot;;&quot;So&quot;;IF([.K12]=&quot;So&quot;;&quot;Mo&quot;;&quot;FEHLER&quot;)))))))" office:value-type="string" office:string-value="Di" calcext:value-type="string">
            <text:p>Di</text:p>
          </table:table-cell>
          <table:table-cell table:style-name="ce6" table:formula="of:=IF([.L12]=&quot;Mo&quot;;&quot;Di&quot;;IF([.L12]=&quot;Di&quot;;&quot;Mi&quot;;IF([.L12]=&quot;Mi&quot;;&quot;Do&quot;;IF([.L12]=&quot;Do&quot;;&quot;Fr&quot;;IF([.L12]=&quot;Fr&quot;;&quot;Sa&quot;;IF([.L12]=&quot;Sa&quot;;&quot;So&quot;;IF([.L12]=&quot;So&quot;;&quot;Mo&quot;;&quot;FEHLER&quot;)))))))" office:value-type="string" office:string-value="Mi" calcext:value-type="string">
            <text:p>Mi</text:p>
          </table:table-cell>
          <table:table-cell table:style-name="ce6" table:formula="of:=IF([.M12]=&quot;Mo&quot;;&quot;Di&quot;;IF([.M12]=&quot;Di&quot;;&quot;Mi&quot;;IF([.M12]=&quot;Mi&quot;;&quot;Do&quot;;IF([.M12]=&quot;Do&quot;;&quot;Fr&quot;;IF([.M12]=&quot;Fr&quot;;&quot;Sa&quot;;IF([.M12]=&quot;Sa&quot;;&quot;So&quot;;IF([.M12]=&quot;So&quot;;&quot;Mo&quot;;&quot;FEHLER&quot;)))))))" office:value-type="string" office:string-value="Do" calcext:value-type="string">
            <text:p>Do</text:p>
          </table:table-cell>
          <table:table-cell table:style-name="ce6" table:formula="of:=IF([.N12]=&quot;Mo&quot;;&quot;Di&quot;;IF([.N12]=&quot;Di&quot;;&quot;Mi&quot;;IF([.N12]=&quot;Mi&quot;;&quot;Do&quot;;IF([.N12]=&quot;Do&quot;;&quot;Fr&quot;;IF([.N12]=&quot;Fr&quot;;&quot;Sa&quot;;IF([.N12]=&quot;Sa&quot;;&quot;So&quot;;IF([.N12]=&quot;So&quot;;&quot;Mo&quot;;&quot;FEHLER&quot;)))))))" office:value-type="string" office:string-value="Fr" calcext:value-type="string">
            <text:p>Fr</text:p>
          </table:table-cell>
          <table:table-cell table:style-name="ce6" table:formula="of:=IF([.O12]=&quot;Mo&quot;;&quot;Di&quot;;IF([.O12]=&quot;Di&quot;;&quot;Mi&quot;;IF([.O12]=&quot;Mi&quot;;&quot;Do&quot;;IF([.O12]=&quot;Do&quot;;&quot;Fr&quot;;IF([.O12]=&quot;Fr&quot;;&quot;Sa&quot;;IF([.O12]=&quot;Sa&quot;;&quot;So&quot;;IF([.O12]=&quot;So&quot;;&quot;Mo&quot;;&quot;FEHLER&quot;)))))))" office:value-type="string" office:string-value="Sa" calcext:value-type="string">
            <text:p>Sa</text:p>
          </table:table-cell>
          <table:table-cell table:style-name="ce6" table:formula="of:=IF([.P12]=&quot;Mo&quot;;&quot;Di&quot;;IF([.P12]=&quot;Di&quot;;&quot;Mi&quot;;IF([.P12]=&quot;Mi&quot;;&quot;Do&quot;;IF([.P12]=&quot;Do&quot;;&quot;Fr&quot;;IF([.P12]=&quot;Fr&quot;;&quot;Sa&quot;;IF([.P12]=&quot;Sa&quot;;&quot;So&quot;;IF([.P12]=&quot;So&quot;;&quot;Mo&quot;;&quot;FEHLER&quot;)))))))" office:value-type="string" office:string-value="So" calcext:value-type="string">
            <text:p>So</text:p>
          </table:table-cell>
          <table:table-cell table:style-name="ce6" table:formula="of:=IF([.Q12]=&quot;Mo&quot;;&quot;Di&quot;;IF([.Q12]=&quot;Di&quot;;&quot;Mi&quot;;IF([.Q12]=&quot;Mi&quot;;&quot;Do&quot;;IF([.Q12]=&quot;Do&quot;;&quot;Fr&quot;;IF([.Q12]=&quot;Fr&quot;;&quot;Sa&quot;;IF([.Q12]=&quot;Sa&quot;;&quot;So&quot;;IF([.Q12]=&quot;So&quot;;&quot;Mo&quot;;&quot;FEHLER&quot;)))))))" office:value-type="string" office:string-value="Mo" calcext:value-type="string">
            <text:p>Mo</text:p>
          </table:table-cell>
          <table:table-cell table:style-name="ce6" table:formula="of:=IF([.R12]=&quot;Mo&quot;;&quot;Di&quot;;IF([.R12]=&quot;Di&quot;;&quot;Mi&quot;;IF([.R12]=&quot;Mi&quot;;&quot;Do&quot;;IF([.R12]=&quot;Do&quot;;&quot;Fr&quot;;IF([.R12]=&quot;Fr&quot;;&quot;Sa&quot;;IF([.R12]=&quot;Sa&quot;;&quot;So&quot;;IF([.R12]=&quot;So&quot;;&quot;Mo&quot;;&quot;FEHLER&quot;)))))))" office:value-type="string" office:string-value="Di" calcext:value-type="string">
            <text:p>Di</text:p>
          </table:table-cell>
          <table:table-cell table:style-name="ce6" table:formula="of:=IF([.S12]=&quot;Mo&quot;;&quot;Di&quot;;IF([.S12]=&quot;Di&quot;;&quot;Mi&quot;;IF([.S12]=&quot;Mi&quot;;&quot;Do&quot;;IF([.S12]=&quot;Do&quot;;&quot;Fr&quot;;IF([.S12]=&quot;Fr&quot;;&quot;Sa&quot;;IF([.S12]=&quot;Sa&quot;;&quot;So&quot;;IF([.S12]=&quot;So&quot;;&quot;Mo&quot;;&quot;FEHLER&quot;)))))))" office:value-type="string" office:string-value="Mi" calcext:value-type="string">
            <text:p>Mi</text:p>
          </table:table-cell>
          <table:table-cell table:style-name="ce6" table:formula="of:=IF([.T12]=&quot;Mo&quot;;&quot;Di&quot;;IF([.T12]=&quot;Di&quot;;&quot;Mi&quot;;IF([.T12]=&quot;Mi&quot;;&quot;Do&quot;;IF([.T12]=&quot;Do&quot;;&quot;Fr&quot;;IF([.T12]=&quot;Fr&quot;;&quot;Sa&quot;;IF([.T12]=&quot;Sa&quot;;&quot;So&quot;;IF([.T12]=&quot;So&quot;;&quot;Mo&quot;;&quot;FEHLER&quot;)))))))" office:value-type="string" office:string-value="Do" calcext:value-type="string">
            <text:p>Do</text:p>
          </table:table-cell>
          <table:table-cell table:style-name="ce6" table:formula="of:=IF([.U12]=&quot;Mo&quot;;&quot;Di&quot;;IF([.U12]=&quot;Di&quot;;&quot;Mi&quot;;IF([.U12]=&quot;Mi&quot;;&quot;Do&quot;;IF([.U12]=&quot;Do&quot;;&quot;Fr&quot;;IF([.U12]=&quot;Fr&quot;;&quot;Sa&quot;;IF([.U12]=&quot;Sa&quot;;&quot;So&quot;;IF([.U12]=&quot;So&quot;;&quot;Mo&quot;;&quot;FEHLER&quot;)))))))" office:value-type="string" office:string-value="Fr" calcext:value-type="string">
            <text:p>Fr</text:p>
          </table:table-cell>
          <table:table-cell table:style-name="ce6" table:formula="of:=IF([.V12]=&quot;Mo&quot;;&quot;Di&quot;;IF([.V12]=&quot;Di&quot;;&quot;Mi&quot;;IF([.V12]=&quot;Mi&quot;;&quot;Do&quot;;IF([.V12]=&quot;Do&quot;;&quot;Fr&quot;;IF([.V12]=&quot;Fr&quot;;&quot;Sa&quot;;IF([.V12]=&quot;Sa&quot;;&quot;So&quot;;IF([.V12]=&quot;So&quot;;&quot;Mo&quot;;&quot;FEHLER&quot;)))))))" office:value-type="string" office:string-value="Sa" calcext:value-type="string">
            <text:p>Sa</text:p>
          </table:table-cell>
          <table:table-cell table:style-name="ce6" table:formula="of:=IF([.W12]=&quot;Mo&quot;;&quot;Di&quot;;IF([.W12]=&quot;Di&quot;;&quot;Mi&quot;;IF([.W12]=&quot;Mi&quot;;&quot;Do&quot;;IF([.W12]=&quot;Do&quot;;&quot;Fr&quot;;IF([.W12]=&quot;Fr&quot;;&quot;Sa&quot;;IF([.W12]=&quot;Sa&quot;;&quot;So&quot;;IF([.W12]=&quot;So&quot;;&quot;Mo&quot;;&quot;FEHLER&quot;)))))))" office:value-type="string" office:string-value="So" calcext:value-type="string">
            <text:p>So</text:p>
          </table:table-cell>
          <table:table-cell table:style-name="ce6" table:formula="of:=IF([.X12]=&quot;Mo&quot;;&quot;Di&quot;;IF([.X12]=&quot;Di&quot;;&quot;Mi&quot;;IF([.X12]=&quot;Mi&quot;;&quot;Do&quot;;IF([.X12]=&quot;Do&quot;;&quot;Fr&quot;;IF([.X12]=&quot;Fr&quot;;&quot;Sa&quot;;IF([.X12]=&quot;Sa&quot;;&quot;So&quot;;IF([.X12]=&quot;So&quot;;&quot;Mo&quot;;&quot;FEHLER&quot;)))))))" office:value-type="string" office:string-value="Mo" calcext:value-type="string">
            <text:p>Mo</text:p>
          </table:table-cell>
          <table:table-cell table:style-name="ce6" table:formula="of:=IF([.Y12]=&quot;Mo&quot;;&quot;Di&quot;;IF([.Y12]=&quot;Di&quot;;&quot;Mi&quot;;IF([.Y12]=&quot;Mi&quot;;&quot;Do&quot;;IF([.Y12]=&quot;Do&quot;;&quot;Fr&quot;;IF([.Y12]=&quot;Fr&quot;;&quot;Sa&quot;;IF([.Y12]=&quot;Sa&quot;;&quot;So&quot;;IF([.Y12]=&quot;So&quot;;&quot;Mo&quot;;&quot;FEHLER&quot;)))))))" office:value-type="string" office:string-value="Di" calcext:value-type="string">
            <text:p>Di</text:p>
          </table:table-cell>
          <table:table-cell table:style-name="ce6" table:formula="of:=IF([.Z12]=&quot;Mo&quot;;&quot;Di&quot;;IF([.Z12]=&quot;Di&quot;;&quot;Mi&quot;;IF([.Z12]=&quot;Mi&quot;;&quot;Do&quot;;IF([.Z12]=&quot;Do&quot;;&quot;Fr&quot;;IF([.Z12]=&quot;Fr&quot;;&quot;Sa&quot;;IF([.Z12]=&quot;Sa&quot;;&quot;So&quot;;IF([.Z12]=&quot;So&quot;;&quot;Mo&quot;;&quot;FEHLER&quot;)))))))" office:value-type="string" office:string-value="Mi" calcext:value-type="string">
            <text:p>Mi</text:p>
          </table:table-cell>
          <table:table-cell table:style-name="ce6" table:formula="of:=IF([.AA12]=&quot;Mo&quot;;&quot;Di&quot;;IF([.AA12]=&quot;Di&quot;;&quot;Mi&quot;;IF([.AA12]=&quot;Mi&quot;;&quot;Do&quot;;IF([.AA12]=&quot;Do&quot;;&quot;Fr&quot;;IF([.AA12]=&quot;Fr&quot;;&quot;Sa&quot;;IF([.AA12]=&quot;Sa&quot;;&quot;So&quot;;IF([.AA12]=&quot;So&quot;;&quot;Mo&quot;;&quot;FEHLER&quot;)))))))" office:value-type="string" office:string-value="Do" calcext:value-type="string">
            <text:p>Do</text:p>
          </table:table-cell>
          <table:table-cell table:style-name="ce6" table:formula="of:=IF([.AB12]=&quot;Mo&quot;;&quot;Di&quot;;IF([.AB12]=&quot;Di&quot;;&quot;Mi&quot;;IF([.AB12]=&quot;Mi&quot;;&quot;Do&quot;;IF([.AB12]=&quot;Do&quot;;&quot;Fr&quot;;IF([.AB12]=&quot;Fr&quot;;&quot;Sa&quot;;IF([.AB12]=&quot;Sa&quot;;&quot;So&quot;;IF([.AB12]=&quot;So&quot;;&quot;Mo&quot;;&quot;FEHLER&quot;)))))))" office:value-type="string" office:string-value="Fr" calcext:value-type="string">
            <text:p>Fr</text:p>
          </table:table-cell>
          <table:table-cell table:style-name="ce6" table:formula="of:=IF([.AC12]=&quot;Mo&quot;;&quot;Di&quot;;IF([.AC12]=&quot;Di&quot;;&quot;Mi&quot;;IF([.AC12]=&quot;Mi&quot;;&quot;Do&quot;;IF([.AC12]=&quot;Do&quot;;&quot;Fr&quot;;IF([.AC12]=&quot;Fr&quot;;&quot;Sa&quot;;IF([.AC12]=&quot;Sa&quot;;&quot;So&quot;;IF([.AC12]=&quot;So&quot;;&quot;Mo&quot;;&quot;FEHLER&quot;)))))))" office:value-type="string" office:string-value="Sa" calcext:value-type="string">
            <text:p>Sa</text:p>
          </table:table-cell>
          <table:table-cell table:style-name="ce6" table:formula="of:=IF([.AD12]=&quot;Mo&quot;;&quot;Di&quot;;IF([.AD12]=&quot;Di&quot;;&quot;Mi&quot;;IF([.AD12]=&quot;Mi&quot;;&quot;Do&quot;;IF([.AD12]=&quot;Do&quot;;&quot;Fr&quot;;IF([.AD12]=&quot;Fr&quot;;&quot;Sa&quot;;IF([.AD12]=&quot;Sa&quot;;&quot;So&quot;;IF([.AD12]=&quot;So&quot;;&quot;Mo&quot;;&quot;FEHLER&quot;)))))))" office:value-type="string" office:string-value="So" calcext:value-type="string">
            <text:p>So</text:p>
          </table:table-cell>
          <table:table-cell table:style-name="ce6" table:formula="of:=IF([.AE12]=&quot;Mo&quot;;&quot;Di&quot;;IF([.AE12]=&quot;Di&quot;;&quot;Mi&quot;;IF([.AE12]=&quot;Mi&quot;;&quot;Do&quot;;IF([.AE12]=&quot;Do&quot;;&quot;Fr&quot;;IF([.AE12]=&quot;Fr&quot;;&quot;Sa&quot;;IF([.AE12]=&quot;Sa&quot;;&quot;So&quot;;IF([.AE12]=&quot;So&quot;;&quot;Mo&quot;;&quot;FEHLER&quot;)))))))" office:value-type="string" office:string-value="Mo" calcext:value-type="string">
            <text:p>Mo</text:p>
          </table:table-cell>
          <table:table-cell table:style-name="ce6" table:formula="of:=IF([.AF12]=&quot;Mo&quot;;&quot;Di&quot;;IF([.AF12]=&quot;Di&quot;;&quot;Mi&quot;;IF([.AF12]=&quot;Mi&quot;;&quot;Do&quot;;IF([.AF12]=&quot;Do&quot;;&quot;Fr&quot;;IF([.AF12]=&quot;Fr&quot;;&quot;Sa&quot;;IF([.AF12]=&quot;Sa&quot;;&quot;So&quot;;IF([.AF12]=&quot;So&quot;;&quot;Mo&quot;;&quot;FEHLER&quot;)))))))" office:value-type="string" office:string-value="Di" calcext:value-type="string">
            <text:p>Di</text:p>
          </table:table-cell>
          <table:table-cell table:number-columns-repeated="991"/>
        </table:table-row>
        <table:table-row table:style-name="ro3">
          <table:table-cell/>
          <table:table-cell table:style-name="ce4" office:value-type="string" calcext:value-type="string">
            <text:p>Nov</text:p>
          </table:table-cell>
          <table:table-cell table:style-name="ce7" table:formula="of:=IF([.AG12]=&quot;Mo&quot;;&quot;Di&quot;;IF([.AG12]=&quot;Di&quot;;&quot;Mi&quot;;IF([.AG12]=&quot;Mi&quot;;&quot;Do&quot;;IF([.AG12]=&quot;Do&quot;;&quot;Fr&quot;;IF([.AG12]=&quot;Fr&quot;;&quot;Sa&quot;;IF([.AG12]=&quot;Sa&quot;;&quot;So&quot;;IF([.AG12]=&quot;So&quot;;&quot;Mo&quot;;&quot;FEHLER&quot;)))))))" office:value-type="string" office:string-value="Mi" calcext:value-type="string">
            <text:p>Mi</text:p>
          </table:table-cell>
          <table:table-cell table:style-name="ce7" table:formula="of:=IF([.C13]=&quot;Mo&quot;;&quot;Di&quot;;IF([.C13]=&quot;Di&quot;;&quot;Mi&quot;;IF([.C13]=&quot;Mi&quot;;&quot;Do&quot;;IF([.C13]=&quot;Do&quot;;&quot;Fr&quot;;IF([.C13]=&quot;Fr&quot;;&quot;Sa&quot;;IF([.C13]=&quot;Sa&quot;;&quot;So&quot;;IF([.C13]=&quot;So&quot;;&quot;Mo&quot;;&quot;FEHLER&quot;)))))))" office:value-type="string" office:string-value="Do" calcext:value-type="string">
            <text:p>Do</text:p>
          </table:table-cell>
          <table:table-cell table:style-name="ce6" table:formula="of:=IF([.D13]=&quot;Mo&quot;;&quot;Di&quot;;IF([.D13]=&quot;Di&quot;;&quot;Mi&quot;;IF([.D13]=&quot;Mi&quot;;&quot;Do&quot;;IF([.D13]=&quot;Do&quot;;&quot;Fr&quot;;IF([.D13]=&quot;Fr&quot;;&quot;Sa&quot;;IF([.D13]=&quot;Sa&quot;;&quot;So&quot;;IF([.D13]=&quot;So&quot;;&quot;Mo&quot;;&quot;FEHLER&quot;)))))))" office:value-type="string" office:string-value="Fr" calcext:value-type="string">
            <text:p>Fr</text:p>
          </table:table-cell>
          <table:table-cell table:style-name="ce6" table:formula="of:=IF([.E13]=&quot;Mo&quot;;&quot;Di&quot;;IF([.E13]=&quot;Di&quot;;&quot;Mi&quot;;IF([.E13]=&quot;Mi&quot;;&quot;Do&quot;;IF([.E13]=&quot;Do&quot;;&quot;Fr&quot;;IF([.E13]=&quot;Fr&quot;;&quot;Sa&quot;;IF([.E13]=&quot;Sa&quot;;&quot;So&quot;;IF([.E13]=&quot;So&quot;;&quot;Mo&quot;;&quot;FEHLER&quot;)))))))" office:value-type="string" office:string-value="Sa" calcext:value-type="string">
            <text:p>Sa</text:p>
          </table:table-cell>
          <table:table-cell table:style-name="ce6" table:formula="of:=IF([.F13]=&quot;Mo&quot;;&quot;Di&quot;;IF([.F13]=&quot;Di&quot;;&quot;Mi&quot;;IF([.F13]=&quot;Mi&quot;;&quot;Do&quot;;IF([.F13]=&quot;Do&quot;;&quot;Fr&quot;;IF([.F13]=&quot;Fr&quot;;&quot;Sa&quot;;IF([.F13]=&quot;Sa&quot;;&quot;So&quot;;IF([.F13]=&quot;So&quot;;&quot;Mo&quot;;&quot;FEHLER&quot;)))))))" office:value-type="string" office:string-value="So" calcext:value-type="string">
            <text:p>So</text:p>
          </table:table-cell>
          <table:table-cell table:style-name="ce6" table:formula="of:=IF([.G13]=&quot;Mo&quot;;&quot;Di&quot;;IF([.G13]=&quot;Di&quot;;&quot;Mi&quot;;IF([.G13]=&quot;Mi&quot;;&quot;Do&quot;;IF([.G13]=&quot;Do&quot;;&quot;Fr&quot;;IF([.G13]=&quot;Fr&quot;;&quot;Sa&quot;;IF([.G13]=&quot;Sa&quot;;&quot;So&quot;;IF([.G13]=&quot;So&quot;;&quot;Mo&quot;;&quot;FEHLER&quot;)))))))" office:value-type="string" office:string-value="Mo" calcext:value-type="string">
            <text:p>Mo</text:p>
          </table:table-cell>
          <table:table-cell table:style-name="ce6" table:formula="of:=IF([.H13]=&quot;Mo&quot;;&quot;Di&quot;;IF([.H13]=&quot;Di&quot;;&quot;Mi&quot;;IF([.H13]=&quot;Mi&quot;;&quot;Do&quot;;IF([.H13]=&quot;Do&quot;;&quot;Fr&quot;;IF([.H13]=&quot;Fr&quot;;&quot;Sa&quot;;IF([.H13]=&quot;Sa&quot;;&quot;So&quot;;IF([.H13]=&quot;So&quot;;&quot;Mo&quot;;&quot;FEHLER&quot;)))))))" office:value-type="string" office:string-value="Di" calcext:value-type="string">
            <text:p>Di</text:p>
          </table:table-cell>
          <table:table-cell table:style-name="ce6" table:formula="of:=IF([.I13]=&quot;Mo&quot;;&quot;Di&quot;;IF([.I13]=&quot;Di&quot;;&quot;Mi&quot;;IF([.I13]=&quot;Mi&quot;;&quot;Do&quot;;IF([.I13]=&quot;Do&quot;;&quot;Fr&quot;;IF([.I13]=&quot;Fr&quot;;&quot;Sa&quot;;IF([.I13]=&quot;Sa&quot;;&quot;So&quot;;IF([.I13]=&quot;So&quot;;&quot;Mo&quot;;&quot;FEHLER&quot;)))))))" office:value-type="string" office:string-value="Mi" calcext:value-type="string">
            <text:p>Mi</text:p>
          </table:table-cell>
          <table:table-cell table:style-name="ce6" table:formula="of:=IF([.J13]=&quot;Mo&quot;;&quot;Di&quot;;IF([.J13]=&quot;Di&quot;;&quot;Mi&quot;;IF([.J13]=&quot;Mi&quot;;&quot;Do&quot;;IF([.J13]=&quot;Do&quot;;&quot;Fr&quot;;IF([.J13]=&quot;Fr&quot;;&quot;Sa&quot;;IF([.J13]=&quot;Sa&quot;;&quot;So&quot;;IF([.J13]=&quot;So&quot;;&quot;Mo&quot;;&quot;FEHLER&quot;)))))))" office:value-type="string" office:string-value="Do" calcext:value-type="string">
            <text:p>Do</text:p>
          </table:table-cell>
          <table:table-cell table:style-name="ce6" table:formula="of:=IF([.K13]=&quot;Mo&quot;;&quot;Di&quot;;IF([.K13]=&quot;Di&quot;;&quot;Mi&quot;;IF([.K13]=&quot;Mi&quot;;&quot;Do&quot;;IF([.K13]=&quot;Do&quot;;&quot;Fr&quot;;IF([.K13]=&quot;Fr&quot;;&quot;Sa&quot;;IF([.K13]=&quot;Sa&quot;;&quot;So&quot;;IF([.K13]=&quot;So&quot;;&quot;Mo&quot;;&quot;FEHLER&quot;)))))))" office:value-type="string" office:string-value="Fr" calcext:value-type="string">
            <text:p>Fr</text:p>
          </table:table-cell>
          <table:table-cell table:style-name="ce6" table:formula="of:=IF([.L13]=&quot;Mo&quot;;&quot;Di&quot;;IF([.L13]=&quot;Di&quot;;&quot;Mi&quot;;IF([.L13]=&quot;Mi&quot;;&quot;Do&quot;;IF([.L13]=&quot;Do&quot;;&quot;Fr&quot;;IF([.L13]=&quot;Fr&quot;;&quot;Sa&quot;;IF([.L13]=&quot;Sa&quot;;&quot;So&quot;;IF([.L13]=&quot;So&quot;;&quot;Mo&quot;;&quot;FEHLER&quot;)))))))" office:value-type="string" office:string-value="Sa" calcext:value-type="string">
            <text:p>Sa</text:p>
          </table:table-cell>
          <table:table-cell table:style-name="ce6" table:formula="of:=IF([.M13]=&quot;Mo&quot;;&quot;Di&quot;;IF([.M13]=&quot;Di&quot;;&quot;Mi&quot;;IF([.M13]=&quot;Mi&quot;;&quot;Do&quot;;IF([.M13]=&quot;Do&quot;;&quot;Fr&quot;;IF([.M13]=&quot;Fr&quot;;&quot;Sa&quot;;IF([.M13]=&quot;Sa&quot;;&quot;So&quot;;IF([.M13]=&quot;So&quot;;&quot;Mo&quot;;&quot;FEHLER&quot;)))))))" office:value-type="string" office:string-value="So" calcext:value-type="string">
            <text:p>So</text:p>
          </table:table-cell>
          <table:table-cell table:style-name="ce6" table:formula="of:=IF([.N13]=&quot;Mo&quot;;&quot;Di&quot;;IF([.N13]=&quot;Di&quot;;&quot;Mi&quot;;IF([.N13]=&quot;Mi&quot;;&quot;Do&quot;;IF([.N13]=&quot;Do&quot;;&quot;Fr&quot;;IF([.N13]=&quot;Fr&quot;;&quot;Sa&quot;;IF([.N13]=&quot;Sa&quot;;&quot;So&quot;;IF([.N13]=&quot;So&quot;;&quot;Mo&quot;;&quot;FEHLER&quot;)))))))" office:value-type="string" office:string-value="Mo" calcext:value-type="string">
            <text:p>Mo</text:p>
          </table:table-cell>
          <table:table-cell table:style-name="ce6" table:formula="of:=IF([.O13]=&quot;Mo&quot;;&quot;Di&quot;;IF([.O13]=&quot;Di&quot;;&quot;Mi&quot;;IF([.O13]=&quot;Mi&quot;;&quot;Do&quot;;IF([.O13]=&quot;Do&quot;;&quot;Fr&quot;;IF([.O13]=&quot;Fr&quot;;&quot;Sa&quot;;IF([.O13]=&quot;Sa&quot;;&quot;So&quot;;IF([.O13]=&quot;So&quot;;&quot;Mo&quot;;&quot;FEHLER&quot;)))))))" office:value-type="string" office:string-value="Di" calcext:value-type="string">
            <text:p>Di</text:p>
          </table:table-cell>
          <table:table-cell table:style-name="ce6" table:formula="of:=IF([.P13]=&quot;Mo&quot;;&quot;Di&quot;;IF([.P13]=&quot;Di&quot;;&quot;Mi&quot;;IF([.P13]=&quot;Mi&quot;;&quot;Do&quot;;IF([.P13]=&quot;Do&quot;;&quot;Fr&quot;;IF([.P13]=&quot;Fr&quot;;&quot;Sa&quot;;IF([.P13]=&quot;Sa&quot;;&quot;So&quot;;IF([.P13]=&quot;So&quot;;&quot;Mo&quot;;&quot;FEHLER&quot;)))))))" office:value-type="string" office:string-value="Mi" calcext:value-type="string">
            <text:p>Mi</text:p>
          </table:table-cell>
          <table:table-cell table:style-name="ce6" table:formula="of:=IF([.Q13]=&quot;Mo&quot;;&quot;Di&quot;;IF([.Q13]=&quot;Di&quot;;&quot;Mi&quot;;IF([.Q13]=&quot;Mi&quot;;&quot;Do&quot;;IF([.Q13]=&quot;Do&quot;;&quot;Fr&quot;;IF([.Q13]=&quot;Fr&quot;;&quot;Sa&quot;;IF([.Q13]=&quot;Sa&quot;;&quot;So&quot;;IF([.Q13]=&quot;So&quot;;&quot;Mo&quot;;&quot;FEHLER&quot;)))))))" office:value-type="string" office:string-value="Do" calcext:value-type="string">
            <text:p>Do</text:p>
          </table:table-cell>
          <table:table-cell table:style-name="ce6" table:formula="of:=IF([.R13]=&quot;Mo&quot;;&quot;Di&quot;;IF([.R13]=&quot;Di&quot;;&quot;Mi&quot;;IF([.R13]=&quot;Mi&quot;;&quot;Do&quot;;IF([.R13]=&quot;Do&quot;;&quot;Fr&quot;;IF([.R13]=&quot;Fr&quot;;&quot;Sa&quot;;IF([.R13]=&quot;Sa&quot;;&quot;So&quot;;IF([.R13]=&quot;So&quot;;&quot;Mo&quot;;&quot;FEHLER&quot;)))))))" office:value-type="string" office:string-value="Fr" calcext:value-type="string">
            <text:p>Fr</text:p>
          </table:table-cell>
          <table:table-cell table:style-name="ce6" table:formula="of:=IF([.S13]=&quot;Mo&quot;;&quot;Di&quot;;IF([.S13]=&quot;Di&quot;;&quot;Mi&quot;;IF([.S13]=&quot;Mi&quot;;&quot;Do&quot;;IF([.S13]=&quot;Do&quot;;&quot;Fr&quot;;IF([.S13]=&quot;Fr&quot;;&quot;Sa&quot;;IF([.S13]=&quot;Sa&quot;;&quot;So&quot;;IF([.S13]=&quot;So&quot;;&quot;Mo&quot;;&quot;FEHLER&quot;)))))))" office:value-type="string" office:string-value="Sa" calcext:value-type="string">
            <text:p>Sa</text:p>
          </table:table-cell>
          <table:table-cell table:style-name="ce6" table:formula="of:=IF([.T13]=&quot;Mo&quot;;&quot;Di&quot;;IF([.T13]=&quot;Di&quot;;&quot;Mi&quot;;IF([.T13]=&quot;Mi&quot;;&quot;Do&quot;;IF([.T13]=&quot;Do&quot;;&quot;Fr&quot;;IF([.T13]=&quot;Fr&quot;;&quot;Sa&quot;;IF([.T13]=&quot;Sa&quot;;&quot;So&quot;;IF([.T13]=&quot;So&quot;;&quot;Mo&quot;;&quot;FEHLER&quot;)))))))" office:value-type="string" office:string-value="So" calcext:value-type="string">
            <text:p>So</text:p>
          </table:table-cell>
          <table:table-cell table:style-name="ce6" table:formula="of:=IF([.U13]=&quot;Mo&quot;;&quot;Di&quot;;IF([.U13]=&quot;Di&quot;;&quot;Mi&quot;;IF([.U13]=&quot;Mi&quot;;&quot;Do&quot;;IF([.U13]=&quot;Do&quot;;&quot;Fr&quot;;IF([.U13]=&quot;Fr&quot;;&quot;Sa&quot;;IF([.U13]=&quot;Sa&quot;;&quot;So&quot;;IF([.U13]=&quot;So&quot;;&quot;Mo&quot;;&quot;FEHLER&quot;)))))))" office:value-type="string" office:string-value="Mo" calcext:value-type="string">
            <text:p>Mo</text:p>
          </table:table-cell>
          <table:table-cell table:style-name="ce6" table:formula="of:=IF([.V13]=&quot;Mo&quot;;&quot;Di&quot;;IF([.V13]=&quot;Di&quot;;&quot;Mi&quot;;IF([.V13]=&quot;Mi&quot;;&quot;Do&quot;;IF([.V13]=&quot;Do&quot;;&quot;Fr&quot;;IF([.V13]=&quot;Fr&quot;;&quot;Sa&quot;;IF([.V13]=&quot;Sa&quot;;&quot;So&quot;;IF([.V13]=&quot;So&quot;;&quot;Mo&quot;;&quot;FEHLER&quot;)))))))" office:value-type="string" office:string-value="Di" calcext:value-type="string">
            <text:p>Di</text:p>
          </table:table-cell>
          <table:table-cell table:style-name="ce6" table:formula="of:=IF([.W13]=&quot;Mo&quot;;&quot;Di&quot;;IF([.W13]=&quot;Di&quot;;&quot;Mi&quot;;IF([.W13]=&quot;Mi&quot;;&quot;Do&quot;;IF([.W13]=&quot;Do&quot;;&quot;Fr&quot;;IF([.W13]=&quot;Fr&quot;;&quot;Sa&quot;;IF([.W13]=&quot;Sa&quot;;&quot;So&quot;;IF([.W13]=&quot;So&quot;;&quot;Mo&quot;;&quot;FEHLER&quot;)))))))" office:value-type="string" office:string-value="Mi" calcext:value-type="string">
            <text:p>Mi</text:p>
          </table:table-cell>
          <table:table-cell table:style-name="ce6" table:formula="of:=IF([.X13]=&quot;Mo&quot;;&quot;Di&quot;;IF([.X13]=&quot;Di&quot;;&quot;Mi&quot;;IF([.X13]=&quot;Mi&quot;;&quot;Do&quot;;IF([.X13]=&quot;Do&quot;;&quot;Fr&quot;;IF([.X13]=&quot;Fr&quot;;&quot;Sa&quot;;IF([.X13]=&quot;Sa&quot;;&quot;So&quot;;IF([.X13]=&quot;So&quot;;&quot;Mo&quot;;&quot;FEHLER&quot;)))))))" office:value-type="string" office:string-value="Do" calcext:value-type="string">
            <text:p>Do</text:p>
          </table:table-cell>
          <table:table-cell table:style-name="ce6" table:formula="of:=IF([.Y13]=&quot;Mo&quot;;&quot;Di&quot;;IF([.Y13]=&quot;Di&quot;;&quot;Mi&quot;;IF([.Y13]=&quot;Mi&quot;;&quot;Do&quot;;IF([.Y13]=&quot;Do&quot;;&quot;Fr&quot;;IF([.Y13]=&quot;Fr&quot;;&quot;Sa&quot;;IF([.Y13]=&quot;Sa&quot;;&quot;So&quot;;IF([.Y13]=&quot;So&quot;;&quot;Mo&quot;;&quot;FEHLER&quot;)))))))" office:value-type="string" office:string-value="Fr" calcext:value-type="string">
            <text:p>Fr</text:p>
          </table:table-cell>
          <table:table-cell table:style-name="ce6" table:formula="of:=IF([.Z13]=&quot;Mo&quot;;&quot;Di&quot;;IF([.Z13]=&quot;Di&quot;;&quot;Mi&quot;;IF([.Z13]=&quot;Mi&quot;;&quot;Do&quot;;IF([.Z13]=&quot;Do&quot;;&quot;Fr&quot;;IF([.Z13]=&quot;Fr&quot;;&quot;Sa&quot;;IF([.Z13]=&quot;Sa&quot;;&quot;So&quot;;IF([.Z13]=&quot;So&quot;;&quot;Mo&quot;;&quot;FEHLER&quot;)))))))" office:value-type="string" office:string-value="Sa" calcext:value-type="string">
            <text:p>Sa</text:p>
          </table:table-cell>
          <table:table-cell table:style-name="ce6" table:formula="of:=IF([.AA13]=&quot;Mo&quot;;&quot;Di&quot;;IF([.AA13]=&quot;Di&quot;;&quot;Mi&quot;;IF([.AA13]=&quot;Mi&quot;;&quot;Do&quot;;IF([.AA13]=&quot;Do&quot;;&quot;Fr&quot;;IF([.AA13]=&quot;Fr&quot;;&quot;Sa&quot;;IF([.AA13]=&quot;Sa&quot;;&quot;So&quot;;IF([.AA13]=&quot;So&quot;;&quot;Mo&quot;;&quot;FEHLER&quot;)))))))" office:value-type="string" office:string-value="So" calcext:value-type="string">
            <text:p>So</text:p>
          </table:table-cell>
          <table:table-cell table:style-name="ce6" table:formula="of:=IF([.AB13]=&quot;Mo&quot;;&quot;Di&quot;;IF([.AB13]=&quot;Di&quot;;&quot;Mi&quot;;IF([.AB13]=&quot;Mi&quot;;&quot;Do&quot;;IF([.AB13]=&quot;Do&quot;;&quot;Fr&quot;;IF([.AB13]=&quot;Fr&quot;;&quot;Sa&quot;;IF([.AB13]=&quot;Sa&quot;;&quot;So&quot;;IF([.AB13]=&quot;So&quot;;&quot;Mo&quot;;&quot;FEHLER&quot;)))))))" office:value-type="string" office:string-value="Mo" calcext:value-type="string">
            <text:p>Mo</text:p>
          </table:table-cell>
          <table:table-cell table:style-name="ce6" table:formula="of:=IF([.AC13]=&quot;Mo&quot;;&quot;Di&quot;;IF([.AC13]=&quot;Di&quot;;&quot;Mi&quot;;IF([.AC13]=&quot;Mi&quot;;&quot;Do&quot;;IF([.AC13]=&quot;Do&quot;;&quot;Fr&quot;;IF([.AC13]=&quot;Fr&quot;;&quot;Sa&quot;;IF([.AC13]=&quot;Sa&quot;;&quot;So&quot;;IF([.AC13]=&quot;So&quot;;&quot;Mo&quot;;&quot;FEHLER&quot;)))))))" office:value-type="string" office:string-value="Di" calcext:value-type="string">
            <text:p>Di</text:p>
          </table:table-cell>
          <table:table-cell table:style-name="ce6" table:formula="of:=IF([.AD13]=&quot;Mo&quot;;&quot;Di&quot;;IF([.AD13]=&quot;Di&quot;;&quot;Mi&quot;;IF([.AD13]=&quot;Mi&quot;;&quot;Do&quot;;IF([.AD13]=&quot;Do&quot;;&quot;Fr&quot;;IF([.AD13]=&quot;Fr&quot;;&quot;Sa&quot;;IF([.AD13]=&quot;Sa&quot;;&quot;So&quot;;IF([.AD13]=&quot;So&quot;;&quot;Mo&quot;;&quot;FEHLER&quot;)))))))" office:value-type="string" office:string-value="Mi" calcext:value-type="string">
            <text:p>Mi</text:p>
          </table:table-cell>
          <table:table-cell table:style-name="ce6" table:formula="of:=IF([.AE13]=&quot;Mo&quot;;&quot;Di&quot;;IF([.AE13]=&quot;Di&quot;;&quot;Mi&quot;;IF([.AE13]=&quot;Mi&quot;;&quot;Do&quot;;IF([.AE13]=&quot;Do&quot;;&quot;Fr&quot;;IF([.AE13]=&quot;Fr&quot;;&quot;Sa&quot;;IF([.AE13]=&quot;Sa&quot;;&quot;So&quot;;IF([.AE13]=&quot;So&quot;;&quot;Mo&quot;;&quot;FEHLER&quot;)))))))" office:value-type="string" office:string-value="Do" calcext:value-type="string">
            <text:p>Do</text:p>
          </table:table-cell>
          <table:table-cell table:style-name="ce7"/>
          <table:table-cell table:number-columns-repeated="991"/>
        </table:table-row>
        <table:table-row table:style-name="ro3">
          <table:table-cell/>
          <table:table-cell table:style-name="ce4" office:value-type="string" calcext:value-type="string">
            <text:p>Dez</text:p>
          </table:table-cell>
          <table:table-cell table:style-name="ce6" table:formula="of:=IF([.AF13]=&quot;Mo&quot;;&quot;Di&quot;;IF([.AF13]=&quot;Di&quot;;&quot;Mi&quot;;IF([.AF13]=&quot;Mi&quot;;&quot;Do&quot;;IF([.AF13]=&quot;Do&quot;;&quot;Fr&quot;;IF([.AF13]=&quot;Fr&quot;;&quot;Sa&quot;;IF([.AF13]=&quot;Sa&quot;;&quot;So&quot;;IF([.AF13]=&quot;So&quot;;&quot;Mo&quot;;&quot;FEHLER&quot;)))))))" office:value-type="string" office:string-value="Fr" calcext:value-type="string">
            <text:p>Fr</text:p>
          </table:table-cell>
          <table:table-cell table:style-name="ce7" table:formula="of:=IF([.C14]=&quot;Mo&quot;;&quot;Di&quot;;IF([.C14]=&quot;Di&quot;;&quot;Mi&quot;;IF([.C14]=&quot;Mi&quot;;&quot;Do&quot;;IF([.C14]=&quot;Do&quot;;&quot;Fr&quot;;IF([.C14]=&quot;Fr&quot;;&quot;Sa&quot;;IF([.C14]=&quot;Sa&quot;;&quot;So&quot;;IF([.C14]=&quot;So&quot;;&quot;Mo&quot;;&quot;FEHLER&quot;)))))))" office:value-type="string" office:string-value="Sa" calcext:value-type="string">
            <text:p>Sa</text:p>
          </table:table-cell>
          <table:table-cell table:style-name="ce6" table:formula="of:=IF([.D14]=&quot;Mo&quot;;&quot;Di&quot;;IF([.D14]=&quot;Di&quot;;&quot;Mi&quot;;IF([.D14]=&quot;Mi&quot;;&quot;Do&quot;;IF([.D14]=&quot;Do&quot;;&quot;Fr&quot;;IF([.D14]=&quot;Fr&quot;;&quot;Sa&quot;;IF([.D14]=&quot;Sa&quot;;&quot;So&quot;;IF([.D14]=&quot;So&quot;;&quot;Mo&quot;;&quot;FEHLER&quot;)))))))" office:value-type="string" office:string-value="So" calcext:value-type="string">
            <text:p>So</text:p>
          </table:table-cell>
          <table:table-cell table:style-name="ce6" table:formula="of:=IF([.E14]=&quot;Mo&quot;;&quot;Di&quot;;IF([.E14]=&quot;Di&quot;;&quot;Mi&quot;;IF([.E14]=&quot;Mi&quot;;&quot;Do&quot;;IF([.E14]=&quot;Do&quot;;&quot;Fr&quot;;IF([.E14]=&quot;Fr&quot;;&quot;Sa&quot;;IF([.E14]=&quot;Sa&quot;;&quot;So&quot;;IF([.E14]=&quot;So&quot;;&quot;Mo&quot;;&quot;FEHLER&quot;)))))))" office:value-type="string" office:string-value="Mo" calcext:value-type="string">
            <text:p>Mo</text:p>
          </table:table-cell>
          <table:table-cell table:style-name="ce6" table:formula="of:=IF([.F14]=&quot;Mo&quot;;&quot;Di&quot;;IF([.F14]=&quot;Di&quot;;&quot;Mi&quot;;IF([.F14]=&quot;Mi&quot;;&quot;Do&quot;;IF([.F14]=&quot;Do&quot;;&quot;Fr&quot;;IF([.F14]=&quot;Fr&quot;;&quot;Sa&quot;;IF([.F14]=&quot;Sa&quot;;&quot;So&quot;;IF([.F14]=&quot;So&quot;;&quot;Mo&quot;;&quot;FEHLER&quot;)))))))" office:value-type="string" office:string-value="Di" calcext:value-type="string">
            <text:p>Di</text:p>
          </table:table-cell>
          <table:table-cell table:style-name="ce6" table:formula="of:=IF([.G14]=&quot;Mo&quot;;&quot;Di&quot;;IF([.G14]=&quot;Di&quot;;&quot;Mi&quot;;IF([.G14]=&quot;Mi&quot;;&quot;Do&quot;;IF([.G14]=&quot;Do&quot;;&quot;Fr&quot;;IF([.G14]=&quot;Fr&quot;;&quot;Sa&quot;;IF([.G14]=&quot;Sa&quot;;&quot;So&quot;;IF([.G14]=&quot;So&quot;;&quot;Mo&quot;;&quot;FEHLER&quot;)))))))" office:value-type="string" office:string-value="Mi" calcext:value-type="string">
            <text:p>Mi</text:p>
          </table:table-cell>
          <table:table-cell table:style-name="ce6" table:formula="of:=IF([.H14]=&quot;Mo&quot;;&quot;Di&quot;;IF([.H14]=&quot;Di&quot;;&quot;Mi&quot;;IF([.H14]=&quot;Mi&quot;;&quot;Do&quot;;IF([.H14]=&quot;Do&quot;;&quot;Fr&quot;;IF([.H14]=&quot;Fr&quot;;&quot;Sa&quot;;IF([.H14]=&quot;Sa&quot;;&quot;So&quot;;IF([.H14]=&quot;So&quot;;&quot;Mo&quot;;&quot;FEHLER&quot;)))))))" office:value-type="string" office:string-value="Do" calcext:value-type="string">
            <text:p>Do</text:p>
          </table:table-cell>
          <table:table-cell table:style-name="ce6" table:formula="of:=IF([.I14]=&quot;Mo&quot;;&quot;Di&quot;;IF([.I14]=&quot;Di&quot;;&quot;Mi&quot;;IF([.I14]=&quot;Mi&quot;;&quot;Do&quot;;IF([.I14]=&quot;Do&quot;;&quot;Fr&quot;;IF([.I14]=&quot;Fr&quot;;&quot;Sa&quot;;IF([.I14]=&quot;Sa&quot;;&quot;So&quot;;IF([.I14]=&quot;So&quot;;&quot;Mo&quot;;&quot;FEHLER&quot;)))))))" office:value-type="string" office:string-value="Fr" calcext:value-type="string">
            <text:p>Fr</text:p>
          </table:table-cell>
          <table:table-cell table:style-name="ce6" table:formula="of:=IF([.J14]=&quot;Mo&quot;;&quot;Di&quot;;IF([.J14]=&quot;Di&quot;;&quot;Mi&quot;;IF([.J14]=&quot;Mi&quot;;&quot;Do&quot;;IF([.J14]=&quot;Do&quot;;&quot;Fr&quot;;IF([.J14]=&quot;Fr&quot;;&quot;Sa&quot;;IF([.J14]=&quot;Sa&quot;;&quot;So&quot;;IF([.J14]=&quot;So&quot;;&quot;Mo&quot;;&quot;FEHLER&quot;)))))))" office:value-type="string" office:string-value="Sa" calcext:value-type="string">
            <text:p>Sa</text:p>
          </table:table-cell>
          <table:table-cell table:style-name="ce6" table:formula="of:=IF([.K14]=&quot;Mo&quot;;&quot;Di&quot;;IF([.K14]=&quot;Di&quot;;&quot;Mi&quot;;IF([.K14]=&quot;Mi&quot;;&quot;Do&quot;;IF([.K14]=&quot;Do&quot;;&quot;Fr&quot;;IF([.K14]=&quot;Fr&quot;;&quot;Sa&quot;;IF([.K14]=&quot;Sa&quot;;&quot;So&quot;;IF([.K14]=&quot;So&quot;;&quot;Mo&quot;;&quot;FEHLER&quot;)))))))" office:value-type="string" office:string-value="So" calcext:value-type="string">
            <text:p>So</text:p>
          </table:table-cell>
          <table:table-cell table:style-name="ce6" table:formula="of:=IF([.L14]=&quot;Mo&quot;;&quot;Di&quot;;IF([.L14]=&quot;Di&quot;;&quot;Mi&quot;;IF([.L14]=&quot;Mi&quot;;&quot;Do&quot;;IF([.L14]=&quot;Do&quot;;&quot;Fr&quot;;IF([.L14]=&quot;Fr&quot;;&quot;Sa&quot;;IF([.L14]=&quot;Sa&quot;;&quot;So&quot;;IF([.L14]=&quot;So&quot;;&quot;Mo&quot;;&quot;FEHLER&quot;)))))))" office:value-type="string" office:string-value="Mo" calcext:value-type="string">
            <text:p>Mo</text:p>
          </table:table-cell>
          <table:table-cell table:style-name="ce6" table:formula="of:=IF([.M14]=&quot;Mo&quot;;&quot;Di&quot;;IF([.M14]=&quot;Di&quot;;&quot;Mi&quot;;IF([.M14]=&quot;Mi&quot;;&quot;Do&quot;;IF([.M14]=&quot;Do&quot;;&quot;Fr&quot;;IF([.M14]=&quot;Fr&quot;;&quot;Sa&quot;;IF([.M14]=&quot;Sa&quot;;&quot;So&quot;;IF([.M14]=&quot;So&quot;;&quot;Mo&quot;;&quot;FEHLER&quot;)))))))" office:value-type="string" office:string-value="Di" calcext:value-type="string">
            <text:p>Di</text:p>
          </table:table-cell>
          <table:table-cell table:style-name="ce6" table:formula="of:=IF([.N14]=&quot;Mo&quot;;&quot;Di&quot;;IF([.N14]=&quot;Di&quot;;&quot;Mi&quot;;IF([.N14]=&quot;Mi&quot;;&quot;Do&quot;;IF([.N14]=&quot;Do&quot;;&quot;Fr&quot;;IF([.N14]=&quot;Fr&quot;;&quot;Sa&quot;;IF([.N14]=&quot;Sa&quot;;&quot;So&quot;;IF([.N14]=&quot;So&quot;;&quot;Mo&quot;;&quot;FEHLER&quot;)))))))" office:value-type="string" office:string-value="Mi" calcext:value-type="string">
            <text:p>Mi</text:p>
          </table:table-cell>
          <table:table-cell table:style-name="ce6" table:formula="of:=IF([.O14]=&quot;Mo&quot;;&quot;Di&quot;;IF([.O14]=&quot;Di&quot;;&quot;Mi&quot;;IF([.O14]=&quot;Mi&quot;;&quot;Do&quot;;IF([.O14]=&quot;Do&quot;;&quot;Fr&quot;;IF([.O14]=&quot;Fr&quot;;&quot;Sa&quot;;IF([.O14]=&quot;Sa&quot;;&quot;So&quot;;IF([.O14]=&quot;So&quot;;&quot;Mo&quot;;&quot;FEHLER&quot;)))))))" office:value-type="string" office:string-value="Do" calcext:value-type="string">
            <text:p>Do</text:p>
          </table:table-cell>
          <table:table-cell table:style-name="ce6" table:formula="of:=IF([.P14]=&quot;Mo&quot;;&quot;Di&quot;;IF([.P14]=&quot;Di&quot;;&quot;Mi&quot;;IF([.P14]=&quot;Mi&quot;;&quot;Do&quot;;IF([.P14]=&quot;Do&quot;;&quot;Fr&quot;;IF([.P14]=&quot;Fr&quot;;&quot;Sa&quot;;IF([.P14]=&quot;Sa&quot;;&quot;So&quot;;IF([.P14]=&quot;So&quot;;&quot;Mo&quot;;&quot;FEHLER&quot;)))))))" office:value-type="string" office:string-value="Fr" calcext:value-type="string">
            <text:p>Fr</text:p>
          </table:table-cell>
          <table:table-cell table:style-name="ce6" table:formula="of:=IF([.Q14]=&quot;Mo&quot;;&quot;Di&quot;;IF([.Q14]=&quot;Di&quot;;&quot;Mi&quot;;IF([.Q14]=&quot;Mi&quot;;&quot;Do&quot;;IF([.Q14]=&quot;Do&quot;;&quot;Fr&quot;;IF([.Q14]=&quot;Fr&quot;;&quot;Sa&quot;;IF([.Q14]=&quot;Sa&quot;;&quot;So&quot;;IF([.Q14]=&quot;So&quot;;&quot;Mo&quot;;&quot;FEHLER&quot;)))))))" office:value-type="string" office:string-value="Sa" calcext:value-type="string">
            <text:p>Sa</text:p>
          </table:table-cell>
          <table:table-cell table:style-name="ce6" table:formula="of:=IF([.R14]=&quot;Mo&quot;;&quot;Di&quot;;IF([.R14]=&quot;Di&quot;;&quot;Mi&quot;;IF([.R14]=&quot;Mi&quot;;&quot;Do&quot;;IF([.R14]=&quot;Do&quot;;&quot;Fr&quot;;IF([.R14]=&quot;Fr&quot;;&quot;Sa&quot;;IF([.R14]=&quot;Sa&quot;;&quot;So&quot;;IF([.R14]=&quot;So&quot;;&quot;Mo&quot;;&quot;FEHLER&quot;)))))))" office:value-type="string" office:string-value="So" calcext:value-type="string">
            <text:p>So</text:p>
          </table:table-cell>
          <table:table-cell table:style-name="ce6" table:formula="of:=IF([.S14]=&quot;Mo&quot;;&quot;Di&quot;;IF([.S14]=&quot;Di&quot;;&quot;Mi&quot;;IF([.S14]=&quot;Mi&quot;;&quot;Do&quot;;IF([.S14]=&quot;Do&quot;;&quot;Fr&quot;;IF([.S14]=&quot;Fr&quot;;&quot;Sa&quot;;IF([.S14]=&quot;Sa&quot;;&quot;So&quot;;IF([.S14]=&quot;So&quot;;&quot;Mo&quot;;&quot;FEHLER&quot;)))))))" office:value-type="string" office:string-value="Mo" calcext:value-type="string">
            <text:p>Mo</text:p>
          </table:table-cell>
          <table:table-cell table:style-name="ce6" table:formula="of:=IF([.T14]=&quot;Mo&quot;;&quot;Di&quot;;IF([.T14]=&quot;Di&quot;;&quot;Mi&quot;;IF([.T14]=&quot;Mi&quot;;&quot;Do&quot;;IF([.T14]=&quot;Do&quot;;&quot;Fr&quot;;IF([.T14]=&quot;Fr&quot;;&quot;Sa&quot;;IF([.T14]=&quot;Sa&quot;;&quot;So&quot;;IF([.T14]=&quot;So&quot;;&quot;Mo&quot;;&quot;FEHLER&quot;)))))))" office:value-type="string" office:string-value="Di" calcext:value-type="string">
            <text:p>Di</text:p>
          </table:table-cell>
          <table:table-cell table:style-name="ce6" table:formula="of:=IF([.U14]=&quot;Mo&quot;;&quot;Di&quot;;IF([.U14]=&quot;Di&quot;;&quot;Mi&quot;;IF([.U14]=&quot;Mi&quot;;&quot;Do&quot;;IF([.U14]=&quot;Do&quot;;&quot;Fr&quot;;IF([.U14]=&quot;Fr&quot;;&quot;Sa&quot;;IF([.U14]=&quot;Sa&quot;;&quot;So&quot;;IF([.U14]=&quot;So&quot;;&quot;Mo&quot;;&quot;FEHLER&quot;)))))))" office:value-type="string" office:string-value="Mi" calcext:value-type="string">
            <text:p>Mi</text:p>
          </table:table-cell>
          <table:table-cell table:style-name="ce6" table:formula="of:=IF([.V14]=&quot;Mo&quot;;&quot;Di&quot;;IF([.V14]=&quot;Di&quot;;&quot;Mi&quot;;IF([.V14]=&quot;Mi&quot;;&quot;Do&quot;;IF([.V14]=&quot;Do&quot;;&quot;Fr&quot;;IF([.V14]=&quot;Fr&quot;;&quot;Sa&quot;;IF([.V14]=&quot;Sa&quot;;&quot;So&quot;;IF([.V14]=&quot;So&quot;;&quot;Mo&quot;;&quot;FEHLER&quot;)))))))" office:value-type="string" office:string-value="Do" calcext:value-type="string">
            <text:p>Do</text:p>
          </table:table-cell>
          <table:table-cell table:style-name="ce6" table:formula="of:=IF([.W14]=&quot;Mo&quot;;&quot;Di&quot;;IF([.W14]=&quot;Di&quot;;&quot;Mi&quot;;IF([.W14]=&quot;Mi&quot;;&quot;Do&quot;;IF([.W14]=&quot;Do&quot;;&quot;Fr&quot;;IF([.W14]=&quot;Fr&quot;;&quot;Sa&quot;;IF([.W14]=&quot;Sa&quot;;&quot;So&quot;;IF([.W14]=&quot;So&quot;;&quot;Mo&quot;;&quot;FEHLER&quot;)))))))" office:value-type="string" office:string-value="Fr" calcext:value-type="string">
            <text:p>Fr</text:p>
          </table:table-cell>
          <table:table-cell table:style-name="ce6" table:formula="of:=IF([.X14]=&quot;Mo&quot;;&quot;Di&quot;;IF([.X14]=&quot;Di&quot;;&quot;Mi&quot;;IF([.X14]=&quot;Mi&quot;;&quot;Do&quot;;IF([.X14]=&quot;Do&quot;;&quot;Fr&quot;;IF([.X14]=&quot;Fr&quot;;&quot;Sa&quot;;IF([.X14]=&quot;Sa&quot;;&quot;So&quot;;IF([.X14]=&quot;So&quot;;&quot;Mo&quot;;&quot;FEHLER&quot;)))))))" office:value-type="string" office:string-value="Sa" calcext:value-type="string">
            <text:p>Sa</text:p>
          </table:table-cell>
          <table:table-cell table:style-name="ce6" table:formula="of:=IF([.Y14]=&quot;Mo&quot;;&quot;Di&quot;;IF([.Y14]=&quot;Di&quot;;&quot;Mi&quot;;IF([.Y14]=&quot;Mi&quot;;&quot;Do&quot;;IF([.Y14]=&quot;Do&quot;;&quot;Fr&quot;;IF([.Y14]=&quot;Fr&quot;;&quot;Sa&quot;;IF([.Y14]=&quot;Sa&quot;;&quot;So&quot;;IF([.Y14]=&quot;So&quot;;&quot;Mo&quot;;&quot;FEHLER&quot;)))))))" office:value-type="string" office:string-value="So" calcext:value-type="string">
            <text:p>So</text:p>
          </table:table-cell>
          <table:table-cell table:style-name="ce6" table:formula="of:=IF([.Z14]=&quot;Mo&quot;;&quot;Di&quot;;IF([.Z14]=&quot;Di&quot;;&quot;Mi&quot;;IF([.Z14]=&quot;Mi&quot;;&quot;Do&quot;;IF([.Z14]=&quot;Do&quot;;&quot;Fr&quot;;IF([.Z14]=&quot;Fr&quot;;&quot;Sa&quot;;IF([.Z14]=&quot;Sa&quot;;&quot;So&quot;;IF([.Z14]=&quot;So&quot;;&quot;Mo&quot;;&quot;FEHLER&quot;)))))))" office:value-type="string" office:string-value="Mo" calcext:value-type="string">
            <text:p>Mo</text:p>
          </table:table-cell>
          <table:table-cell table:style-name="ce6" table:formula="of:=IF([.AA14]=&quot;Mo&quot;;&quot;Di&quot;;IF([.AA14]=&quot;Di&quot;;&quot;Mi&quot;;IF([.AA14]=&quot;Mi&quot;;&quot;Do&quot;;IF([.AA14]=&quot;Do&quot;;&quot;Fr&quot;;IF([.AA14]=&quot;Fr&quot;;&quot;Sa&quot;;IF([.AA14]=&quot;Sa&quot;;&quot;So&quot;;IF([.AA14]=&quot;So&quot;;&quot;Mo&quot;;&quot;FEHLER&quot;)))))))" office:value-type="string" office:string-value="Di" calcext:value-type="string">
            <text:p>Di</text:p>
          </table:table-cell>
          <table:table-cell table:style-name="ce6" table:formula="of:=IF([.AB14]=&quot;Mo&quot;;&quot;Di&quot;;IF([.AB14]=&quot;Di&quot;;&quot;Mi&quot;;IF([.AB14]=&quot;Mi&quot;;&quot;Do&quot;;IF([.AB14]=&quot;Do&quot;;&quot;Fr&quot;;IF([.AB14]=&quot;Fr&quot;;&quot;Sa&quot;;IF([.AB14]=&quot;Sa&quot;;&quot;So&quot;;IF([.AB14]=&quot;So&quot;;&quot;Mo&quot;;&quot;FEHLER&quot;)))))))" office:value-type="string" office:string-value="Mi" calcext:value-type="string">
            <text:p>Mi</text:p>
          </table:table-cell>
          <table:table-cell table:style-name="ce6" table:formula="of:=IF([.AC14]=&quot;Mo&quot;;&quot;Di&quot;;IF([.AC14]=&quot;Di&quot;;&quot;Mi&quot;;IF([.AC14]=&quot;Mi&quot;;&quot;Do&quot;;IF([.AC14]=&quot;Do&quot;;&quot;Fr&quot;;IF([.AC14]=&quot;Fr&quot;;&quot;Sa&quot;;IF([.AC14]=&quot;Sa&quot;;&quot;So&quot;;IF([.AC14]=&quot;So&quot;;&quot;Mo&quot;;&quot;FEHLER&quot;)))))))" office:value-type="string" office:string-value="Do" calcext:value-type="string">
            <text:p>Do</text:p>
          </table:table-cell>
          <table:table-cell table:style-name="ce6" table:formula="of:=IF([.AD14]=&quot;Mo&quot;;&quot;Di&quot;;IF([.AD14]=&quot;Di&quot;;&quot;Mi&quot;;IF([.AD14]=&quot;Mi&quot;;&quot;Do&quot;;IF([.AD14]=&quot;Do&quot;;&quot;Fr&quot;;IF([.AD14]=&quot;Fr&quot;;&quot;Sa&quot;;IF([.AD14]=&quot;Sa&quot;;&quot;So&quot;;IF([.AD14]=&quot;So&quot;;&quot;Mo&quot;;&quot;FEHLER&quot;)))))))" office:value-type="string" office:string-value="Fr" calcext:value-type="string">
            <text:p>Fr</text:p>
          </table:table-cell>
          <table:table-cell table:style-name="ce6" table:formula="of:=IF([.AE14]=&quot;Mo&quot;;&quot;Di&quot;;IF([.AE14]=&quot;Di&quot;;&quot;Mi&quot;;IF([.AE14]=&quot;Mi&quot;;&quot;Do&quot;;IF([.AE14]=&quot;Do&quot;;&quot;Fr&quot;;IF([.AE14]=&quot;Fr&quot;;&quot;Sa&quot;;IF([.AE14]=&quot;Sa&quot;;&quot;So&quot;;IF([.AE14]=&quot;So&quot;;&quot;Mo&quot;;&quot;FEHLER&quot;)))))))" office:value-type="string" office:string-value="Sa" calcext:value-type="string">
            <text:p>Sa</text:p>
          </table:table-cell>
          <table:table-cell table:style-name="ce6" table:formula="of:=IF([.AF14]=&quot;Mo&quot;;&quot;Di&quot;;IF([.AF14]=&quot;Di&quot;;&quot;Mi&quot;;IF([.AF14]=&quot;Mi&quot;;&quot;Do&quot;;IF([.AF14]=&quot;Do&quot;;&quot;Fr&quot;;IF([.AF14]=&quot;Fr&quot;;&quot;Sa&quot;;IF([.AF14]=&quot;Sa&quot;;&quot;So&quot;;IF([.AF14]=&quot;So&quot;;&quot;Mo&quot;;&quot;FEHLER&quot;)))))))" office:value-type="string" office:string-value="So" calcext:value-type="string">
            <text:p>So</text:p>
          </table:table-cell>
          <table:table-cell table:number-columns-repeated="991"/>
        </table:table-row>
        <table:table-row table:style-name="ro2">
          <table:table-cell/>
          <table:table-cell table:style-name="ce3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991"/>
        </table:table-row>
        <table:table-row table:style-name="ro2">
          <table:table-cell table:style-name="Default"/>
          <table:table-cell table:style-name="ce1" table:number-columns-repeated="32"/>
          <table:table-cell table:style-name="Default" table:number-columns-repeated="7"/>
          <table:table-cell table:number-columns-repeated="984"/>
        </table:table-row>
        <table:table-row table:style-name="ro2" table:number-rows-repeated="11">
          <table:table-cell/>
          <table:table-cell table:style-name="ce1" table:number-columns-repeated="32"/>
          <table:table-cell table:number-columns-repeated="7"/>
          <table:table-cell table:style-name="ce1" table:number-columns-repeated="984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elle1.C3:Tabelle1.AG14">
            <calcext:condition calcext:apply-style-name="Unbenannt1" calcext:value="=&quot;Sa&quot;" calcext:base-cell-address="Tabelle1.C3"/>
            <calcext:condition calcext:apply-style-name="Unbenannt1" calcext:value="=&quot;So&quot;" calcext:base-cell-address="Tabelle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ansSerif" svg:font-family="SansSerif" style:font-family-generic="swiss" style:font-pitch="variable" style:font-charset="x-symbol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32pt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benannt1" style:family="table-cell" style:parent-style-name="Default">
      <style:table-cell-properties fo:background-color="#b2b2b2" style:diagonal-bl-tr="none" style:diagonal-tl-br="none"/>
    </style:style>
  </office:styles>
  <office:automatic-styles>
    <style:page-layout style:name="Mpm1">
      <style:page-layout-properties fo:page-width="841.89pt" fo:page-height="595.3pt" style:num-format="1" style:print-orientation="landscape" style:scale-to-X="1" style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.00.0000</text:date>, <text:time style:data-style-name="N2" text:time-value="21:31:44.70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0T09:31:41.913000000</meta:creation-date>
    <meta:editing-duration>PT12H20M42S</meta:editing-duration>
    <meta:editing-cycles>5</meta:editing-cycles>
    <meta:generator>LibreOffice/7.0.3.1$Windows_X86_64 LibreOffice_project/d7547858d014d4cf69878db179d326fc3483e082</meta:generator>
    <dc:date>2021-03-21T10:20:49.263000000</dc:date>
    <meta:document-statistic meta:table-count="1" meta:cell-count="440" meta:object-count="0"/>
  </office:meta>
</office:document-meta>
</file>